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3"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70/settings.xml" manifest:media-type="text/xml"/>
  <manifest:file-entry manifest:full-path="Object 70/content.xml" manifest:media-type="text/xml"/>
  <manifest:file-entry manifest:full-path="Object 70/Configurations2/" manifest:media-type="application/vnd.sun.xml.ui.configuration"/>
  <manifest:file-entry manifest:full-path="Object 7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3"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3"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3" manifest:media-type="application/vnd.oasis.opendocument.formula"/>
  <manifest:file-entry manifest:full-path="Object 66/settings.xml" manifest:media-type="text/xml"/>
  <manifest:file-entry manifest:full-path="Object 66/content.xml" manifest:media-type="text/xml"/>
  <manifest:file-entry manifest:full-path="Object 66/Configurations2/" manifest:media-type="application/vnd.sun.xml.ui.configuration"/>
  <manifest:file-entry manifest:full-path="Object 66/"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
  <manifest:file-entry manifest:full-path="ObjectReplacements/Object 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
  <manifest:file-entry manifest:full-path="ObjectReplacements/Object 32" manifest:media-type=""/>
  <manifest:file-entry manifest:full-path="ObjectReplacements/Object 5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8" manifest:media-type=""/>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4" manifest:media-type=""/>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
  <manifest:file-entry manifest:full-path="ObjectReplacements/Object 3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9" manifest:media-type=""/>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3" manifest:media-type="application/vnd.oasis.opendocument.formula"/>
  <manifest:file-entry manifest:full-path="layout-cache" manifest:media-type="application/binary"/>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127622" style:font-name="Liberation Mono" fo:font-size="13pt" fo:font-weight="bold" officeooo:rsid="000591d6" officeooo:paragraph-rsid="000591d6" style:font-size-asian="13pt" style:font-weight-asian="bold" style:font-size-complex="13pt" style:font-weight-complex="bold"/>
    </style:style>
    <style:style style:name="P2" style:family="paragraph" style:parent-style-name="Standard">
      <style:text-properties fo:color="#127622" style:font-name="Liberation Mono" fo:font-size="13pt" fo:font-weight="bold" officeooo:rsid="000fc597" officeooo:paragraph-rsid="000fc597" style:font-size-asian="13pt" style:font-weight-asian="bold" style:font-size-complex="13pt" style:font-weight-complex="bold"/>
    </style:style>
    <style:style style:name="P3" style:family="paragraph" style:parent-style-name="Standard">
      <style:text-properties fo:color="#154800" style:font-name="Liberation Mono" fo:font-size="11pt" officeooo:rsid="000591d6" officeooo:paragraph-rsid="000591d6" style:font-size-asian="11pt" style:font-size-complex="11pt"/>
    </style:style>
    <style:style style:name="P4" style:family="paragraph" style:parent-style-name="Standard">
      <style:text-properties fo:color="#154800" style:font-name="Liberation Mono" fo:font-size="11pt" officeooo:paragraph-rsid="00059b8a" style:font-size-asian="11pt" style:font-size-complex="11pt"/>
    </style:style>
    <style:style style:name="P5" style:family="paragraph" style:parent-style-name="Standard">
      <style:text-properties fo:color="#154800" style:font-name="Liberation Mono" fo:font-size="11pt" officeooo:rsid="00059b8a" officeooo:paragraph-rsid="0008939d" style:font-size-asian="11pt" style:font-size-complex="11pt"/>
    </style:style>
    <style:style style:name="P6" style:family="paragraph" style:parent-style-name="Standard">
      <style:text-properties fo:color="#154800" style:font-name="Liberation Mono" fo:font-size="11pt" officeooo:rsid="00059b8a" officeooo:paragraph-rsid="000a0ac8" style:font-size-asian="11pt" style:font-size-complex="11pt"/>
    </style:style>
    <style:style style:name="P7" style:family="paragraph" style:parent-style-name="Standard">
      <style:text-properties fo:color="#154800" style:font-name="Liberation Mono" fo:font-size="11pt" officeooo:rsid="00059b8a" officeooo:paragraph-rsid="00ae7da7" style:font-size-asian="11pt" style:font-size-complex="11pt"/>
    </style:style>
    <style:style style:name="P8" style:family="paragraph" style:parent-style-name="Standard">
      <style:text-properties fo:color="#154800" style:font-name="Liberation Mono" fo:font-size="11pt" officeooo:rsid="00059b8a" officeooo:paragraph-rsid="0022f29f" style:font-size-asian="11pt" style:font-size-complex="11pt"/>
    </style:style>
    <style:style style:name="P9" style:family="paragraph" style:parent-style-name="Standard">
      <style:text-properties fo:color="#154800" style:font-name="Liberation Mono" fo:font-size="11pt" officeooo:rsid="00059b8a" officeooo:paragraph-rsid="00663485" style:font-size-asian="11pt" style:font-size-complex="11pt"/>
    </style:style>
    <style:style style:name="P10" style:family="paragraph" style:parent-style-name="Standard">
      <style:text-properties fo:color="#154800" style:font-name="Liberation Mono" fo:font-size="11pt" officeooo:rsid="000be037" officeooo:paragraph-rsid="000be037" style:font-size-asian="11pt" style:font-size-complex="11pt"/>
    </style:style>
    <style:style style:name="P11" style:family="paragraph" style:parent-style-name="Standard">
      <style:paragraph-properties fo:text-align="center" style:justify-single-word="false"/>
      <style:text-properties fo:color="#154800" style:font-name="Liberation Mono" fo:font-size="11pt" officeooo:rsid="000e8ed4" officeooo:paragraph-rsid="000e8ed4" style:font-size-asian="11pt" style:font-size-complex="11pt"/>
    </style:style>
    <style:style style:name="P12" style:family="paragraph" style:parent-style-name="Standard">
      <style:text-properties fo:color="#154800" style:font-name="Liberation Mono" fo:font-size="11pt" officeooo:paragraph-rsid="000d66ef" style:font-size-asian="11pt" style:font-size-complex="11pt"/>
    </style:style>
    <style:style style:name="P13" style:family="paragraph" style:parent-style-name="Standard">
      <style:text-properties fo:color="#154800" style:font-name="Liberation Mono" fo:font-size="11pt" officeooo:rsid="00275bd7" officeooo:paragraph-rsid="002ada5e" style:font-size-asian="11pt" style:font-size-complex="11pt"/>
    </style:style>
    <style:style style:name="P14" style:family="paragraph" style:parent-style-name="Standard">
      <style:text-properties fo:color="#154800" style:font-name="Liberation Mono" fo:font-size="11pt" officeooo:paragraph-rsid="002c0b69" style:font-size-asian="11pt" style:font-size-complex="11pt"/>
    </style:style>
    <style:style style:name="P15" style:family="paragraph" style:parent-style-name="Standard">
      <style:text-properties fo:color="#154800" style:font-name="Liberation Mono" fo:font-size="11pt" officeooo:paragraph-rsid="0032caf0" style:font-size-asian="11pt" style:font-size-complex="11pt"/>
    </style:style>
    <style:style style:name="P16" style:family="paragraph" style:parent-style-name="Standard">
      <style:text-properties fo:color="#154800" style:font-name="Liberation Mono" fo:font-size="11pt" fo:language="it" fo:country="IT" officeooo:rsid="00275bd7" officeooo:paragraph-rsid="00275bd7" style:font-size-asian="11pt" style:font-size-complex="11pt"/>
    </style:style>
    <style:style style:name="P17" style:family="paragraph" style:parent-style-name="Standard">
      <style:text-properties fo:color="#154800" style:font-name="Liberation Mono" fo:font-size="11pt" fo:language="it" fo:country="IT" officeooo:rsid="00652447" officeooo:paragraph-rsid="00652447" style:font-size-asian="11pt" style:font-size-complex="11pt"/>
    </style:style>
    <style:style style:name="P18" style:family="paragraph" style:parent-style-name="Standard">
      <style:text-properties fo:color="#154800" style:font-name="Liberation Mono" fo:font-size="11pt" fo:font-style="italic" style:text-underline-style="none" fo:font-weight="normal" officeooo:rsid="00059b8a" officeooo:paragraph-rsid="001a654f"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center" style:justify-single-word="false"/>
      <style:text-properties fo:color="#285b14" style:font-name="Liberation Mono" fo:font-size="14pt" fo:font-style="italic" officeooo:rsid="000591d6" officeooo:paragraph-rsid="000591d6" style:font-size-asian="14pt" style:font-style-asian="italic" style:font-size-complex="14pt" style:font-style-complex="italic"/>
    </style:style>
    <style:style style:name="P20" style:family="paragraph" style:parent-style-name="Standard">
      <style:paragraph-properties fo:text-align="center" style:justify-single-word="false"/>
      <style:text-properties fo:color="#285b14" style:font-name="Liberation Mono" fo:font-size="18pt" fo:font-style="italic" officeooo:rsid="000591d6" officeooo:paragraph-rsid="000591d6" style:font-size-asian="18pt" style:font-style-asian="italic" style:font-size-complex="18pt" style:font-style-complex="italic"/>
    </style:style>
    <style:style style:name="P21" style:family="paragraph" style:parent-style-name="Standard">
      <style:paragraph-properties fo:text-align="center" style:justify-single-word="false"/>
      <style:text-properties fo:color="#285b14" style:font-name="Liberation Mono" fo:font-size="18pt" fo:font-style="italic" officeooo:rsid="000fc597" officeooo:paragraph-rsid="000fc597" style:font-size-asian="18pt" style:font-style-asian="italic" style:font-size-complex="18pt" style:font-style-complex="italic"/>
    </style:style>
    <style:style style:name="P22" style:family="paragraph" style:parent-style-name="Standard">
      <style:paragraph-properties fo:text-align="center" style:justify-single-word="false"/>
      <style:text-properties fo:color="#285b14" style:font-name="Liberation Mono" fo:font-size="18pt" fo:language="it" fo:country="IT" fo:font-style="italic" officeooo:rsid="007f612f" officeooo:paragraph-rsid="007f612f" style:font-size-asian="18pt" style:font-style-asian="italic" style:font-size-complex="18pt" style:font-style-complex="italic"/>
    </style:style>
    <style:style style:name="P23" style:family="paragraph" style:parent-style-name="Standard">
      <style:text-properties officeooo:paragraph-rsid="00484e76"/>
    </style:style>
    <style:style style:name="P24" style:family="paragraph" style:parent-style-name="Standard">
      <style:paragraph-properties fo:text-align="start" style:justify-single-word="false"/>
      <style:text-properties officeooo:rsid="009e1b5b" officeooo:paragraph-rsid="009e1b5b"/>
    </style:style>
    <style:style style:name="P25" style:family="paragraph" style:parent-style-name="Standard">
      <style:paragraph-properties fo:text-align="start" style:justify-single-word="false"/>
      <style:text-properties fo:color="#000000" style:text-position="0% 100%" style:font-name="Liberation Mono" fo:font-size="11pt" fo:language="it" fo:country="IT" fo:font-style="italic" fo:font-weight="normal" officeooo:rsid="0037af95" officeooo:paragraph-rsid="0064c2ca" fo:background-color="#e0ffae" style:font-size-asian="11pt" style:font-style-asian="italic" style:font-weight-asian="normal" style:font-size-complex="11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154800" style:font-name="Liberation Mono" fo:font-size="11pt" officeooo:paragraph-rsid="0037af95" style:font-size-asian="11pt" style:font-size-complex="11pt"/>
    </style:style>
    <style:style style:name="P27" style:family="paragraph" style:parent-style-name="Standard">
      <style:paragraph-properties fo:margin-left="0in" fo:margin-right="0in" fo:text-indent="0in" style:auto-text-indent="false"/>
      <style:text-properties fo:color="#154800" style:font-name="Liberation Mono" fo:font-size="11pt" officeooo:rsid="00275bd7" officeooo:paragraph-rsid="00406206" style:font-size-asian="11pt" style:font-size-complex="11pt"/>
    </style:style>
    <style:style style:name="P28" style:family="paragraph" style:parent-style-name="Standard">
      <style:paragraph-properties fo:margin-left="0in" fo:margin-right="0in" fo:text-indent="0in" style:auto-text-indent="false"/>
      <style:text-properties fo:color="#154800" style:font-name="Liberation Mono" fo:font-size="11pt" officeooo:rsid="00275bd7" officeooo:paragraph-rsid="004adeb1" style:font-size-asian="11pt" style:font-size-complex="11pt"/>
    </style:style>
    <style:style style:name="P29" style:family="paragraph" style:parent-style-name="Standard">
      <style:paragraph-properties fo:margin-left="0in" fo:margin-right="0in" fo:text-align="start" style:justify-single-word="false" fo:text-indent="0in" style:auto-text-indent="false"/>
      <style:text-properties fo:color="#154800" style:font-name="Liberation Mono" fo:font-size="11pt" officeooo:rsid="00275bd7" officeooo:paragraph-rsid="00394b92" style:font-size-asian="11pt" style:font-size-complex="11pt"/>
    </style:style>
    <style:style style:name="P30" style:family="paragraph" style:parent-style-name="Standard">
      <style:paragraph-properties fo:margin-left="0in" fo:margin-right="0in" fo:text-indent="0in" style:auto-text-indent="false"/>
      <style:text-properties fo:color="#154800" style:font-name="Liberation Mono" fo:font-size="11pt" officeooo:rsid="00275bd7" officeooo:paragraph-rsid="005a1d55" style:font-size-asian="11pt" style:font-size-complex="11pt"/>
    </style:style>
    <style:style style:name="P31" style:family="paragraph" style:parent-style-name="Standard">
      <style:paragraph-properties fo:margin-left="0in" fo:margin-right="0in" fo:text-indent="0in" style:auto-text-indent="false"/>
      <style:text-properties fo:color="#154800" style:font-name="Liberation Mono" fo:font-size="11pt" officeooo:rsid="00275bd7" officeooo:paragraph-rsid="0069d128" style:font-size-asian="11pt" style:font-size-complex="11pt"/>
    </style:style>
    <style:style style:name="P32" style:family="paragraph" style:parent-style-name="Standard">
      <style:paragraph-properties fo:margin-left="0in" fo:margin-right="0in" fo:text-indent="0in" style:auto-text-indent="false"/>
      <style:text-properties fo:color="#154800" style:font-name="Liberation Mono" fo:font-size="11pt" officeooo:rsid="003cd6f9" officeooo:paragraph-rsid="00406206" style:font-size-asian="11pt" style:font-size-complex="11pt"/>
    </style:style>
    <style:style style:name="P33" style:family="paragraph" style:parent-style-name="Standard">
      <style:paragraph-properties fo:margin-left="0in" fo:margin-right="0in" fo:text-indent="0in" style:auto-text-indent="false"/>
      <style:text-properties fo:color="#154800" style:font-name="Liberation Mono" fo:font-size="11pt" officeooo:rsid="003cd6f9" officeooo:paragraph-rsid="0054e318" style:font-size-asian="11pt" style:font-size-complex="11pt"/>
    </style:style>
    <style:style style:name="P34" style:family="paragraph" style:parent-style-name="Standard">
      <style:paragraph-properties fo:margin-left="0in" fo:margin-right="0in" fo:text-indent="0in" style:auto-text-indent="false"/>
      <style:text-properties fo:color="#154800" style:font-name="Liberation Mono" fo:font-size="11pt" officeooo:rsid="003cd6f9" officeooo:paragraph-rsid="005a1d55" style:font-size-asian="11pt" style:font-size-complex="11pt"/>
    </style:style>
    <style:style style:name="P35" style:family="paragraph" style:parent-style-name="Standard">
      <style:paragraph-properties fo:margin-left="0in" fo:margin-right="0in" fo:text-indent="0in" style:auto-text-indent="false"/>
      <style:text-properties fo:color="#154800" style:font-name="Liberation Mono" fo:font-size="11pt" officeooo:rsid="004adeb1" officeooo:paragraph-rsid="004adeb1" style:font-size-asian="11pt" style:font-size-complex="11pt"/>
    </style:style>
    <style:style style:name="P36" style:family="paragraph" style:parent-style-name="Standard">
      <style:paragraph-properties fo:margin-left="0in" fo:margin-right="0in" fo:text-align="start" style:justify-single-word="false" fo:text-indent="0in" style:auto-text-indent="false"/>
      <style:text-properties fo:color="#154800" style:font-name="Liberation Mono" fo:font-size="11pt" fo:language="it" fo:country="IT" fo:font-style="normal" officeooo:rsid="0033f176" officeooo:paragraph-rsid="0033f176" fo:background-color="transparent" style:font-size-asian="11pt" style:font-style-asian="normal" style:font-size-complex="11pt" style:font-style-complex="normal"/>
    </style:style>
    <style:style style:name="P37" style:family="paragraph" style:parent-style-name="Standard">
      <style:paragraph-properties fo:margin-left="0in" fo:margin-right="0in" fo:text-align="start" style:justify-single-word="false" fo:text-indent="0in" style:auto-text-indent="false"/>
      <style:text-properties fo:color="#154800" style:font-name="Liberation Mono" fo:font-size="11pt" fo:language="it" fo:country="IT" officeooo:rsid="0032caf0" officeooo:paragraph-rsid="0032caf0" style:font-size-asian="11pt" style:font-size-complex="11pt"/>
    </style:style>
    <style:style style:name="P38" style:family="paragraph" style:parent-style-name="Standard">
      <style:paragraph-properties fo:margin-left="0in" fo:margin-right="0in" fo:text-indent="0in" style:auto-text-indent="false"/>
      <style:text-properties fo:color="#154800" style:font-name="Liberation Mono" fo:font-size="11pt" fo:language="it" fo:country="IT" officeooo:rsid="002ada5e" officeooo:paragraph-rsid="002ada5e" style:font-size-asian="11pt" style:font-size-complex="11pt"/>
    </style:style>
    <style:style style:name="P39" style:family="paragraph" style:parent-style-name="Standard">
      <style:paragraph-properties fo:margin-left="0in" fo:margin-right="0in" fo:text-indent="0in" style:auto-text-indent="false"/>
      <style:text-properties fo:color="#154800" style:text-position="0% 100%" style:font-name="Liberation Mono" fo:font-size="11pt" fo:language="it" fo:country="IT" fo:font-style="normal" fo:font-weight="normal" officeooo:rsid="003cd6f9" officeooo:paragraph-rsid="003cd6f9" fo:background-color="transparent" style:font-size-asian="11pt" style:font-style-asian="normal" style:font-weight-asian="normal" style:font-size-complex="11pt" style:font-style-complex="normal" style:font-weight-complex="normal"/>
    </style:style>
    <style:style style:name="P4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4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42" style:family="paragraph" style:parent-style-name="Standard">
      <style:paragraph-properties fo:margin-left="0in" fo:margin-right="0in" fo:text-align="start" style:justify-single-word="false" fo:text-indent="0in" style:auto-text-indent="false"/>
      <style:text-properties fo:color="#154800" style:text-position="0% 100%" style:font-name="Liberation Mono" fo:font-size="11pt" fo:language="it" fo:country="IT" fo:font-style="normal" fo:font-weight="normal" officeooo:rsid="00771454" officeooo:paragraph-rsid="00771454" fo:background-color="transparent" style:font-size-asian="11pt" style:font-style-asian="normal" style:font-weight-asian="normal" style:font-size-complex="11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154800" style:text-position="0% 100%" style:font-name="Liberation Mono" fo:font-size="11pt" fo:language="it" fo:country="IT" fo:font-style="normal" fo:font-weight="normal" officeooo:rsid="009e541e" officeooo:paragraph-rsid="009e541e" fo:background-color="transparent" style:font-size-asian="11pt" style:font-style-asian="normal" style:font-weight-asian="normal" style:font-size-complex="11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color="#15480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154800" style:text-position="0% 100%" style:font-name="Liberation Mono" fo:font-size="11pt" fo:language="it" fo:country="IT" fo:font-style="normal" fo:font-weight="normal" officeooo:rsid="007373ea" officeooo:paragraph-rsid="007373ea" fo:background-color="transparent"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color="#154800" style:text-position="0% 100%" style:font-name="Liberation Mono" fo:font-size="11pt" fo:language="it" fo:country="IT" fo:font-style="normal" fo:font-weight="normal" officeooo:rsid="007373ea" officeooo:paragraph-rsid="00801965" fo:background-color="transparent" style:font-size-asian="11pt" style:font-style-asian="normal" style:font-weight-asian="normal" style:font-size-complex="11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color="#154800" style:text-position="0% 100%" style:font-name="Liberation Mono" fo:font-size="11pt" fo:language="it" fo:country="IT" fo:font-style="normal" fo:font-weight="normal" officeooo:rsid="007373ea" officeooo:paragraph-rsid="008871f2" fo:background-color="transparent"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color="#154800" style:text-position="0% 100%" style:font-name="Liberation Mono" fo:font-size="11pt" fo:language="it" fo:country="IT" fo:font-style="normal" fo:font-weight="normal" officeooo:rsid="007373ea" officeooo:paragraph-rsid="00956a87" fo:background-color="transparent" style:font-size-asian="11pt" style:font-style-asian="normal" style:font-weight-asian="normal" style:font-size-complex="11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color="#154800" style:text-position="0% 100%" style:font-name="Liberation Mono" fo:font-size="11pt" fo:language="it" fo:country="IT" fo:font-style="normal" fo:font-weight="normal" officeooo:rsid="007373ea" officeooo:paragraph-rsid="0095cf34" fo:background-color="transparent" style:font-size-asian="11pt" style:font-style-asian="normal" style:font-weight-asian="normal" style:font-size-complex="11pt" style:font-style-complex="normal" style:font-weight-complex="normal"/>
    </style:style>
    <style:style style:name="P50" style:family="paragraph" style:parent-style-name="Standard">
      <style:paragraph-properties fo:margin-left="0in" fo:margin-right="0in" fo:text-align="start" style:justify-single-word="false" fo:text-indent="0in" style:auto-text-indent="false"/>
      <style:text-properties fo:color="#154800" style:text-position="0% 100%" style:font-name="Liberation Mono" fo:font-size="11pt" fo:language="it" fo:country="IT" fo:font-style="normal" fo:font-weight="normal" officeooo:rsid="0073f571" officeooo:paragraph-rsid="0073f571" fo:background-color="transparent"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in" fo:margin-right="0in" fo:text-align="start" style:justify-single-word="false" fo:text-indent="0in" style:auto-text-indent="false"/>
      <style:text-properties fo:color="#154800" style:text-position="0% 100%" style:font-name="Liberation Mono" fo:font-size="11pt" fo:language="it" fo:country="IT" fo:font-style="normal" fo:font-weight="normal" officeooo:rsid="0073f571" officeooo:paragraph-rsid="0083b27a" fo:background-color="transparent" style:font-size-asian="11pt" style:font-style-asian="normal" style:font-weight-asian="normal" style:font-size-complex="11pt" style:font-style-complex="normal" style:font-weight-complex="normal"/>
    </style:style>
    <style:style style:name="P52" style:family="paragraph" style:parent-style-name="Standard">
      <style:paragraph-properties fo:margin-left="0in" fo:margin-right="0in" fo:text-indent="0in" style:auto-text-indent="false"/>
      <style:text-properties fo:color="#154800" style:text-position="0% 100%" style:font-name="Liberation Mono" fo:font-size="11pt" fo:language="it" fo:country="IT" fo:font-weight="normal" officeooo:rsid="003cd6f9" officeooo:paragraph-rsid="00406206" style:font-size-asian="11pt" style:font-weight-asian="normal" style:font-size-complex="11pt" style:font-weight-complex="normal"/>
    </style:style>
    <style:style style:name="P53" style:family="paragraph" style:parent-style-name="Standard">
      <style:paragraph-properties fo:margin-left="0in" fo:margin-right="0in" fo:text-align="start" style:justify-single-word="false" fo:text-indent="0in" style:auto-text-indent="false"/>
      <style:text-properties fo:color="#154800" style:text-position="0% 100%" style:font-name="Liberation Mono" fo:font-size="11pt" fo:language="en" fo:country="US"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54" style:family="paragraph" style:parent-style-name="Standard">
      <style:paragraph-properties fo:margin-left="0in" fo:margin-right="0in" fo:text-indent="0in" style:auto-text-indent="false"/>
      <style:text-properties fo:color="#127622" style:text-position="0% 100%" style:font-name="Liberation Mono" fo:font-size="13pt" fo:language="it" fo:country="IT" fo:font-style="italic" fo:font-weight="normal" officeooo:rsid="003aba8f" officeooo:paragraph-rsid="00406206" fo:background-color="#e0ffae" style:font-size-asian="13pt" style:font-style-asian="italic" style:font-weight-asian="normal" style:font-size-complex="13pt" style:font-style-complex="italic" style:font-weight-complex="normal"/>
    </style:style>
    <style:style style:name="P55" style:family="paragraph" style:parent-style-name="Standard">
      <style:paragraph-properties fo:margin-left="0in" fo:margin-right="0in" fo:text-indent="0in" style:auto-text-indent="false"/>
      <style:text-properties fo:color="#127622" style:text-position="0% 100%" style:font-name="Liberation Mono" fo:font-size="13pt" fo:language="it" fo:country="IT" fo:font-style="italic" fo:font-weight="normal" officeooo:rsid="003aba8f" officeooo:paragraph-rsid="0056c492" fo:background-color="#e0ffae" style:font-size-asian="13pt" style:font-style-asian="italic" style:font-weight-asian="normal" style:font-size-complex="13pt" style:font-style-complex="italic" style:font-weight-complex="normal"/>
    </style:style>
    <style:style style:name="P56" style:family="paragraph" style:parent-style-name="Standard">
      <style:paragraph-properties fo:margin-left="0in" fo:margin-right="0in" fo:text-indent="0in" style:auto-text-indent="false"/>
      <style:text-properties fo:color="#127622" style:text-position="0% 100%" style:font-name="Liberation Mono" fo:font-size="13pt" fo:language="it" fo:country="IT" fo:font-style="italic" fo:font-weight="normal" officeooo:rsid="003aba8f" officeooo:paragraph-rsid="0056c492" fo:background-color="transparent" style:font-size-asian="13pt" style:font-style-asian="italic" style:font-weight-asian="normal" style:font-size-complex="13pt" style:font-style-complex="italic" style:font-weight-complex="normal"/>
    </style:style>
    <style:style style:name="P57" style:family="paragraph" style:parent-style-name="Standard">
      <style:paragraph-properties fo:margin-left="0in" fo:margin-right="0in" fo:text-indent="0in" style:auto-text-indent="false"/>
      <style:text-properties fo:color="#127622" style:text-position="0% 100%" style:font-name="Liberation Mono" fo:font-size="13pt" fo:language="it" fo:country="IT" fo:font-style="italic" fo:font-weight="normal" officeooo:rsid="003aba8f" officeooo:paragraph-rsid="00619bc1" fo:background-color="transparent" style:font-size-asian="13pt" style:font-style-asian="italic" style:font-weight-asian="normal" style:font-size-complex="13pt" style:font-style-complex="italic" style:font-weight-complex="normal"/>
    </style:style>
    <style:style style:name="P58" style:family="paragraph" style:parent-style-name="Standard">
      <style:paragraph-properties fo:margin-left="0in" fo:margin-right="0in" fo:text-indent="0in" style:auto-text-indent="false"/>
      <style:text-properties fo:color="#127622" style:text-position="0% 100%" style:font-name="Liberation Mono" fo:font-size="13pt" fo:language="it" fo:country="IT" fo:font-style="italic" fo:font-weight="normal" officeooo:rsid="003aba8f" officeooo:paragraph-rsid="0069d128" fo:background-color="transparent" style:font-size-asian="13pt" style:font-style-asian="italic" style:font-weight-asian="normal" style:font-size-complex="13pt" style:font-style-complex="italic" style:font-weight-complex="normal"/>
    </style:style>
    <style:style style:name="P59" style:family="paragraph" style:parent-style-name="Standard">
      <style:paragraph-properties fo:margin-left="0in" fo:margin-right="0in" fo:text-indent="0in" style:auto-text-indent="false"/>
      <style:text-properties fo:color="#127622" style:text-position="0% 100%" style:font-name="Liberation Mono" fo:font-size="13pt" fo:language="it" fo:country="IT" fo:font-style="italic" fo:font-weight="normal" officeooo:rsid="003aba8f" officeooo:paragraph-rsid="006fa973" fo:background-color="transparent" style:font-size-asian="13pt" style:font-style-asian="italic" style:font-weight-asian="normal" style:font-size-complex="13pt" style:font-style-complex="italic" style:font-weight-complex="normal"/>
    </style:style>
    <style:style style:name="P60" style:family="paragraph" style:parent-style-name="Standard">
      <style:paragraph-properties fo:margin-left="0in" fo:margin-right="0in" fo:text-indent="0in" style:auto-text-indent="false"/>
      <style:text-properties fo:color="#127622" style:text-position="0% 100%" style:font-name="Liberation Mono" fo:font-size="13pt" fo:language="it" fo:country="IT" fo:font-style="italic" fo:font-weight="normal" officeooo:rsid="003aba8f" officeooo:paragraph-rsid="00801965" fo:background-color="transparent" style:font-size-asian="13pt" style:font-style-asian="italic" style:font-weight-asian="normal" style:font-size-complex="13pt" style:font-style-complex="italic"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127622" style:text-position="0% 100%" style:font-name="Liberation Mono" fo:font-size="13pt" fo:language="it" fo:country="IT" fo:font-style="italic" fo:font-weight="normal" officeooo:rsid="003aba8f" officeooo:paragraph-rsid="009abe68" fo:background-color="transparent" style:font-size-asian="13pt" style:font-style-asian="italic" style:font-weight-asian="normal" style:font-size-complex="13pt" style:font-style-complex="italic"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127622" style:text-position="0% 100%" style:font-name="Liberation Mono" fo:font-size="11pt" fo:language="it" fo:country="IT" fo:font-style="normal" fo:font-weight="normal" officeooo:rsid="003cd6f9" officeooo:paragraph-rsid="005e6285" fo:background-color="transparent"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indent="0in" style:auto-text-indent="false"/>
      <style:text-properties fo:color="#127622" style:text-position="0% 100%" style:font-name="Liberation Mono" fo:font-size="9pt" fo:language="it" fo:country="IT" fo:font-style="italic" fo:font-weight="bold" officeooo:rsid="0061cd44" officeooo:paragraph-rsid="0061cd44" fo:background-color="transparent" style:font-size-asian="9pt" style:font-style-asian="italic" style:font-weight-asian="bold" style:font-size-complex="9pt" style:font-style-complex="italic" style:font-weight-complex="bold"/>
    </style:style>
    <style:style style:name="P64" style:family="paragraph" style:parent-style-name="Standard">
      <style:paragraph-properties fo:margin-left="0in" fo:margin-right="0in" fo:text-indent="0in" style:auto-text-indent="false"/>
      <style:text-properties officeooo:paragraph-rsid="005158ba"/>
    </style:style>
    <style:style style:name="P65"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Mono" fo:font-size="11pt" fo:language="it" fo:country="IT" fo:font-style="normal" fo:font-weight="normal" officeooo:rsid="00275bd7" officeooo:paragraph-rsid="007373ea" fo:background-color="transparent" style:font-size-asian="11pt" style:font-style-asian="normal" style:font-weight-asian="normal" style:font-size-complex="11pt" style:font-style-complex="normal" style:font-weight-complex="normal"/>
    </style:style>
    <style:style style:name="P66"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67" style:family="paragraph" style:parent-style-name="Standard">
      <style:paragraph-properties fo:margin-left="0in" fo:margin-right="0in" fo:text-align="start" style:justify-single-word="false" fo:text-indent="0in" style:auto-text-indent="false"/>
      <style:text-properties fo:color="#000000" style:text-position="0% 100%" style:font-name="Liberation Mono" fo:font-size="11pt" fo:language="it" fo:country="IT" fo:font-style="italic" fo:font-weight="normal" officeooo:rsid="00275bd7" officeooo:paragraph-rsid="00801965" fo:background-color="#e0ffae" style:font-size-asian="11pt" style:font-style-asian="italic" style:font-weight-asian="normal" style:font-size-complex="11pt" style:font-style-complex="italic" style:font-weight-complex="normal"/>
    </style:style>
    <style:style style:name="P68" style:family="paragraph" style:parent-style-name="Standard">
      <style:paragraph-properties fo:margin-left="0in" fo:margin-right="0in" fo:text-align="start" style:justify-single-word="false" fo:text-indent="0in" style:auto-text-indent="false"/>
      <style:text-properties fo:color="#000000" style:text-position="0% 100%" style:font-name="Liberation Mono" fo:font-size="11pt" fo:language="it" fo:country="IT" fo:font-style="italic" fo:font-weight="normal" officeooo:rsid="00275bd7" officeooo:paragraph-rsid="008871f2" fo:background-color="#e0ffae" style:font-size-asian="11pt" style:font-style-asian="italic" style:font-weight-asian="normal" style:font-size-complex="11pt" style:font-style-complex="italic" style:font-weight-complex="normal"/>
    </style:style>
    <style:style style:name="P69" style:family="paragraph" style:parent-style-name="Standard">
      <style:paragraph-properties fo:margin-left="0in" fo:margin-right="0in" fo:text-align="start" style:justify-single-word="false" fo:text-indent="0in" style:auto-text-indent="false"/>
      <style:text-properties fo:color="#000000" style:text-position="0% 100%" style:font-name="Liberation Mono" fo:font-size="11pt" fo:language="it" fo:country="IT" fo:font-style="italic" fo:font-weight="normal" officeooo:rsid="00275bd7" officeooo:paragraph-rsid="00956a87" fo:background-color="#e0ffae" style:font-size-asian="11pt" style:font-style-asian="italic" style:font-weight-asian="normal" style:font-size-complex="11pt" style:font-style-complex="italic" style:font-weight-complex="normal"/>
    </style:style>
    <style:style style:name="P70" style:family="paragraph" style:parent-style-name="Standard">
      <style:paragraph-properties fo:margin-left="0in" fo:margin-right="0in" fo:text-align="start" style:justify-single-word="false" fo:text-indent="0in" style:auto-text-indent="false"/>
      <style:text-properties fo:color="#000000" style:text-position="0% 100%" style:font-name="Liberation Mono" fo:font-size="11pt" fo:language="it" fo:country="IT" fo:font-style="italic" fo:font-weight="normal" officeooo:rsid="00275bd7" officeooo:paragraph-rsid="0095cf34" fo:background-color="#e0ffae" style:font-size-asian="11pt" style:font-style-asian="italic" style:font-weight-asian="normal" style:font-size-complex="11pt" style:font-style-complex="italic"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color="#000000" style:text-position="0% 100%" style:font-name="Liberation Mono" fo:font-size="11pt" fo:language="it" fo:country="IT" fo:font-style="italic" fo:font-weight="normal" officeooo:rsid="006c6c72" officeooo:paragraph-rsid="007373ea" fo:background-color="#e0ffae" style:font-size-asian="11pt" style:font-style-asian="italic" style:font-weight-asian="normal" style:font-size-complex="11pt" style:font-style-complex="italic" style:font-weight-complex="normal"/>
    </style:style>
    <style:style style:name="P7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color="#285b14" style:text-position="0% 100%" style:font-name="Liberation Mono" fo:font-size="18pt" fo:language="it" fo:country="IT" fo:font-style="italic" fo:font-weight="normal" officeooo:rsid="000fc597" officeooo:paragraph-rsid="009bd506" fo:background-color="transparent" style:font-size-asian="18pt" style:font-style-asian="italic" style:font-weight-asian="normal" style:font-size-complex="18pt" style:font-style-complex="italic" style:font-weight-complex="normal"/>
    </style:style>
    <style:style style:name="P73" style:family="paragraph" style:parent-style-name="Standard" style:master-page-name="">
      <style:paragraph-properties fo:margin-left="0in" fo:margin-right="0in" fo:text-indent="0in" style:auto-text-indent="false" style:page-number="auto"/>
      <style:text-properties fo:color="#127622" style:text-position="0% 100%" style:font-name="Liberation Mono" fo:font-size="13pt" fo:language="it" fo:country="IT" fo:font-style="italic" fo:font-weight="normal" officeooo:rsid="003aba8f" officeooo:paragraph-rsid="008871f2" fo:background-color="transparent" style:font-size-asian="13pt" style:font-style-asian="italic" style:font-weight-asian="normal" style:font-size-complex="13pt" style:font-style-complex="italic" style:font-weight-complex="normal"/>
    </style:style>
    <style:style style:name="P74" style:family="paragraph" style:parent-style-name="Standard" style:master-page-name="">
      <style:paragraph-properties fo:margin-left="0in" fo:margin-right="0in" fo:text-indent="0in" style:auto-text-indent="false" style:page-number="auto"/>
      <style:text-properties fo:color="#127622" style:text-position="0% 100%" style:font-name="Liberation Mono" fo:font-size="13pt" fo:language="it" fo:country="IT" fo:font-style="italic" fo:font-weight="normal" officeooo:rsid="003aba8f" officeooo:paragraph-rsid="00956a87" fo:background-color="transparent" style:font-size-asian="13pt" style:font-style-asian="italic" style:font-weight-asian="normal" style:font-size-complex="13pt" style:font-style-complex="italic" style:font-weight-complex="normal"/>
    </style:style>
    <style:style style:name="P75" style:family="paragraph" style:parent-style-name="Standard" style:master-page-name="">
      <style:paragraph-properties fo:margin-left="0in" fo:margin-right="0in" fo:text-indent="0in" style:auto-text-indent="false" style:page-number="auto"/>
      <style:text-properties fo:color="#127622" style:text-position="0% 100%" style:font-name="Liberation Mono" fo:font-size="13pt" fo:language="it" fo:country="IT" fo:font-style="italic" fo:font-weight="normal" officeooo:rsid="003aba8f" officeooo:paragraph-rsid="0095cf34" fo:background-color="transparent" style:font-size-asian="13pt" style:font-style-asian="italic" style:font-weight-asian="normal" style:font-size-complex="13pt" style:font-style-complex="italic" style:font-weight-complex="normal"/>
    </style:style>
    <style:style style:name="P76" style:family="paragraph" style:parent-style-name="Standard">
      <style:paragraph-properties fo:margin-left="0.25in" fo:margin-right="0in" fo:text-indent="0in" style:auto-text-indent="false"/>
      <style:text-properties fo:color="#154800" style:font-name="Liberation Mono" fo:font-size="11pt" officeooo:rsid="00275bd7" officeooo:paragraph-rsid="002ada5e" style:font-size-asian="11pt" style:font-size-complex="11pt"/>
    </style:style>
    <style:style style:name="P77" style:family="paragraph" style:parent-style-name="Standard">
      <style:paragraph-properties fo:margin-left="0.25in" fo:margin-right="0in" fo:text-align="start" style:justify-single-word="false" fo:text-indent="0in" style:auto-text-indent="false"/>
      <style:text-properties fo:color="#154800" style:font-name="Liberation Mono" fo:font-size="11pt" officeooo:paragraph-rsid="0037af95" style:font-size-asian="11pt" style:font-size-complex="11pt"/>
    </style:style>
    <style:style style:name="P78" style:family="paragraph" style:parent-style-name="Standard">
      <style:paragraph-properties fo:margin-left="0.25in" fo:margin-right="0in" fo:text-align="start" style:justify-single-word="false" fo:text-indent="0in" style:auto-text-indent="false"/>
      <style:text-properties fo:color="#154800" style:font-name="Liberation Mono" fo:font-size="11pt" fo:font-style="italic" officeooo:rsid="00489322" officeooo:paragraph-rsid="00489322" fo:background-color="transparent" style:font-size-asian="11pt" style:font-style-asian="italic" style:font-size-complex="11pt" style:font-style-complex="italic"/>
    </style:style>
    <style:style style:name="P79" style:family="paragraph" style:parent-style-name="Standard">
      <style:paragraph-properties fo:margin-left="0.25in" fo:margin-right="0in" fo:text-align="start" style:justify-single-word="false" fo:text-indent="0in" style:auto-text-indent="false"/>
      <style:text-properties fo:color="#154800" style:font-name="Liberation Mono" fo:font-size="11pt" fo:language="it" fo:country="IT" fo:font-style="italic" officeooo:rsid="00489322" officeooo:paragraph-rsid="00489322" fo:background-color="transparent" style:font-size-asian="11pt" style:font-style-asian="italic" style:font-size-complex="11pt" style:font-style-complex="italic"/>
    </style:style>
    <style:style style:name="P80" style:family="paragraph" style:parent-style-name="Standard">
      <style:paragraph-properties fo:margin-left="0.25in" fo:margin-right="0in" fo:text-align="start" style:justify-single-word="false" fo:text-indent="0in" style:auto-text-indent="false"/>
      <style:text-properties fo:color="#000000" style:font-name="Liberation Mono" fo:font-size="11pt" fo:language="it" fo:country="IT" fo:font-style="italic" officeooo:rsid="0033f176" officeooo:paragraph-rsid="0033f176" fo:background-color="#e0ffae" style:font-size-asian="11pt" style:font-style-asian="italic" style:font-size-complex="11pt" style:font-style-complex="italic"/>
    </style:style>
    <style:style style:name="P81" style:family="paragraph" style:parent-style-name="Standard">
      <style:paragraph-properties fo:margin-left="0.25in" fo:margin-right="0in" fo:text-align="start" style:justify-single-word="false" fo:text-indent="0in" style:auto-text-indent="false"/>
      <style:text-properties fo:color="#000000" style:font-name="Liberation Mono" fo:font-size="11pt" fo:language="it" fo:country="IT" fo:font-style="italic" officeooo:rsid="0032caf0" officeooo:paragraph-rsid="0032caf0" fo:background-color="#e0ffae" style:font-size-asian="11pt" style:font-style-asian="italic" style:font-size-complex="11pt" style:font-style-complex="italic"/>
    </style:style>
    <style:style style:name="P82" style:family="paragraph" style:parent-style-name="Standard">
      <style:paragraph-properties fo:margin-left="0.25in" fo:margin-right="0in" fo:text-align="start" style:justify-single-word="false" fo:text-indent="0in" style:auto-text-indent="false"/>
      <style:text-properties fo:color="#000000" style:font-name="Liberation Mono" fo:font-size="11pt" fo:font-style="italic" officeooo:rsid="000dce78" officeooo:paragraph-rsid="00378a14" fo:background-color="#e0ffae" style:font-size-asian="11pt" style:font-style-asian="italic" style:font-size-complex="11pt" style:font-style-complex="italic"/>
    </style:style>
    <style:style style:name="P83" style:family="paragraph" style:parent-style-name="Standard">
      <style:paragraph-properties fo:margin-left="0.25in" fo:margin-right="0in" fo:text-indent="0in" style:auto-text-indent="false"/>
      <style:text-properties fo:color="#000000" style:text-position="0% 100%" style:font-name="Liberation Mono" fo:font-size="11pt" fo:language="it" fo:country="IT" fo:font-style="italic" fo:font-weight="normal" officeooo:rsid="003aba8f" officeooo:paragraph-rsid="00406206" fo:background-color="#e0ffae" style:font-size-asian="11pt" style:font-style-asian="italic" style:font-weight-asian="normal" style:font-size-complex="11pt" style:font-style-complex="italic" style:font-weight-complex="normal"/>
    </style:style>
    <style:style style:name="P84" style:family="paragraph" style:parent-style-name="Standard">
      <style:paragraph-properties fo:margin-left="0.25in" fo:margin-right="0in" fo:text-indent="0in" style:auto-text-indent="false"/>
      <style:text-properties fo:color="#000000" style:text-position="0% 100%" style:font-name="Liberation Mono" fo:font-size="11pt" fo:language="it" fo:country="IT" fo:font-style="italic" fo:font-weight="normal" officeooo:rsid="003aba8f" officeooo:paragraph-rsid="0054e318" fo:background-color="#e0ffae" style:font-size-asian="11pt" style:font-style-asian="italic" style:font-weight-asian="normal" style:font-size-complex="11pt" style:font-style-complex="italic" style:font-weight-complex="normal"/>
    </style:style>
    <style:style style:name="P85" style:family="paragraph" style:parent-style-name="Standard">
      <style:paragraph-properties fo:margin-left="0.25in" fo:margin-right="0in" fo:text-indent="0in" style:auto-text-indent="false"/>
      <style:text-properties fo:color="#000000" style:text-position="0% 100%" style:font-name="Liberation Mono" fo:font-size="11pt" fo:language="it" fo:country="IT" fo:font-style="italic" fo:font-weight="normal" officeooo:rsid="003aba8f" officeooo:paragraph-rsid="0064c2ca" fo:background-color="#e0ffae" style:font-size-asian="11pt" style:font-style-asian="italic" style:font-weight-asian="normal" style:font-size-complex="11pt" style:font-style-complex="italic" style:font-weight-complex="normal"/>
    </style:style>
    <style:style style:name="P86" style:family="paragraph" style:parent-style-name="Standard">
      <style:paragraph-properties fo:margin-left="0.5in" fo:margin-right="0in" fo:text-align="start" style:justify-single-word="false" fo:text-indent="0in" style:auto-text-indent="false"/>
      <style:text-properties fo:color="#000000" style:text-position="0% 100%" style:font-name="Liberation Mono" fo:font-size="11pt" fo:language="it" fo:country="IT" fo:font-style="italic" fo:font-weight="normal" officeooo:rsid="0037af95" officeooo:paragraph-rsid="005dcc03" fo:background-color="#e0ffae" style:font-size-asian="11pt" style:font-style-asian="italic" style:font-weight-asian="normal" style:font-size-complex="11pt" style:font-style-complex="italic" style:font-weight-complex="normal"/>
    </style:style>
    <style:style style:name="P87" style:family="paragraph" style:parent-style-name="Standard">
      <style:paragraph-properties fo:margin-left="0.5in" fo:margin-right="0in" fo:text-align="start" style:justify-single-word="false" fo:text-indent="0in" style:auto-text-indent="false"/>
      <style:text-properties fo:color="#000000" style:text-position="0% 100%" style:font-name="Liberation Mono" fo:font-size="11pt" fo:language="it" fo:country="IT" fo:font-style="italic" fo:font-weight="normal" officeooo:rsid="0037af95" officeooo:paragraph-rsid="0069d128" fo:background-color="#e0ffae" style:font-size-asian="11pt" style:font-style-asian="italic" style:font-weight-asian="normal" style:font-size-complex="11pt" style:font-style-complex="italic" style:font-weight-complex="normal"/>
    </style:style>
    <style:style style:name="P88" style:family="paragraph" style:parent-style-name="Standard" style:list-style-name="L1">
      <style:text-properties officeooo:paragraph-rsid="001a654f"/>
    </style:style>
    <style:style style:name="P89" style:family="paragraph" style:parent-style-name="Standard" style:list-style-name="L1">
      <style:text-properties fo:color="#154800" style:font-name="Liberation Mono" fo:font-size="11pt" officeooo:rsid="00059b8a" officeooo:paragraph-rsid="001a654f" style:font-size-asian="11pt" style:font-size-complex="11pt"/>
    </style:style>
    <style:style style:name="P90" style:family="paragraph" style:parent-style-name="Standard" style:list-style-name="L2">
      <style:text-properties fo:color="#154800" style:font-name="Liberation Mono" fo:font-size="11pt" officeooo:rsid="00059b8a" officeooo:paragraph-rsid="0022f29f" style:font-size-asian="11pt" style:font-size-complex="11pt"/>
    </style:style>
    <style:style style:name="P91" style:family="paragraph" style:parent-style-name="Standard" style:list-style-name="L3">
      <style:text-properties fo:color="#154800" style:font-name="Liberation Mono" fo:font-size="11pt" officeooo:rsid="00059b8a" officeooo:paragraph-rsid="00663485" style:font-size-asian="11pt" style:font-size-complex="11pt"/>
    </style:style>
    <style:style style:name="P92" style:family="paragraph" style:parent-style-name="Standard" style:list-style-name="L4">
      <style:text-properties fo:color="#154800" style:font-name="Liberation Mono" fo:font-size="11pt" officeooo:rsid="00059b8a" officeooo:paragraph-rsid="00ae7da7" style:font-size-asian="11pt" style:font-size-complex="11pt"/>
    </style:style>
    <style:style style:name="P93" style:family="paragraph" style:parent-style-name="Standard" style:list-style-name="L7">
      <style:text-properties fo:color="#154800" style:font-name="Liberation Mono" fo:font-size="11pt" officeooo:rsid="003cd6f9" officeooo:paragraph-rsid="00619bc1" style:font-size-asian="11pt" style:font-size-complex="11pt"/>
    </style:style>
    <style:style style:name="P94" style:family="paragraph" style:parent-style-name="Standard" style:list-style-name="L3">
      <style:text-properties fo:color="#154800" style:font-name="Liberation Mono" fo:font-size="11pt" fo:language="it" fo:country="IT" officeooo:rsid="00652447" officeooo:paragraph-rsid="00663485" style:font-size-asian="11pt" style:font-size-complex="11pt"/>
    </style:style>
    <style:style style:name="P95" style:family="paragraph" style:parent-style-name="Standard" style:list-style-name="L5">
      <style:paragraph-properties fo:text-align="start" style:justify-single-word="false"/>
      <style:text-properties fo:color="#154800" style:font-name="Liberation Mono" fo:font-size="11pt" fo:language="it" fo:country="IT" fo:font-style="normal" officeooo:rsid="0035a260" officeooo:paragraph-rsid="0035a260" fo:background-color="transparent" style:font-size-asian="11pt" style:font-style-asian="normal" style:font-size-complex="11pt" style:font-style-complex="normal"/>
    </style:style>
    <style:style style:name="P96" style:family="paragraph" style:parent-style-name="Standard" style:list-style-name="L6">
      <style:paragraph-properties fo:text-align="start" style:justify-single-word="false"/>
      <style:text-properties fo:color="#154800" style:font-name="Liberation Mono" fo:font-size="11pt" fo:language="it" fo:country="IT" fo:font-style="normal" officeooo:rsid="0035a260" officeooo:paragraph-rsid="0035a260" fo:background-color="transparent" style:font-size-asian="11pt" style:font-style-asian="normal" style:font-size-complex="11pt" style:font-style-complex="normal"/>
    </style:style>
    <style:style style:name="P97" style:family="paragraph" style:parent-style-name="Standard" style:list-style-name="L5">
      <style:paragraph-properties fo:text-align="start" style:justify-single-word="false"/>
      <style:text-properties fo:color="#154800" style:font-name="Liberation Mono" fo:font-size="9pt" fo:language="it" fo:country="IT" fo:font-style="normal" officeooo:rsid="0035a260" officeooo:paragraph-rsid="0035a260" fo:background-color="transparent" style:font-size-asian="9pt" style:font-style-asian="normal" style:font-size-complex="9pt" style:font-style-complex="normal"/>
    </style:style>
    <style:style style:name="P98" style:family="paragraph" style:parent-style-name="Standard" style:list-style-name="L6">
      <style:paragraph-properties fo:text-align="start" style:justify-single-word="false"/>
      <style:text-properties fo:color="#154800" style:font-name="Liberation Mono" fo:font-size="9pt" fo:language="it" fo:country="IT" fo:font-style="normal" officeooo:rsid="0035a260" officeooo:paragraph-rsid="0035a260" fo:background-color="transparent" style:font-size-asian="9pt" style:font-style-asian="normal" style:font-size-complex="9pt" style:font-style-complex="normal"/>
    </style:style>
    <style:style style:name="P99" style:family="paragraph" style:parent-style-name="Standard" style:list-style-name="L7">
      <style:text-properties fo:color="#154800" style:text-position="0% 100%" style:font-name="Liberation Mono" fo:font-size="11pt" fo:language="it" fo:country="IT" fo:font-weight="normal" officeooo:rsid="0061bc28" officeooo:paragraph-rsid="0061bc28" style:font-size-asian="11pt" style:font-weight-asian="normal" style:font-size-complex="11pt" style:font-weight-complex="normal"/>
    </style:style>
    <style:style style:name="P100" style:family="paragraph" style:parent-style-name="Standard" style:list-style-name="L7">
      <style:paragraph-properties fo:text-align="start" style:justify-single-word="false"/>
      <style:text-properties fo:color="#154800" style:text-position="0% 100%" style:font-name="Liberation Mono" fo:font-size="11pt" fo:language="it" fo:country="IT" fo:font-style="normal" fo:font-weight="normal" officeooo:rsid="0061bc28" officeooo:paragraph-rsid="0061cd44" fo:background-color="transparent" style:font-size-asian="11pt" style:font-style-asian="normal" style:font-weight-asian="normal" style:font-size-complex="11pt" style:font-style-complex="normal" style:font-weight-complex="normal"/>
    </style:style>
    <style:style style:name="P101" style:family="paragraph" style:parent-style-name="Standard" style:list-style-name="L7">
      <style:paragraph-properties fo:text-align="start" style:justify-single-word="false"/>
      <style:text-properties fo:color="#154800" style:text-position="0% 100%" style:font-name="Liberation Mono" fo:font-size="11pt" fo:language="it" fo:country="IT" fo:font-style="normal" fo:font-weight="normal" officeooo:rsid="003cd6f9" officeooo:paragraph-rsid="0061cd44" fo:background-color="transparent" style:font-size-asian="11pt" style:font-style-asian="normal" style:font-weight-asian="normal" style:font-size-complex="11pt" style:font-style-complex="normal" style:font-weight-complex="normal"/>
    </style:style>
    <style:style style:name="P102" style:family="paragraph" style:parent-style-name="Standard" style:list-style-name="L7">
      <style:paragraph-properties fo:text-align="start" style:justify-single-word="false"/>
      <style:text-properties fo:color="#154800" style:text-position="0% 100%" style:font-name="Liberation Mono" fo:font-size="11pt" fo:language="it" fo:country="IT" fo:font-style="normal" fo:font-weight="normal" officeooo:rsid="003cd6f9" officeooo:paragraph-rsid="00b3c2a5" fo:background-color="transparent" style:font-size-asian="11pt" style:font-style-asian="normal" style:font-weight-asian="normal" style:font-size-complex="11pt" style:font-style-complex="normal" style:font-weight-complex="normal"/>
    </style:style>
    <style:style style:name="P103" style:family="paragraph" style:parent-style-name="Standard" style:list-style-name="L7">
      <style:paragraph-properties fo:text-align="start" style:justify-single-word="false"/>
      <style:text-properties fo:color="#154800" style:text-position="0% 100%" style:font-name="Liberation Mono" fo:font-size="11pt" fo:language="it" fo:country="IT" fo:font-style="normal" fo:font-weight="normal" officeooo:rsid="003cd6f9" officeooo:paragraph-rsid="0064c2ca" fo:background-color="transparent" style:font-size-asian="11pt" style:font-style-asian="normal" style:font-weight-asian="normal" style:font-size-complex="11pt" style:font-style-complex="normal" style:font-weight-complex="normal"/>
    </style:style>
    <style:style style:name="P104" style:family="paragraph" style:parent-style-name="Standard" style:list-style-name="L8">
      <style:paragraph-properties fo:text-align="start" style:justify-single-word="false"/>
      <style:text-properties fo:color="#154800" style:text-position="0% 100%" style:font-name="Liberation Mono" fo:font-size="11pt" fo:language="it" fo:country="IT"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105" style:family="paragraph" style:parent-style-name="Standard" style:list-style-name="L7">
      <style:paragraph-properties fo:text-align="start" style:justify-single-word="false"/>
      <style:text-properties fo:color="#000000" style:text-position="0% 100%" style:font-name="Liberation Mono" fo:font-size="11pt" fo:language="it" fo:country="IT" fo:font-style="italic" fo:font-weight="normal" officeooo:rsid="0037af95" officeooo:paragraph-rsid="00619bc1" fo:background-color="#e0ffae" style:font-size-asian="11pt" style:font-style-asian="italic" style:font-weight-asian="normal" style:font-size-complex="11pt" style:font-style-complex="italic" style:font-weight-complex="normal"/>
    </style:style>
    <style:style style:name="P106" style:family="paragraph" style:parent-style-name="Standard" style:list-style-name="L7">
      <style:paragraph-properties fo:text-align="start" style:justify-single-word="false"/>
      <style:text-properties fo:color="#000000" style:text-position="0% 100%" style:font-name="Liberation Mono" fo:font-size="11pt" fo:language="it" fo:country="IT" fo:font-style="italic" fo:font-weight="normal" officeooo:rsid="0037af95" officeooo:paragraph-rsid="0061cd44" fo:background-color="#e0ffae" style:font-size-asian="11pt" style:font-style-asian="italic" style:font-weight-asian="normal" style:font-size-complex="11pt" style:font-style-complex="italic" style:font-weight-complex="normal"/>
    </style:style>
    <style:style style:name="P107" style:family="paragraph" style:parent-style-name="Standard" style:list-style-name="L8">
      <style:paragraph-properties fo:text-align="start" style:justify-single-word="false"/>
      <style:text-properties officeooo:paragraph-rsid="009dcfbe"/>
    </style:style>
    <style:style style:name="P108" style:family="paragraph" style:parent-style-name="Standard" style:list-style-name="L10">
      <style:text-properties officeooo:paragraph-rsid="00c8709a"/>
    </style:style>
    <style:style style:name="P109" style:family="paragraph" style:parent-style-name="Standard" style:list-style-name="L10">
      <style:text-properties officeooo:rsid="00c8709a" officeooo:paragraph-rsid="00c8709a"/>
    </style:style>
    <style:style style:name="P110" style:family="paragraph" style:parent-style-name="Standard">
      <style:text-properties officeooo:rsid="00c8709a" officeooo:paragraph-rsid="00c8709a"/>
    </style:style>
    <style:style style:name="P111" style:family="paragraph" style:parent-style-name="Standard" style:list-style-name="L7">
      <style:paragraph-properties fo:margin-left="0.5in" fo:margin-right="0in" fo:text-align="start" style:justify-single-word="false" fo:text-indent="0in" style:auto-text-indent="false"/>
      <style:text-properties fo:color="#000000" style:text-position="0% 100%" style:font-name="Liberation Mono" fo:font-size="11pt" fo:language="it" fo:country="IT" fo:font-style="italic" fo:font-weight="normal" officeooo:rsid="0037af95" officeooo:paragraph-rsid="0061bc28" fo:background-color="#e0ffae" style:font-size-asian="11pt" style:font-style-asian="italic" style:font-weight-asian="normal" style:font-size-complex="11pt" style:font-style-complex="italic" style:font-weight-complex="normal"/>
    </style:style>
    <style:style style:name="P112" style:family="paragraph" style:parent-style-name="Standard" style:list-style-name="L9"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style:text-position="0% 100%" style:font-name="Liberation Mono" fo:font-size="11pt" fo:language="it" fo:country="IT" fo:font-style="normal" fo:font-weight="normal" officeooo:rsid="00275bd7" officeooo:paragraph-rsid="0073f571" fo:background-color="transparent" style:font-size-asian="11pt" style:font-style-asian="normal" style:font-weight-asian="normal" style:font-size-complex="11pt" style:font-style-complex="normal" style:font-weight-complex="normal"/>
    </style:style>
    <style:style style:name="P113" style:family="paragraph" style:parent-style-name="Standard" style:list-style-name="L9"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style:text-position="0% 100%" style:font-name="Liberation Mono" fo:font-size="11pt" fo:language="it" fo:country="IT" fo:font-style="normal" fo:font-weight="normal" officeooo:rsid="00275bd7" officeooo:paragraph-rsid="007508c2" fo:background-color="transparent" style:font-size-asian="11pt" style:font-style-asian="normal" style:font-weight-asian="normal" style:font-size-complex="11pt" style:font-style-complex="normal" style:font-weight-complex="normal"/>
    </style:style>
    <style:style style:name="P114" style:family="paragraph" style:parent-style-name="Standard" style:list-style-name="L9"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style:text-position="0% 100%" style:font-name="Liberation Mono" fo:font-size="11pt" fo:language="it" fo:country="IT" fo:font-style="normal" fo:font-weight="normal" officeooo:rsid="00275bd7" officeooo:paragraph-rsid="00884a39" fo:background-color="transparent" style:font-size-asian="11pt" style:font-style-asian="normal" style:font-weight-asian="normal" style:font-size-complex="11pt" style:font-style-complex="normal" style:font-weight-complex="normal"/>
    </style:style>
    <style:style style:name="P115" style:family="paragraph" style:parent-style-name="Standard" style:list-style-name="L9"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116" style:family="paragraph" style:parent-style-name="Standard" style:list-style-name="L9"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117" style:family="paragraph" style:parent-style-name="Standard" style:list-style-name="L9">
      <style:paragraph-properties fo:margin-left="0in" fo:margin-right="0in" fo:text-align="start" style:justify-single-word="false" fo:text-indent="0in" style:auto-text-indent="false"/>
      <style:text-properties fo:color="#154800" style:text-position="0% 100%" style:font-name="Liberation Mono" fo:font-size="11pt" fo:language="it" fo:country="IT" fo:font-style="italic" fo:font-weight="normal" officeooo:rsid="00275bd7" officeooo:paragraph-rsid="0073f571" fo:background-color="transparent" style:font-size-asian="11pt" style:font-style-asian="italic" style:font-weight-asian="normal" style:font-size-complex="11pt" style:font-style-complex="italic" style:font-weight-complex="normal"/>
    </style:style>
    <style:style style:name="P118" style:family="paragraph" style:parent-style-name="Standard" style:list-style-name="L9">
      <style:paragraph-properties fo:margin-left="0in" fo:margin-right="0in" fo:text-align="start" style:justify-single-word="false" fo:text-indent="0in" style:auto-text-indent="false"/>
      <style:text-properties fo:color="#154800" style:text-position="0% 100%" style:font-name="Liberation Mono" fo:font-size="11pt" fo:language="it" fo:country="IT" fo:font-style="italic" fo:font-weight="normal" officeooo:rsid="00275bd7" officeooo:paragraph-rsid="0083b27a" fo:background-color="transparent" style:font-size-asian="11pt" style:font-style-asian="italic" style:font-weight-asian="normal" style:font-size-complex="11pt" style:font-style-complex="italic" style:font-weight-complex="normal"/>
    </style:style>
    <style:style style:name="P119" style:family="paragraph" style:parent-style-name="Standard" style:list-style-name="L9">
      <loext:graphic-properties draw:fill="none"/>
      <style:paragraph-properties fo:margin-left="0in" fo:margin-right="0in" fo:text-align="start" style:justify-single-word="false" fo:text-indent="0in" style:auto-text-indent="false" fo:background-color="transparent"/>
      <style:text-properties fo:color="#1548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120" style:family="paragraph" style:parent-style-name="Standard" style:list-style-name="L9">
      <loext:graphic-properties draw:fill="none"/>
      <style:paragraph-properties fo:margin-left="0in" fo:margin-right="0in" fo:text-align="start" style:justify-single-word="false" fo:text-indent="0in" style:auto-text-indent="false" fo:background-color="transparent"/>
      <style:text-properties fo:color="#1548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121" style:family="paragraph" style:parent-style-name="Standard" style:list-style-name="L9">
      <loext:graphic-properties draw:fill="none"/>
      <style:paragraph-properties fo:margin-left="0in" fo:margin-right="0in" fo:text-align="start" style:justify-single-word="false" fo:text-indent="0in" style:auto-text-indent="false" fo:background-color="transparent"/>
      <style:text-properties fo:color="#154800" style:text-position="0% 100%" style:font-name="Liberation Mono" fo:font-size="11pt" fo:language="it" fo:country="IT" fo:font-style="normal" fo:font-weight="normal" officeooo:rsid="00275bd7" officeooo:paragraph-rsid="0095cf34" fo:background-color="transparent" style:font-size-asian="11pt" style:font-style-asian="normal" style:font-weight-asian="normal" style:font-size-complex="11pt" style:font-style-complex="normal" style:font-weight-complex="normal"/>
    </style:style>
    <style:style style:name="P122" style:family="paragraph" style:parent-style-name="Standard">
      <style:paragraph-properties fo:margin-left="0in" fo:margin-right="0in" fo:text-indent="0in" style:auto-text-indent="false"/>
      <style:text-properties fo:color="#154800" style:font-name="Liberation Mono" fo:font-size="11pt" officeooo:rsid="000591d6" officeooo:paragraph-rsid="00c43454" style:font-size-asian="11pt" style:font-size-complex="11pt"/>
    </style:style>
    <style:style style:name="P123" style:family="paragraph" style:parent-style-name="Standard">
      <style:paragraph-properties fo:margin-left="0in" fo:margin-right="0in" fo:text-indent="0in" style:auto-text-indent="false"/>
      <style:text-properties fo:color="#154800" style:font-name="Liberation Mono" fo:font-size="11pt" officeooo:rsid="00c6cd0d" officeooo:paragraph-rsid="00c8709a" style:font-size-asian="11pt" style:font-size-complex="11pt"/>
    </style:style>
    <style:style style:name="T1" style:family="text">
      <style:text-properties officeooo:rsid="0008939d"/>
    </style:style>
    <style:style style:name="T2" style:family="text">
      <style:text-properties officeooo:rsid="00093b80"/>
    </style:style>
    <style:style style:name="T3" style:family="text">
      <style:text-properties officeooo:rsid="000a0ac8"/>
    </style:style>
    <style:style style:name="T4" style:family="text">
      <style:text-properties officeooo:rsid="000d66ef"/>
    </style:style>
    <style:style style:name="T5" style:family="text">
      <style:text-properties officeooo:rsid="000dce78"/>
    </style:style>
    <style:style style:name="T6" style:family="text">
      <style:text-properties officeooo:rsid="000e8ed4"/>
    </style:style>
    <style:style style:name="T7" style:family="text">
      <style:text-properties fo:font-style="italic" style:font-style-asian="italic" style:font-style-complex="italic"/>
    </style:style>
    <style:style style:name="T8" style:family="text">
      <style:text-properties fo:font-style="italic" officeooo:rsid="006c6c72" style:font-style-asian="italic" style:font-style-complex="italic"/>
    </style:style>
    <style:style style:name="T9" style:family="text">
      <style:text-properties fo:font-style="italic" officeooo:rsid="0073f571" style:font-style-asian="italic" style:font-style-complex="italic"/>
    </style:style>
    <style:style style:name="T10" style:family="text">
      <style:text-properties fo:font-style="italic" officeooo:rsid="007508c2" style:font-style-asian="italic" style:font-style-complex="italic"/>
    </style:style>
    <style:style style:name="T11" style:family="text">
      <style:text-properties fo:font-style="italic" officeooo:rsid="007578e5" style:font-style-asian="italic" style:font-style-complex="italic"/>
    </style:style>
    <style:style style:name="T12" style:family="text">
      <style:text-properties fo:font-style="italic" officeooo:rsid="0079b55f" style:font-style-asian="italic" style:font-style-complex="italic"/>
    </style:style>
    <style:style style:name="T13" style:family="text">
      <style:text-properties fo:font-style="italic" officeooo:rsid="008871f2" style:font-style-asian="italic" style:font-style-complex="italic"/>
    </style:style>
    <style:style style:name="T14" style:family="text">
      <style:text-properties fo:font-style="italic" officeooo:rsid="00956a87" style:font-style-asian="italic" style:font-style-complex="italic"/>
    </style:style>
    <style:style style:name="T15" style:family="text">
      <style:text-properties fo:font-style="italic" officeooo:rsid="0095cf34" style:font-style-asian="italic" style:font-style-complex="italic"/>
    </style:style>
    <style:style style:name="T16" style:family="text">
      <style:text-properties fo:font-style="italic" officeooo:rsid="00975a6b" style:font-style-asian="italic" style:font-style-complex="italic"/>
    </style:style>
    <style:style style:name="T17" style:family="text">
      <style:text-properties officeooo:rsid="000fc597"/>
    </style:style>
    <style:style style:name="T18" style:family="text">
      <style:text-properties fo:color="#127622" fo:font-size="13pt" fo:font-weight="bold" officeooo:rsid="000fc597" style:font-size-asian="13pt" style:font-weight-asian="bold" style:font-size-complex="13pt" style:font-weight-complex="bold"/>
    </style:style>
    <style:style style:name="T19" style:family="text">
      <style:text-properties fo:color="#127622" fo:font-size="13pt" fo:language="it" fo:country="IT" fo:font-weight="bold" officeooo:rsid="000fc597" style:font-size-asian="13pt" style:font-weight-asian="bold" style:font-size-complex="13pt" style:font-weight-complex="bold"/>
    </style:style>
    <style:style style:name="T20" style:family="text">
      <style:text-properties fo:color="#127622" fo:font-size="13pt" fo:language="it" fo:country="IT" fo:font-weight="bold" officeooo:rsid="00296e11" style:font-size-asian="13pt" style:font-weight-asian="bold" style:font-size-complex="13pt" style:font-weight-complex="bold"/>
    </style:style>
    <style:style style:name="T21" style:family="text">
      <style:text-properties fo:color="#127622" fo:font-size="13pt" fo:language="it" fo:country="IT" fo:font-weight="bold" officeooo:rsid="002ada5e" style:font-size-asian="13pt" style:font-weight-asian="bold" style:font-size-complex="13pt" style:font-weight-complex="bold"/>
    </style:style>
    <style:style style:name="T22" style:family="text">
      <style:text-properties fo:color="#127622" fo:font-size="13pt" fo:language="it" fo:country="IT" fo:font-weight="bold" officeooo:rsid="003aba8f" style:font-size-asian="13pt" style:font-weight-asian="bold" style:font-size-complex="13pt" style:font-weight-complex="bold"/>
    </style:style>
    <style:style style:name="T23" style:family="text">
      <style:text-properties fo:color="#127622" fo:font-size="13pt" fo:language="it" fo:country="IT" fo:font-weight="bold" officeooo:rsid="00406206" style:font-size-asian="13pt" style:font-weight-asian="bold" style:font-size-complex="13pt" style:font-weight-complex="bold"/>
    </style:style>
    <style:style style:name="T24" style:family="text">
      <style:text-properties fo:color="#127622" style:text-position="0% 100%" fo:font-size="13pt" fo:language="it" fo:country="IT" fo:font-weight="bold" officeooo:rsid="003aba8f" style:font-size-asian="13pt" style:font-weight-asian="bold" style:font-size-complex="13pt" style:font-weight-complex="bold"/>
    </style:style>
    <style:style style:name="T25" style:family="text">
      <style:text-properties fo:color="#127622" style:text-position="0% 100%" fo:font-size="13pt" fo:language="it" fo:country="IT" fo:font-weight="bold" officeooo:rsid="00406206" style:font-size-asian="13pt" style:font-weight-asian="bold" style:font-size-complex="13pt" style:font-weight-complex="bold"/>
    </style:style>
    <style:style style:name="T26" style:family="text">
      <style:text-properties fo:language="it" fo:country="IT"/>
    </style:style>
    <style:style style:name="T27" style:family="text">
      <style:text-properties fo:language="it" fo:country="IT" officeooo:rsid="0013b369"/>
    </style:style>
    <style:style style:name="T28" style:family="text">
      <style:text-properties fo:language="it" fo:country="IT" officeooo:rsid="0016b4f3"/>
    </style:style>
    <style:style style:name="T29" style:family="text">
      <style:text-properties fo:language="it" fo:country="IT" officeooo:rsid="00170d4d"/>
    </style:style>
    <style:style style:name="T30" style:family="text">
      <style:text-properties fo:language="it" fo:country="IT" officeooo:rsid="001a654f"/>
    </style:style>
    <style:style style:name="T31" style:family="text">
      <style:text-properties fo:language="it" fo:country="IT" officeooo:rsid="0021a7af"/>
    </style:style>
    <style:style style:name="T32" style:family="text">
      <style:text-properties fo:language="it" fo:country="IT" officeooo:rsid="0024daa1"/>
    </style:style>
    <style:style style:name="T33" style:family="text">
      <style:text-properties fo:language="it" fo:country="IT" officeooo:rsid="000d66ef"/>
    </style:style>
    <style:style style:name="T34" style:family="text">
      <style:text-properties fo:language="it" fo:country="IT" officeooo:rsid="00275bd7"/>
    </style:style>
    <style:style style:name="T35" style:family="text">
      <style:text-properties fo:language="it" fo:country="IT" officeooo:rsid="002853b0"/>
    </style:style>
    <style:style style:name="T36" style:family="text">
      <style:text-properties fo:language="it" fo:country="IT" officeooo:rsid="00296e11"/>
    </style:style>
    <style:style style:name="T37" style:family="text">
      <style:text-properties fo:language="it" fo:country="IT" officeooo:rsid="00059b8a"/>
    </style:style>
    <style:style style:name="T38" style:family="text">
      <style:text-properties fo:language="it" fo:country="IT" officeooo:rsid="002ada5e"/>
    </style:style>
    <style:style style:name="T39" style:family="text">
      <style:text-properties fo:language="it" fo:country="IT" officeooo:rsid="002c37ff"/>
    </style:style>
    <style:style style:name="T40" style:family="text">
      <style:text-properties fo:language="it" fo:country="IT" officeooo:rsid="002c8b85"/>
    </style:style>
    <style:style style:name="T41" style:family="text">
      <style:text-properties fo:language="it" fo:country="IT" officeooo:rsid="002e872a"/>
    </style:style>
    <style:style style:name="T42" style:family="text">
      <style:text-properties fo:language="it" fo:country="IT" officeooo:rsid="0030e8df"/>
    </style:style>
    <style:style style:name="T43" style:family="text">
      <style:text-properties fo:language="it" fo:country="IT" officeooo:rsid="0037af95"/>
    </style:style>
    <style:style style:name="T44" style:family="text">
      <style:text-properties fo:language="it" fo:country="IT" officeooo:rsid="00394b92"/>
    </style:style>
    <style:style style:name="T45" style:family="text">
      <style:text-properties fo:language="it" fo:country="IT" officeooo:rsid="004abff0"/>
    </style:style>
    <style:style style:name="T46" style:family="text">
      <style:text-properties fo:language="it" fo:country="IT" officeooo:rsid="00501fb6"/>
    </style:style>
    <style:style style:name="T47" style:family="text">
      <style:text-properties fo:language="it" fo:country="IT" officeooo:rsid="00663485"/>
    </style:style>
    <style:style style:name="T48" style:family="text">
      <style:text-properties fo:language="it" fo:country="IT" officeooo:rsid="009e1b5b"/>
    </style:style>
    <style:style style:name="T49" style:family="text">
      <style:text-properties fo:color="#154800"/>
    </style:style>
    <style:style style:name="T50" style:family="text">
      <style:text-properties fo:color="#154800" style:font-name="Liberation Mono" fo:font-size="11pt" fo:language="it" fo:country="IT" officeooo:rsid="001a654f" style:font-size-asian="11pt" style:font-size-complex="11pt"/>
    </style:style>
    <style:style style:name="T51" style:family="text">
      <style:text-properties fo:color="#154800" style:font-name="Liberation Mono" fo:font-size="11pt" fo:language="it" fo:country="IT" officeooo:rsid="00409976" style:font-size-asian="11pt" style:font-size-complex="11pt"/>
    </style:style>
    <style:style style:name="T52" style:family="text">
      <style:text-properties fo:color="#154800" style:font-name="Liberation Mono" fo:font-size="11pt" fo:language="it" fo:country="IT" officeooo:rsid="000d66ef" style:font-size-asian="11pt" style:font-size-complex="11pt"/>
    </style:style>
    <style:style style:name="T53" style:family="text">
      <style:text-properties fo:color="#154800" style:font-name="Liberation Mono" fo:font-size="11pt" fo:language="it" fo:country="IT" officeooo:rsid="0047e442" style:font-size-asian="11pt" style:font-size-complex="11pt"/>
    </style:style>
    <style:style style:name="T54" style:family="text">
      <style:text-properties fo:color="#154800" style:font-name="Liberation Mono" fo:font-size="11pt" fo:language="it" fo:country="IT" officeooo:rsid="00484e76" style:font-size-asian="11pt" style:font-size-complex="11pt"/>
    </style:style>
    <style:style style:name="T55" style:family="text">
      <style:text-properties fo:color="#154800" style:font-name="Liberation Mono" fo:font-size="11pt" fo:language="it" fo:country="IT" fo:font-style="normal" fo:font-weight="normal" officeooo:rsid="00484e76" style:font-size-asian="11pt" style:font-style-asian="normal" style:font-weight-asian="normal" style:font-size-complex="11pt"/>
    </style:style>
    <style:style style:name="T56" style:family="text">
      <style:text-properties fo:color="#154800" style:font-name="Liberation Mono" fo:font-size="11pt" style:font-size-asian="11pt" style:font-size-complex="11pt"/>
    </style:style>
    <style:style style:name="T57" style:family="text">
      <style:text-properties fo:color="#154800" style:font-name="Liberation Mono" fo:font-size="11pt" officeooo:rsid="00059b8a" style:font-size-asian="11pt" style:font-size-complex="11pt"/>
    </style:style>
    <style:style style:name="T58" style:family="text">
      <style:text-properties fo:color="#154800" style:font-name="Liberation Mono" fo:font-size="11pt" officeooo:rsid="0047e442" style:font-size-asian="11pt" style:font-size-complex="11pt"/>
    </style:style>
    <style:style style:name="T59" style:family="text">
      <style:text-properties fo:color="#154800" style:font-name="Liberation Mono" fo:font-size="11pt" officeooo:rsid="000d66ef" style:font-size-asian="11pt" style:font-size-complex="11pt"/>
    </style:style>
    <style:style style:name="T60" style:family="text">
      <style:text-properties fo:color="#154800" style:font-name="Liberation Mono" fo:font-size="11pt" officeooo:rsid="00c6cd0d" style:font-size-asian="11pt" style:font-size-complex="11pt"/>
    </style:style>
    <style:style style:name="T61" style:family="text">
      <style:text-properties fo:color="#154800" style:font-name="Liberation Mono" fo:font-size="11pt" officeooo:rsid="00c8709a" style:font-size-asian="11pt" style:font-size-complex="11pt"/>
    </style:style>
    <style:style style:name="T62" style:family="text">
      <style:text-properties fo:color="#154800" style:font-name="Liberation Mono" fo:font-size="11pt" officeooo:rsid="00c940d0" style:font-size-asian="11pt" style:font-size-complex="11pt"/>
    </style:style>
    <style:style style:name="T63" style:family="text">
      <style:text-properties fo:color="#154800" style:font-name="Liberation Mono" fo:font-size="11pt" officeooo:rsid="00ca4607" style:font-size-asian="11pt" style:font-size-complex="11pt"/>
    </style:style>
    <style:style style:name="T64" style:family="text">
      <style:text-properties fo:color="#154800" style:font-name="Liberation Mono" fo:font-size="11pt" fo:font-style="normal" fo:font-weight="normal" officeooo:rsid="0047e442" style:font-size-asian="11pt" style:font-style-asian="normal" style:font-weight-asian="normal" style:font-size-complex="11pt"/>
    </style:style>
    <style:style style:name="T65" style:family="text">
      <style:text-properties fo:color="#154800" style:text-position="0% 100%" style:font-name="Liberation Mono" fo:font-size="11pt" fo:language="it" fo:country="IT" fo:font-weight="normal" officeooo:rsid="004cb301" style:font-size-asian="11pt" style:font-weight-asian="normal" style:font-size-complex="11pt" style:font-weight-complex="normal"/>
    </style:style>
    <style:style style:name="T66" style:family="text">
      <style:text-properties fo:color="#154800" style:text-position="0% 100%" style:font-name="Liberation Mono" fo:font-size="11pt" fo:language="it" fo:country="IT" fo:font-weight="normal" officeooo:rsid="003aba8f" style:font-size-asian="11pt" style:font-weight-asian="normal" style:font-size-complex="11pt" style:font-weight-complex="normal"/>
    </style:style>
    <style:style style:name="T67" style:family="text">
      <style:text-properties fo:color="#154800" style:text-position="0% 100%" style:font-name="Liberation Mono" fo:font-size="11pt" fo:language="it" fo:country="IT" fo:font-weight="normal" officeooo:rsid="004e2c54" style:font-size-asian="11pt" style:font-weight-asian="normal" style:font-size-complex="11pt" style:font-weight-complex="normal"/>
    </style:style>
    <style:style style:name="T68" style:family="text">
      <style:text-properties fo:color="#154800" style:text-position="0% 100%" style:font-name="Liberation Mono" fo:font-size="11pt" fo:language="it" fo:country="IT" fo:font-weight="normal" officeooo:rsid="00501fb6" style:font-size-asian="11pt" style:font-weight-asian="normal" style:font-size-complex="11pt" style:font-weight-complex="normal"/>
    </style:style>
    <style:style style:name="T69" style:family="text">
      <style:text-properties fo:color="#154800" style:text-position="0% 100%" style:font-name="Liberation Mono" fo:font-size="11pt" fo:language="it" fo:country="IT" fo:font-weight="normal" officeooo:rsid="005158ba" style:font-size-asian="11pt" style:font-weight-asian="normal" style:font-size-complex="11pt" style:font-weight-complex="normal"/>
    </style:style>
    <style:style style:name="T70" style:family="text">
      <style:text-properties fo:color="#154800" style:text-position="0% 100%" style:font-name="Liberation Mono" fo:font-size="11pt" fo:language="it" fo:country="IT" fo:font-weight="normal" officeooo:rsid="003cd6f9" style:font-size-asian="11pt" style:font-weight-asian="normal" style:font-size-complex="11pt" style:font-weight-complex="normal"/>
    </style:style>
    <style:style style:name="T71" style:family="text">
      <style:text-properties fo:color="#154800" style:text-position="0% 100%" style:font-name="Liberation Mono" fo:font-size="11pt" fo:language="it" fo:country="IT" fo:font-weight="normal" officeooo:rsid="0052f115" style:font-size-asian="11pt" style:font-weight-asian="normal" style:font-size-complex="11pt" style:font-weight-complex="normal"/>
    </style:style>
    <style:style style:name="T72" style:family="text">
      <style:text-properties fo:color="#154800" style:text-position="0% 100%" style:font-name="Liberation Mono" fo:font-size="11pt" fo:language="it" fo:country="I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3" style:family="text">
      <style:text-properties fo:color="#154800" style:text-position="0% 100%" style:font-name="Liberation Mono" fo:font-size="11pt" fo:language="it" fo:country="IT" fo:font-style="normal" fo:font-weight="normal" officeooo:rsid="009dcfbe" fo:background-color="transparent" loext:char-shading-value="0" style:font-size-asian="11pt" style:font-style-asian="normal" style:font-weight-asian="normal" style:font-size-complex="11pt" style:font-style-complex="normal" style:font-weight-complex="normal"/>
    </style:style>
    <style:style style:name="T74" style:family="text">
      <style:text-properties fo:color="#154800" style:text-position="0% 100%" style:font-name="Liberation Mono" fo:font-size="9pt" fo:language="it" fo:country="IT" fo:font-style="normal" fo:font-weight="normal" officeooo:rsid="009e1b5b" fo:background-color="transparent" loext:char-shading-value="0" style:font-size-asian="9pt" style:font-style-asian="normal" style:font-weight-asian="normal" style:font-size-complex="9pt" style:font-style-complex="normal" style:font-weight-complex="normal"/>
    </style:style>
    <style:style style:name="T75" style:family="text">
      <style:text-properties fo:color="#154800" style:text-position="0% 100%" style:font-name="Liberation Mono1" fo:font-size="11pt" fo:language="it" fo:country="IT" fo:font-style="normal" fo:font-weight="normal" officeooo:rsid="005158ba" style:font-size-asian="11pt" style:font-style-asian="normal" style:font-weight-asian="normal" style:font-size-complex="11pt" style:font-weight-complex="normal"/>
    </style:style>
    <style:style style:name="T76" style:family="text">
      <style:text-properties fo:color="#154800" style:text-position="0% 100%" style:font-name="Liberation Mono1" fo:font-size="11pt" fo:language="it" fo:country="IT" fo:font-style="normal" fo:font-weight="normal" officeooo:rsid="0052f115" style:font-size-asian="11pt" style:font-style-asian="normal" style:font-weight-asian="normal" style:font-size-complex="11pt" style:font-weight-complex="normal"/>
    </style:style>
    <style:style style:name="T77" style:family="text">
      <style:text-properties fo:color="#154800" officeooo:rsid="005e6285"/>
    </style:style>
    <style:style style:name="T78" style:family="text">
      <style:text-properties fo:color="#154800" officeooo:rsid="0037af95"/>
    </style:style>
    <style:style style:name="T79" style:family="text">
      <style:text-properties fo:color="#154800" officeooo:rsid="00605ec3"/>
    </style:style>
    <style:style style:name="T80" style:family="text">
      <style:text-properties fo:color="#154800" fo:language="en" fo:country="US"/>
    </style:style>
    <style:style style:name="T81" style:family="text">
      <style:text-properties fo:color="#154800" fo:language="en" fo:country="US" officeooo:rsid="005c8e15"/>
    </style:style>
    <style:style style:name="T82" style:family="text">
      <style:text-properties fo:color="#154800" fo:language="en" fo:country="US" officeooo:rsid="007373ea"/>
    </style:style>
    <style:style style:name="T83" style:family="text">
      <style:text-properties fo:color="#154800" fo:language="en" fo:country="US" officeooo:rsid="00b7840d"/>
    </style:style>
    <style:style style:name="T84" style:family="text">
      <style:text-properties fo:color="#154800" fo:language="en" fo:country="US" officeooo:rsid="00b87b51"/>
    </style:style>
    <style:style style:name="T85" style:family="text">
      <style:text-properties fo:color="#154800" officeooo:rsid="007373ea"/>
    </style:style>
    <style:style style:name="T86" style:family="text">
      <style:text-properties fo:color="#154800" officeooo:rsid="009bd506"/>
    </style:style>
    <style:style style:name="T87" style:family="text">
      <style:text-properties officeooo:rsid="002e872a"/>
    </style:style>
    <style:style style:name="T88" style:family="text">
      <style:text-properties officeooo:rsid="0035a260"/>
    </style:style>
    <style:style style:name="T89" style:family="text">
      <style:text-properties fo:color="#000000" fo:font-style="italic" officeooo:rsid="0037af95" fo:background-color="#e0ffae" loext:char-shading-value="0" style:font-style-asian="italic" style:font-style-complex="italic"/>
    </style:style>
    <style:style style:name="T90" style:family="text">
      <style:text-properties fo:color="#000000" fo:font-style="italic" officeooo:rsid="006c6c72" fo:background-color="#e0ffae" loext:char-shading-value="0" style:font-style-asian="italic" style:font-style-complex="italic"/>
    </style:style>
    <style:style style:name="T91" style:family="text">
      <style:text-properties fo:color="#000000" fo:language="it" fo:country="IT" fo:font-style="italic" officeooo:rsid="0037af95" fo:background-color="#e0ffae" loext:char-shading-value="0" style:font-style-asian="italic" style:font-style-complex="italic"/>
    </style:style>
    <style:style style:name="T92" style:family="text">
      <style:text-properties fo:color="#000000" fo:language="it" fo:country="IT" fo:font-style="italic" officeooo:rsid="002ada5e" fo:background-color="#e0ffae" loext:char-shading-value="0" style:font-style-asian="italic" style:font-style-complex="italic"/>
    </style:style>
    <style:style style:name="T93" style:family="text">
      <style:text-properties officeooo:rsid="00378a14"/>
    </style:style>
    <style:style style:name="T94" style:family="text">
      <style:text-properties style:text-position="0% 100%" fo:language="it" fo:country="IT" fo:font-weight="normal" style:font-weight-asian="normal" style:font-weight-complex="normal"/>
    </style:style>
    <style:style style:name="T95" style:family="text">
      <style:text-properties style:text-position="0% 100%" fo:language="it" fo:country="IT" fo:font-weight="normal" officeooo:rsid="002ada5e" style:font-weight-asian="normal" style:font-weight-complex="normal"/>
    </style:style>
    <style:style style:name="T96" style:family="text">
      <style:text-properties style:text-position="0% 100%" fo:language="it" fo:country="IT" fo:font-weight="normal" officeooo:rsid="003aba8f" style:font-weight-asian="normal" style:font-weight-complex="normal"/>
    </style:style>
    <style:style style:name="T97" style:family="text">
      <style:text-properties style:text-position="0% 100%" fo:language="it" fo:country="IT" fo:font-weight="normal" officeooo:rsid="003cd6f9" style:font-weight-asian="normal" style:font-weight-complex="normal"/>
    </style:style>
    <style:style style:name="T98" style:family="text">
      <style:text-properties style:text-position="0% 100%" fo:language="it" fo:country="IT" fo:font-weight="normal" officeooo:rsid="0052f115" style:font-weight-asian="normal" style:font-weight-complex="normal"/>
    </style:style>
    <style:style style:name="T99" style:family="text">
      <style:text-properties style:text-position="0% 100%" fo:language="it" fo:country="IT" fo:font-weight="normal" officeooo:rsid="0054e318" style:font-weight-asian="normal" style:font-weight-complex="normal"/>
    </style:style>
    <style:style style:name="T100" style:family="text">
      <style:text-properties style:text-position="0% 100%" fo:language="it" fo:country="IT" fo:font-weight="normal" officeooo:rsid="005c8e15" style:font-weight-asian="normal" style:font-weight-complex="normal"/>
    </style:style>
    <style:style style:name="T101" style:family="text">
      <style:text-properties style:text-position="0% 100%" fo:language="it" fo:country="IT" fo:font-weight="normal" officeooo:rsid="005d73f6" style:font-weight-asian="normal" style:font-weight-complex="normal"/>
    </style:style>
    <style:style style:name="T102" style:family="text">
      <style:text-properties style:text-position="0% 100%" fo:language="it" fo:country="IT" fo:font-weight="normal" officeooo:rsid="005dcc03" style:font-weight-asian="normal" style:font-weight-complex="normal"/>
    </style:style>
    <style:style style:name="T103" style:family="text">
      <style:text-properties style:text-position="0% 100%" fo:language="it" fo:country="IT" fo:font-weight="normal" officeooo:rsid="0061cd44" style:font-weight-asian="normal" style:font-weight-complex="normal"/>
    </style:style>
    <style:style style:name="T104" style:family="text">
      <style:text-properties style:text-position="0% 100%" fo:language="it" fo:country="IT" fo:font-weight="normal" officeooo:rsid="006c6c72" style:font-weight-asian="normal" style:font-weight-complex="normal"/>
    </style:style>
    <style:style style:name="T105" style:family="text">
      <style:text-properties style:text-position="0% 100%" fo:language="it" fo:country="IT" fo:font-weight="normal" officeooo:rsid="006d1306" style:font-weight-asian="normal" style:font-weight-complex="normal"/>
    </style:style>
    <style:style style:name="T106" style:family="text">
      <style:text-properties style:text-position="0% 100%" fo:language="en" fo:country="US" fo:font-weight="normal" officeooo:rsid="005c8e15" style:font-weight-asian="normal" style:font-weight-complex="normal"/>
    </style:style>
    <style:style style:name="T107" style:family="text">
      <style:text-properties style:text-position="0% 100%" fo:language="en" fo:country="US" fo:font-weight="normal" officeooo:rsid="006c6c72" style:font-weight-asian="normal" style:font-weight-complex="normal"/>
    </style:style>
    <style:style style:name="T108" style:family="text">
      <style:text-properties style:font-name="Liberation Mono1" fo:font-size="11pt" fo:font-style="normal" fo:font-weight="normal" style:font-size-asian="11pt" style:font-style-asian="normal" style:font-weight-asian="normal"/>
    </style:style>
    <style:style style:name="T109" style:family="text">
      <style:text-properties style:font-name="Liberation Mono1" fo:font-size="11pt" fo:font-style="normal" fo:font-weight="normal" officeooo:rsid="0047e442" style:font-size-asian="11pt" style:font-style-asian="normal" style:font-weight-asian="normal"/>
    </style:style>
    <style:style style:name="T110" style:family="text">
      <style:text-properties fo:language="en" fo:country="US"/>
    </style:style>
    <style:style style:name="T111" style:family="text">
      <style:text-properties fo:language="en" fo:country="US" officeooo:rsid="00489322"/>
    </style:style>
    <style:style style:name="T112" style:family="text">
      <style:text-properties fo:language="en" fo:country="US" fo:font-style="italic" officeooo:rsid="0087537f" style:font-style-asian="italic" style:font-style-complex="italic"/>
    </style:style>
    <style:style style:name="T113" style:family="text">
      <style:text-properties fo:language="en" fo:country="US" fo:font-weight="bold" officeooo:rsid="00b68cfa" style:font-weight-asian="bold" style:font-weight-complex="bold"/>
    </style:style>
    <style:style style:name="T114" style:family="text">
      <style:text-properties fo:language="en" fo:country="US" fo:font-weight="bold" officeooo:rsid="00b91d1e" style:font-weight-asian="bold" style:font-weight-complex="bold"/>
    </style:style>
    <style:style style:name="T115" style:family="text">
      <style:text-properties fo:language="en" fo:country="US" officeooo:rsid="008bb9d6"/>
    </style:style>
    <style:style style:name="T116" style:family="text">
      <style:text-properties fo:language="en" fo:country="US" officeooo:rsid="008cb0cf"/>
    </style:style>
    <style:style style:name="T117" style:family="text">
      <style:text-properties fo:language="en" fo:country="US" officeooo:rsid="00a1f3d8"/>
    </style:style>
    <style:style style:name="T118" style:family="text">
      <style:text-properties fo:language="en" fo:country="US" officeooo:rsid="00b132e6"/>
    </style:style>
    <style:style style:name="T119" style:family="text">
      <style:text-properties fo:language="en" fo:country="US" officeooo:rsid="00b3c2a5"/>
    </style:style>
    <style:style style:name="T120" style:family="text">
      <style:text-properties fo:language="en" fo:country="US" officeooo:rsid="00b5ae99"/>
    </style:style>
    <style:style style:name="T121" style:family="text">
      <style:text-properties fo:language="en" fo:country="US" officeooo:rsid="00baeb36"/>
    </style:style>
    <style:style style:name="T122" style:family="text">
      <style:text-properties fo:language="en" fo:country="US" officeooo:rsid="00bbd2cc"/>
    </style:style>
    <style:style style:name="T123" style:family="text">
      <style:text-properties fo:font-style="normal" officeooo:rsid="006c6c72" style:font-style-asian="normal" style:font-style-complex="normal"/>
    </style:style>
    <style:style style:name="T124" style:family="text">
      <style:text-properties fo:font-style="normal" officeooo:rsid="0073f571" style:font-style-asian="normal" style:font-style-complex="normal"/>
    </style:style>
    <style:style style:name="T125" style:family="text">
      <style:text-properties fo:font-style="normal" officeooo:rsid="00884a39" style:font-style-asian="normal" style:font-style-complex="normal"/>
    </style:style>
    <style:style style:name="T126" style:family="text">
      <style:text-properties fo:font-style="normal" officeooo:rsid="008871f2" style:font-style-asian="normal" style:font-style-complex="normal"/>
    </style:style>
    <style:style style:name="T127" style:family="text">
      <style:text-properties fo:font-weight="bold" officeooo:rsid="00406206" style:font-weight-asian="bold" style:font-weight-complex="bold"/>
    </style:style>
    <style:style style:name="T128" style:family="text">
      <style:text-properties fo:font-weight="bold" officeooo:rsid="000fc597" style:font-weight-asian="bold" style:font-weight-complex="bold"/>
    </style:style>
    <style:style style:name="T129" style:family="text">
      <style:text-properties fo:font-weight="bold" officeooo:rsid="0056c492" style:font-weight-asian="bold" style:font-weight-complex="bold"/>
    </style:style>
    <style:style style:name="T130" style:family="text">
      <style:text-properties fo:font-weight="bold" officeooo:rsid="0058281c" style:font-weight-asian="bold" style:font-weight-complex="bold"/>
    </style:style>
    <style:style style:name="T131" style:family="text">
      <style:text-properties fo:font-weight="bold" officeooo:rsid="00619bc1" style:font-weight-asian="bold" style:font-weight-complex="bold"/>
    </style:style>
    <style:style style:name="T132" style:family="text">
      <style:text-properties fo:font-weight="bold" officeooo:rsid="0069d128" style:font-weight-asian="bold" style:font-weight-complex="bold"/>
    </style:style>
    <style:style style:name="T133" style:family="text">
      <style:text-properties fo:font-weight="bold" officeooo:rsid="006b6f3c" style:font-weight-asian="bold" style:font-weight-complex="bold"/>
    </style:style>
    <style:style style:name="T134" style:family="text">
      <style:text-properties fo:font-weight="bold" officeooo:rsid="00801965" style:font-weight-asian="bold" style:font-weight-complex="bold"/>
    </style:style>
    <style:style style:name="T135" style:family="text">
      <style:text-properties fo:font-weight="bold" officeooo:rsid="008a34f1" style:font-weight-asian="bold" style:font-weight-complex="bold"/>
    </style:style>
    <style:style style:name="T136" style:family="text">
      <style:text-properties fo:font-weight="bold" officeooo:rsid="00956a87" style:font-weight-asian="bold" style:font-weight-complex="bold"/>
    </style:style>
    <style:style style:name="T137" style:family="text">
      <style:text-properties fo:font-weight="bold" officeooo:rsid="0095cf34" style:font-weight-asian="bold" style:font-weight-complex="bold"/>
    </style:style>
    <style:style style:name="T138" style:family="text">
      <style:text-properties fo:font-weight="bold" officeooo:rsid="0098f4f1" style:font-weight-asian="bold" style:font-weight-complex="bold"/>
    </style:style>
    <style:style style:name="T139" style:family="text">
      <style:text-properties fo:font-weight="bold" officeooo:rsid="009abe68" style:font-weight-asian="bold" style:font-weight-complex="bold"/>
    </style:style>
    <style:style style:name="T140" style:family="text">
      <style:text-properties officeooo:rsid="0037af95"/>
    </style:style>
    <style:style style:name="T141" style:family="text">
      <style:text-properties officeooo:rsid="0061cd44"/>
    </style:style>
    <style:style style:name="T142" style:family="text">
      <style:text-properties officeooo:rsid="0063acea"/>
    </style:style>
    <style:style style:name="T143" style:family="text">
      <style:text-properties officeooo:rsid="0064c2ca"/>
    </style:style>
    <style:style style:name="T144" style:family="text">
      <style:text-properties officeooo:rsid="006c6c72"/>
    </style:style>
    <style:style style:name="T145" style:family="text">
      <style:text-properties officeooo:rsid="007373ea"/>
    </style:style>
    <style:style style:name="T146" style:family="text">
      <style:text-properties officeooo:rsid="0073f571"/>
    </style:style>
    <style:style style:name="T147" style:family="text">
      <style:text-properties officeooo:rsid="007508c2"/>
    </style:style>
    <style:style style:name="T148" style:family="text">
      <style:text-properties officeooo:rsid="007578e5"/>
    </style:style>
    <style:style style:name="T149" style:family="text">
      <style:text-properties officeooo:rsid="0079b55f"/>
    </style:style>
    <style:style style:name="T150" style:family="text">
      <style:text-properties officeooo:rsid="007dfabd"/>
    </style:style>
    <style:style style:name="T151" style:family="text">
      <style:text-properties officeooo:rsid="008871f2"/>
    </style:style>
    <style:style style:name="T152" style:family="text">
      <style:text-properties officeooo:rsid="008bb9d6"/>
    </style:style>
    <style:style style:name="T153" style:family="text">
      <style:text-properties officeooo:rsid="00956a87"/>
    </style:style>
    <style:style style:name="T154" style:family="text">
      <style:text-properties officeooo:rsid="0095cf34"/>
    </style:style>
    <style:style style:name="T155" style:family="text">
      <style:text-properties officeooo:rsid="009f9403"/>
    </style:style>
    <style:style style:name="T156" style:family="text">
      <style:text-properties officeooo:rsid="00ab49d2"/>
    </style:style>
    <style:style style:name="T157" style:family="text">
      <style:text-properties officeooo:rsid="00c0d578"/>
    </style:style>
    <style:style style:name="T158" style:family="text">
      <style:text-properties officeooo:rsid="00c1e65b"/>
    </style:style>
    <style:style style:name="T159" style:family="text">
      <style:text-properties officeooo:rsid="00c325a7"/>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start text:name="__DdeLink__1871_3529012349"/><text:bookmark-start text:name="__DdeLink__1869_3529012349"/>Introduzione</text:p>
      <text:p text:style-name="P19"/>
      <text:p text:style-name="P1"><text:span text:style-name="T17">1. </text:span>Problema d<text:span text:style-name="T157">el clustering</text:span></text:p>
      <text:p text:style-name="P1"/>
      <text:p text:style-name="P122">Il <text:span text:style-name="T158">problema del clustering</text:span><text:span text:style-name="T26"> </text:span><text:span text:style-name="T27">è</text:span><text:span text:style-name="T26"> </text:span>un problema <text:span text:style-name="T159">nato nell’ambito dell’unsupervised learning (ovvero il learning su dati senza label) e consiste nel partizionare esempi senza label in sottoinsiemi disgiunti (i cluster) in modo tale da massimizzare la somiglianza tra gli elementi all’interno dei cluster (infra-cluster similarity) e massimizzare la differenza tra gli elementi di cluster differenti (inter-cluster dissimilarity); può essere applicato praticamente ad ogni campo, per esempio in ambito commerciale potremmo dividere i clienti secondo le loro similarità per poi proporre prodotti più appropriati alle categorie di clienti dedotte.</text:span></text:p>
      <text:p text:style-name="P122"/>
      <text:p text:style-name="P123">Gli algoritmi di clustering si dividono in gerarchici e diretti:</text:p>
      <text:list xml:id="list4234483492" text:style-name="L10">
        <text:list-item>
          <text:p text:style-name="P108"><text:span text:style-name="T60">gli algoritmi gerarchici hanno una maggiore complessità </text:span><text:span text:style-name="T63">computazionale </text:span><text:span text:style-name="T60">in quanto producono un albero aciclico che ha come foglie i singoli elementi e come nodi le categorie (un problema differente, invece, è quello di nominare queste categorie!); </text:span><text:span text:style-name="T61">per esempio </text:span><text:span text:style-name="T62">un algoritmo di questo tipo ap</text:span><text:span text:style-name="T63">p</text:span><text:span text:style-name="T62">licato ad un insieme di esseri viventi dovrebbe produrre una vera e propria tassonomia.</text:span></text:p>
        </text:list-item>
        <text:list-item>
          <text:p text:style-name="P109"><text:span text:style-name="T60">g</text:span><text:span text:style-name="T56">li algoritmi diretti hanno complessità minore perché non devono costruire un albero ma dato k il numero di cluster (cioè la granularità con cui osserveremo il dataset) producono direttamente una (sola) clusterizzazione e non a più livelli come nel caso precedente. </text:span><text:span text:style-name="T62">Il problema principale di questi algoritmi è la scelta dei k cluster iniziali in quanto potrebbe non essere noto né quante sono le categorie attese (quindi il k ideale) ma la scelta degli elementi per ciascun cluster può incidere così tanto sul risultato che viene chiamato scelta del seed.</text:span></text:p>
        </text:list-item>
      </text:list>
      <text:p text:style-name="P110"><text:span text:style-name="T62"/></text:p>
      <text:p text:style-name="P122"><text:span text:style-name="T159"><text:s/></text:span>del trasporto merci ferroviario e consiste nella ricerca di un piano di classificazione che minimizzi i costi di trasporto e gestione delle merci. Nel traporto su rotaia, infatti, le merci (dette anche commodity) non viaggiano in modo indipendente l’una dall’altra ma in vari momenti del loro viaggio vengono trasportate insieme ad altre merci che potenzialmente hanno una diversa origine e/o una diversa destinazione. Un piano di classificazione ha lo scopo di trovare un modo efficiente per raggruppare le commodity <text:span text:style-name="T26">in</text:span> blocchi. Un blocco<text:span text:style-name="T26"> </text:span><text:span text:style-name="T27">è</text:span><text:span text:style-name="T26"> </text:span>contraddistinto da una stazione (o yard) di origine A e uno yard di destinazione B e consiste in un gruppo di commodity che viaggia insieme da A a B. Quando una commodity deve passare dal blocco (A, B) al blocco (B, C) tutte le car della commodity sono sottoposte in B ad un’operazione di riclassificazione, che<text:span text:style-name="T26"> </text:span><text:span text:style-name="T27">è</text:span><text:span text:style-name="T26"> </text:span>un’attivit`a lunga e costosa. Di qui l’esigenza di definire un piano di classificazione che tenga contenuto il numero di riclassificazioni rispettando alcuni vincoli di capacit<text:span text:style-name="T27">à</text:span> degli yard. Infatti ogni yard dispone di un certo numero di binari di classificazione da utilizzare per formare i blocchi: ogni binario pu<text:span text:style-name="T27">ò</text:span> essere usato per un solo blocco, ma per uno stesso blocco possono essere allocati pi<text:span text:style-name="T27">ù</text:span> binari (se le car di un blocco occupano uno spazio maggiore della lunghezza di un binario).<text:bookmark-end text:name="__DdeLink__1871_3529012349"/><text:bookmark-end text:name="__DdeLink__1869_3529012349"/></text:p>
      <text:p text:style-name="P3"/>
      <text:p text:style-name="P2">2. Modello di Programmazione Lineare Intera</text:p>
      <text:p text:style-name="P2"/>
      <text:p text:style-name="P4">Sia <draw:frame draw:style-name="fr1" draw:name="Object1" text:anchor-type="as-char" svg:y="-0.1484in" svg:width="0.2154in" svg:height="0.1839in" draw:z-index="0"><draw:object xlink:href="./Object 1" xlink:type="simple" xlink:show="embed" xlink:actuate="onLoad"/><draw:image xlink:href="./ObjectReplacements/Object 1" xlink:type="simple" xlink:show="embed" xlink:actuate="onLoad"/></draw:frame><text:s/>un insieme di yard di una rete ferroviaria e sia <draw:frame draw:style-name="fr1" draw:name="Object2" text:anchor-type="as-char" svg:y="-0.1484in" svg:width="0.2161in" svg:height="0.1839in" draw:z-index="1"><draw:object xlink:href="./Object 2" xlink:type="simple" xlink:show="embed" xlink:actuate="onLoad"/><draw:image xlink:href="./ObjectReplacements/Object 2" xlink:type="simple" xlink:show="embed" xlink:actuate="onLoad"/></draw:frame><text:s/>un insieme di commodity che devono essere spedite. Sia <draw:frame draw:style-name="fr1" draw:name="Object13" text:anchor-type="as-char" svg:y="-0.1484in" svg:width="0.2071in" svg:height="0.1839in" draw:z-index="3"><draw:object xlink:href="./Object 13" xlink:type="simple" xlink:show="embed" xlink:actuate="onLoad"/><draw:image xlink:href="./ObjectReplacements/Object 13" xlink:type="simple" xlink:show="embed" xlink:actuate="onLoad"/></draw:frame><text:s/>l’insieme dei blocchi che possono essere formati. Si assuma che <draw:frame draw:style-name="fr1" draw:name="Object11" text:anchor-type="as-char" svg:y="-0.152in" svg:width="1.8047in" svg:height="0.1992in" draw:z-index="2"><draw:object xlink:href="./Object 11" xlink:type="simple" xlink:show="embed" xlink:actuate="onLoad"/><draw:image xlink:href="./ObjectReplacements/Object 11" xlink:type="simple" xlink:show="embed" xlink:actuate="onLoad"/></draw:frame>. </text:p>
      <text:p text:style-name="P5"/>
      <text:p text:style-name="P6">Una formulazione PLI per il Blocking Problem <text:span text:style-name="T28">è</text:span>: </text:p>
      <text:p text:style-name="P6"><text:soft-page-break/><draw:frame draw:style-name="fr1" draw:name="Object20" text:anchor-type="as-char" svg:y="-0.172in" svg:width="3.0201in" svg:height="0.361in" draw:z-index="4"><draw:object xlink:href="./Object 20" xlink:type="simple" xlink:show="embed" xlink:actuate="onLoad"/><draw:image xlink:href="./ObjectReplacements/Object 20" xlink:type="simple" xlink:show="embed" xlink:actuate="onLoad"/></draw:frame><text:s/><text:span text:style-name="T29">[</text:span>1a<text:span text:style-name="T29">]</text:span> </text:p>
      <text:p text:style-name="P18">s.t.</text:p>
      <text:list xml:id="list2801099311" text:style-name="L1">
        <text:list-item>
          <text:p text:style-name="P88"><text:span text:style-name="T57"><draw:frame draw:style-name="fr1" draw:name="Object21" text:anchor-type="as-char" svg:y="-0.3717in" svg:width="4.0299in" svg:height="0.7075in" draw:z-index="5"><draw:object xlink:href="./Object 21" xlink:type="simple" xlink:show="embed" xlink:actuate="onLoad"/><draw:image xlink:href="./ObjectReplacements/Object 21" xlink:type="simple" xlink:show="embed" xlink:actuate="onLoad"/></draw:frame></text:span><text:span text:style-name="T57"><text:s/></text:span><text:span text:style-name="T50">[</text:span><text:span text:style-name="T57">1b</text:span><text:span text:style-name="T50">]</text:span><text:span text:style-name="T57"> </text:span></text:p>
        </text:list-item>
        <text:list-item>
          <text:p text:style-name="P89"><draw:frame draw:style-name="fr1" draw:name="Object22" text:anchor-type="as-char" svg:y="-0.1701in" svg:width="1.5917in" svg:height="0.3598in" draw:z-index="6"><draw:object xlink:href="./Object 22" xlink:type="simple" xlink:show="embed" xlink:actuate="onLoad"/><draw:image xlink:href="./ObjectReplacements/Object 22" xlink:type="simple" xlink:show="embed" xlink:actuate="onLoad"/></draw:frame><text:s/><text:span text:style-name="T30">[</text:span>1c<text:span text:style-name="T30">]</text:span> </text:p>
        </text:list-item>
        <text:list-item>
          <text:p text:style-name="P89"><draw:frame draw:style-name="fr1" draw:name="Object23" text:anchor-type="as-char" svg:y="-0.172in" svg:width="2.8807in" svg:height="0.3402in" draw:z-index="7"><draw:object xlink:href="./Object 23" xlink:type="simple" xlink:show="embed" xlink:actuate="onLoad"/><draw:image xlink:href="./ObjectReplacements/Object 23" xlink:type="simple" xlink:show="embed" xlink:actuate="onLoad"/></draw:frame><text:s/><text:span text:style-name="T30">[</text:span>1d<text:span text:style-name="T30">]</text:span></text:p>
        </text:list-item>
        <text:list-item>
          <text:p text:style-name="P89"><text:span text:style-name="T30"><draw:frame draw:style-name="fr1" draw:name="Object24" text:anchor-type="as-char" svg:y="-0.172in" svg:width="2.6689in" svg:height="0.2327in" draw:z-index="17"><draw:object xlink:href="./Object 24" xlink:type="simple" xlink:show="embed" xlink:actuate="onLoad"/><draw:image xlink:href="./ObjectReplacements/Object 24" xlink:type="simple" xlink:show="embed" xlink:actuate="onLoad"/><svg:desc>formula</svg:desc></draw:frame></text:span><text:span text:style-name="T46">[1e]</text:span></text:p>
        </text:list-item>
      </text:list>
      <text:p text:style-name="P6"><text:s/></text:p>
      <text:p text:style-name="P6"/>
      <text:p text:style-name="P6"><text:s/>dove il significato delle variabili<text:span text:style-name="T26"> </text:span><text:span text:style-name="T31">è</text:span><text:span text:style-name="T26"> </text:span>il seguente: </text:p>
      <text:list xml:id="list2429567044" text:style-name="L2">
        <text:list-item>
          <text:p text:style-name="P90"><draw:frame draw:style-name="fr1" draw:name="Object25" text:anchor-type="as-char" svg:y="-0.152in" svg:width="5.3327in" svg:height="0.2126in" draw:z-index="8"><draw:object xlink:href="./Object 25" xlink:type="simple" xlink:show="embed" xlink:actuate="onLoad"/><draw:image xlink:href="./ObjectReplacements/Object 25" xlink:type="simple" xlink:show="embed" xlink:actuate="onLoad"/></draw:frame></text:p>
        </text:list-item>
        <text:list-item>
          <text:p text:style-name="P90"><draw:frame draw:style-name="fr1" draw:name="Object26" text:anchor-type="as-char" svg:y="-0.2457in" svg:width="4.5402in" svg:height="0.4311in" draw:z-index="9"><draw:object xlink:href="./Object 26" xlink:type="simple" xlink:show="embed" xlink:actuate="onLoad"/><draw:image xlink:href="./ObjectReplacements/Object 26" xlink:type="simple" xlink:show="embed" xlink:actuate="onLoad"/></draw:frame></text:p>
        </text:list-item>
      </text:list>
      <text:p text:style-name="P17"/>
      <text:p text:style-name="P8"><text:s/>e dove il vincolo <text:span text:style-name="T32">[</text:span>1b<text:span text:style-name="T32">]</text:span><text:span text:style-name="T26"> </text:span><text:span text:style-name="T32">è</text:span><text:span text:style-name="T26"> </text:span>un vincolo di flusso e i vincoli <text:span text:style-name="T32">[</text:span>1c<text:span text:style-name="T32">]</text:span> e <text:span text:style-name="T32">[</text:span>1d<text:span text:style-name="T32">]</text:span> <text:span text:style-name="T32">sono vincoli di capacità</text:span>.</text:p>
      <text:p text:style-name="P8"/>
      <text:p text:style-name="P8"/>
      <text:p text:style-name="P8"/>
      <text:p text:style-name="P9"><text:span text:style-name="T47">Il</text:span> significato delle <text:span text:style-name="T47">costanti, invece,</text:span><text:span text:style-name="T26"> </text:span><text:span text:style-name="T31">è</text:span><text:span text:style-name="T26"> </text:span>il seguente:</text:p>
      <text:list xml:id="list685001904" text:style-name="L3">
        <text:list-item>
          <text:p text:style-name="P91"><draw:frame draw:style-name="fr1" draw:name="Object69" text:anchor-type="as-char" svg:y="-0.152in" svg:width="2.7736in" svg:height="0.2126in" draw:z-index="18"><draw:object xlink:href="./Object 69" xlink:type="simple" xlink:show="embed" xlink:actuate="onLoad"/><draw:image xlink:href="./ObjectReplacements/Object 69" xlink:type="simple" xlink:show="embed" xlink:actuate="onLoad"/><svg:desc>formula</svg:desc></draw:frame></text:p>
        </text:list-item>
        <text:list-item>
          <text:p text:style-name="P91"><draw:frame draw:style-name="fr1" draw:name="Object70" text:anchor-type="as-char" svg:y="-0.1484in" svg:width="2.7193in" svg:height="0.2091in" draw:z-index="19"><draw:object xlink:href="./Object 70" xlink:type="simple" xlink:show="embed" xlink:actuate="onLoad"/><draw:image xlink:href="./ObjectReplacements/Object 70" xlink:type="simple" xlink:show="embed" xlink:actuate="onLoad"/><svg:desc>formula</svg:desc></draw:frame></text:p>
        </text:list-item>
        <text:list-item>
          <text:p text:style-name="P91"><draw:frame draw:style-name="fr1" draw:name="Object71" text:anchor-type="as-char" svg:y="-0.1484in" svg:width="3.0008in" svg:height="0.2091in" draw:z-index="27"><draw:object xlink:href="./Object 71" xlink:type="simple" xlink:show="embed" xlink:actuate="onLoad"/><draw:image xlink:href="./ObjectReplacements/Object 71" xlink:type="simple" xlink:show="embed" xlink:actuate="onLoad"/><svg:desc>formula</svg:desc></draw:frame></text:p>
        </text:list-item>
        <text:list-item>
          <text:p text:style-name="P91"><draw:frame draw:style-name="fr1" draw:name="Object62" text:anchor-type="as-char" svg:y="-0.1484in" svg:width="3.1429in" svg:height="0.2091in" draw:z-index="28"><draw:object xlink:href="./Object 62" xlink:type="simple" xlink:show="embed" xlink:actuate="onLoad"/><draw:image xlink:href="./ObjectReplacements/Object 62" xlink:type="simple" xlink:show="embed" xlink:actuate="onLoad"/><svg:desc>formula</svg:desc></draw:frame></text:p>
        </text:list-item>
        <text:list-item>
          <text:p text:style-name="P91"><draw:frame draw:style-name="fr1" draw:name="Object68" text:anchor-type="as-char" svg:y="-0.1484in" svg:width="3.3402in" svg:height="0.2091in" draw:z-index="30"><draw:object xlink:href="./Object 68" xlink:type="simple" xlink:show="embed" xlink:actuate="onLoad"/><draw:image xlink:href="./ObjectReplacements/Object 68" xlink:type="simple" xlink:show="embed" xlink:actuate="onLoad"/><svg:desc>formula</svg:desc></draw:frame></text:p>
        </text:list-item>
        <text:list-item>
          <text:p text:style-name="P91"><draw:frame draw:style-name="fr1" draw:name="Object63" text:anchor-type="as-char" svg:y="-0.1484in" svg:width="2.6902in" svg:height="0.2091in" draw:z-index="31"><draw:object xlink:href="./Object 63" xlink:type="simple" xlink:show="embed" xlink:actuate="onLoad"/><draw:image xlink:href="./ObjectReplacements/Object 63" xlink:type="simple" xlink:show="embed" xlink:actuate="onLoad"/><svg:desc>formula</svg:desc></draw:frame></text:p>
        </text:list-item>
        <text:list-item>
          <text:p text:style-name="P91"><draw:frame draw:style-name="fr1" draw:name="Object66" text:anchor-type="as-char" svg:y="-0.1484in" svg:width="3.0465in" svg:height="0.2091in" draw:z-index="32"><draw:object xlink:href="./Object 66" xlink:type="simple" xlink:show="embed" xlink:actuate="onLoad"/><draw:image xlink:href="./ObjectReplacements/Object 66" xlink:type="simple" xlink:show="embed" xlink:actuate="onLoad"/><svg:desc>formula</svg:desc></draw:frame></text:p>
        </text:list-item>
        <text:list-item>
          <text:p text:style-name="P94"><draw:frame draw:style-name="fr1" draw:name="Object65" text:anchor-type="as-char" svg:y="-0.1484in" svg:width="0.1626in" svg:height="0.1839in" draw:z-index="33"><draw:object xlink:href="./Object 65" xlink:type="simple" xlink:show="embed" xlink:actuate="onLoad"/><draw:image xlink:href="./ObjectReplacements/Object 65" xlink:type="simple" xlink:show="embed" xlink:actuate="onLoad"/><svg:desc>formula</svg:desc></draw:frame><text:s/>è il costo di <text:span text:style-name="T110">ric</text:span><text:span text:style-name="T118">l</text:span><text:span text:style-name="T110">assificazione</text:span></text:p>
        </text:list-item>
        <text:list-item>
          <text:p text:style-name="P94"><draw:frame draw:style-name="fr1" draw:name="Object64" text:anchor-type="as-char" svg:y="-0.1484in" svg:width="0.1374in" svg:height="0.1839in" draw:z-index="34"><draw:object xlink:href="./Object 64" xlink:type="simple" xlink:show="embed" xlink:actuate="onLoad"/><draw:image xlink:href="./ObjectReplacements/Object 64" xlink:type="simple" xlink:show="embed" xlink:actuate="onLoad"/><svg:desc>formula</svg:desc></draw:frame><text:s/>è il costo di trasporto al kilometro</text:p>
        </text:list-item>
      </text:list>
      <text:p text:style-name="P6"/>
      <text:p text:style-name="P7">Stiamo quindi trascurando diversi aspetti quali <text:span text:style-name="T2">per esempio</text:span>:</text:p>
      <text:list xml:id="list3079586494" text:style-name="L4">
        <text:list-item>
          <text:p text:style-name="P92">Gli orari dei treni.</text:p>
        </text:list-item>
        <text:list-item>
          <text:p text:style-name="P92">Gli yard non sono di solito <text:span text:style-name="T3">massimalmente</text:span> connessi.</text:p>
        </text:list-item>
        <text:list-item>
          <text:p text:style-name="P92"><text:span text:style-name="T1">L</text:span>e car per ogni track abbiano valore intero <text:span text:style-name="T1">(</text:span><text:span text:style-name="T28">i</text:span> vincol<text:span text:style-name="T28">i</text:span> <text:span text:style-name="T28">di capacità <text:s/>[1c</text:span><text:span text:style-name="T32">]</text:span><text:span text:style-name="T28"> e </text:span><text:span text:style-name="T32">[</text:span><text:span text:style-name="T28">1d] </text:span>non <text:span text:style-name="T1">lo </text:span>impo<text:span text:style-name="T28">ngono</text:span><text:span text:style-name="T1">)</text:span>.</text:p>
        </text:list-item>
      </text:list>
      <text:p text:style-name="P7"/>
      <text:p text:style-name="P21">Trascrizione modello PLI in linguaggio AMPL</text:p>
      <text:p text:style-name="P11">(dimostrazione non formale)</text:p>
      <text:p text:style-name="P10"/>
      <text:p text:style-name="P2">1. Funzione stella</text:p>
      <text:p text:style-name="P10"/>
      <text:p text:style-name="P12"><text:span text:style-name="T4">Dato che ogni yard</text:span><text:span text:style-name="T33"> </text:span><text:span text:style-name="T32">è</text:span><text:span text:style-name="T33"> </text:span><text:span text:style-name="T4">collegato da un blocco a ciascun altro yard, </text:span><text:span text:style-name="T33">l</text:span><text:span text:style-name="T32">’</text:span><text:span text:style-name="T33">insieme</text:span><text:span text:style-name="T4"> dei successori e predecessori di un dato yard </text:span><text:span text:style-name="T4"><draw:frame draw:style-name="fr1" draw:name="Object27" text:anchor-type="as-char" svg:y="-0.1484in" svg:width="0.1701in" svg:height="0.1839in" draw:z-index="10"><draw:object xlink:href="./Object 27" xlink:type="simple" xlink:show="embed" xlink:actuate="onLoad"/><draw:image xlink:href="./ObjectReplacements/Object 27" xlink:type="simple" xlink:show="embed" xlink:actuate="onLoad"/></draw:frame></text:span><text:span text:style-name="T4"><text:s/></text:span><text:span text:style-name="T32">è</text:span><text:span text:style-name="T4"> semplicemente l’insieme stesso degli yard escluso </text:span><text:span text:style-name="T4"><draw:frame draw:style-name="fr1" draw:name="Object28" text:anchor-type="as-char" svg:y="-0.1484in" svg:width="0.1701in" svg:height="0.1839in" draw:z-index="11"><draw:object xlink:href="./Object 28" xlink:type="simple" xlink:show="embed" xlink:actuate="onLoad"/><draw:image xlink:href="./ObjectReplacements/Object 28" xlink:type="simple" xlink:show="embed" xlink:actuate="onLoad"/></draw:frame></text:span><text:span text:style-name="T4">. </text:span></text:p>
      <text:p text:style-name="P23"><text:span text:style-name="T54">Rilassando quest’ultimo vincolo: dato</text:span><text:span text:style-name="T58"> un generico </text:span><text:span text:style-name="T59"><draw:frame draw:style-name="fr1" draw:name="Object29" text:anchor-type="as-char" svg:y="-0.1484in" svg:width="0.3957in" svg:height="0.1839in" draw:z-index="12"><draw:object xlink:href="./Object 29" xlink:type="simple" xlink:show="embed" xlink:actuate="onLoad"/><draw:image xlink:href="./ObjectReplacements/Object 29" xlink:type="simple" xlink:show="embed" xlink:actuate="onLoad"/></draw:frame></text:span><text:span text:style-name="T58">possiamo quindi</text:span><text:span text:style-name="T59"> </text:span><text:span text:style-name="T58">sostituire </text:span><text:span text:style-name="T58"><draw:frame draw:style-name="fr1" draw:name="Object30" text:anchor-type="as-char" svg:y="-0.172in" svg:width="0.4283in" svg:height="0.2193in" draw:z-index="35"><draw:object xlink:href="./Object 30" xlink:type="simple" xlink:show="embed" xlink:actuate="onLoad"/><draw:image xlink:href="./ObjectReplacements/Object 30" xlink:type="simple" xlink:show="embed" xlink:actuate="onLoad"/></draw:frame></text:span><text:span text:style-name="T58">e </text:span><draw:frame draw:style-name="fr1" draw:name="Object32" text:anchor-type="as-char" svg:y="-0.172in" svg:width="0.4425in" svg:height="0.2193in" draw:z-index="37"><draw:object xlink:href="./Object 32" xlink:type="simple" xlink:show="embed" xlink:actuate="onLoad"/><draw:image xlink:href="./ObjectReplacements/Object 32" xlink:type="simple" xlink:show="embed" xlink:actuate="onLoad"/></draw:frame><text:s/><text:span text:style-name="T55">rispettivamente con</text:span><text:span text:style-name="T108"> </text:span><text:span text:style-name="T108"><draw:frame draw:style-name="fr1" draw:name="Object31" text:anchor-type="as-char" svg:y="-0.152in" svg:width="1.461in" svg:height="0.1992in" draw:z-index="38"><draw:object xlink:href="./Object 31" xlink:type="simple" xlink:show="embed" xlink:actuate="onLoad"/><draw:image xlink:href="./ObjectReplacements/Object 31" xlink:type="simple" xlink:show="embed" xlink:actuate="onLoad"/></draw:frame></text:span><text:span text:style-name="T108"><text:s/></text:span><text:span text:style-name="T64">e</text:span><text:span text:style-name="T109"> </text:span><text:span text:style-name="T51"><draw:frame draw:style-name="fr1" draw:name="Object53" text:anchor-type="as-char" svg:y="-0.152in" svg:width="1.4752in" svg:height="0.1992in" draw:z-index="39"><draw:object xlink:href="./Object 53" xlink:type="simple" xlink:show="embed" xlink:actuate="onLoad"/><draw:image xlink:href="./ObjectReplacements/Object 53" xlink:type="simple" xlink:show="embed" xlink:actuate="onLoad"/><svg:desc>formula</svg:desc></draw:frame></text:span><text:span text:style-name="T52">, </text:span><text:span text:style-name="T53">ponendo però attenzione al caso </text:span><text:span text:style-name="T53"><draw:frame draw:style-name="fr1" draw:name="Object33" text:anchor-type="as-char" svg:y="-0.1484in" svg:width="0.3437in" svg:height="0.1839in" draw:z-index="40"><draw:object xlink:href="./Object 33" xlink:type="simple" xlink:show="embed" xlink:actuate="onLoad"/><draw:image xlink:href="./ObjectReplacements/Object 33" xlink:type="simple" xlink:show="embed" xlink:actuate="onLoad"/></draw:frame></text:span><text:span text:style-name="T53">, cioè ai self-loop</text:span><text:span text:style-name="T54">.</text:span></text:p>
      <text:p text:style-name="P12"/>
      <text:p text:style-name="P2"><text:soft-page-break/>2. Vincolo 1b</text:p>
      <text:p text:style-name="P16"/>
      <text:p text:style-name="P14"><text:span text:style-name="T34">Dato il punto 1 il vincolo </text:span><text:span text:style-name="T5"><draw:frame draw:style-name="fr1" draw:name="Object34" text:anchor-type="as-char" svg:y="-0.3717in" svg:width="4.0299in" svg:height="0.7075in" draw:z-index="13"><draw:object xlink:href="./Object 34" xlink:type="simple" xlink:show="embed" xlink:actuate="onLoad"/><draw:image xlink:href="./ObjectReplacements/Object 34" xlink:type="simple" xlink:show="embed" xlink:actuate="onLoad"/><svg:desc>formula</svg:desc></draw:frame></text:span><text:span text:style-name="T36">[1b] </text:span><text:span text:style-name="T6">pu</text:span><text:span text:style-name="T34">ò</text:span><text:span text:style-name="T6"> essere riscritt</text:span><text:span text:style-name="T34">o</text:span><text:span text:style-name="T6"> come </text:span><text:span text:style-name="T6"><draw:frame draw:style-name="fr1" draw:name="Object35" text:anchor-type="as-char" svg:y="-0.3717in" svg:width="3.2807in" svg:height="0.7075in" draw:z-index="14"><draw:object xlink:href="./Object 35" xlink:type="simple" xlink:show="embed" xlink:actuate="onLoad"/><draw:image xlink:href="./ObjectReplacements/Object 35" xlink:type="simple" xlink:show="embed" xlink:actuate="onLoad"/><svg:desc>formula</svg:desc></draw:frame></text:span><text:span text:style-name="T36">[1b’] </text:span><text:span text:style-name="T35">notando che nel caso </text:span><text:span text:style-name="T35"><draw:frame draw:style-name="fr1" draw:name="Object36" text:anchor-type="as-char" svg:y="-0.1484in" svg:width="0.3437in" svg:height="0.1839in" draw:z-index="15"><draw:object xlink:href="./Object 36" xlink:type="simple" xlink:show="embed" xlink:actuate="onLoad"/><draw:image xlink:href="./ObjectReplacements/Object 36" xlink:type="simple" xlink:show="embed" xlink:actuate="onLoad"/></draw:frame></text:span><text:span text:style-name="T35"><text:s/>la semantica del vincolo rimane valida, è solamente stata estesa ai self-loop.</text:span></text:p>
      <text:p text:style-name="P15"><text:span text:style-name="T39">La funzione è definita a tratti ma comunque lineare, </text:span><text:span text:style-name="T40">in questo </text:span><text:span text:style-name="T42">caso </text:span><text:span text:style-name="T39">è </text:span><text:span text:style-name="T40">facilmente</text:span><text:span text:style-name="T39"> riscriv</text:span><text:span text:style-name="T40">ibile</text:span><text:span text:style-name="T39"> </text:span><text:span text:style-name="T40">in una forma abituale: per es. </text:span><text:span text:style-name="T40"><draw:frame draw:style-name="fr1" draw:name="Object43" text:anchor-type="as-char" svg:y="-0.172in" svg:width="2.5217in" svg:height="0.3402in" draw:z-index="20"><draw:object xlink:href="./Object 43" xlink:type="simple" xlink:show="embed" xlink:actuate="onLoad"/><draw:image xlink:href="./ObjectReplacements/Object 43" xlink:type="simple" xlink:show="embed" xlink:actuate="onLoad"/><svg:desc>formula</svg:desc></draw:frame></text:span><text:span text:style-name="T40"><text:s/>[1b’’], ma se fosse stato più complesso nel cap.17 del manuale AMPL è trattata la gestione delle piecewise functions.<text:line-break/></text:span><text:span text:style-name="T41">I nuovi parametri </text:span><text:span text:style-name="T41"><draw:frame draw:style-name="fr1" draw:name="Object44" text:anchor-type="as-char" svg:y="-0.172in" svg:width="0.2217in" svg:height="0.2327in" draw:z-index="21"><draw:object xlink:href="./Object 44" xlink:type="simple" xlink:show="embed" xlink:actuate="onLoad"/><draw:image xlink:href="./ObjectReplacements/Object 44" xlink:type="simple" xlink:show="embed" xlink:actuate="onLoad"/></draw:frame></text:span><text:span text:style-name="T41">e </text:span><text:span text:style-name="T41"><draw:frame draw:style-name="fr1" draw:name="Object45" text:anchor-type="as-char" svg:y="-0.172in" svg:width="0.2272in" svg:height="0.2327in" draw:z-index="22"><draw:object xlink:href="./Object 45" xlink:type="simple" xlink:show="embed" xlink:actuate="onLoad"/><draw:image xlink:href="./ObjectReplacements/Object 45" xlink:type="simple" xlink:show="embed" xlink:actuate="onLoad"/></draw:frame></text:span><text:span text:style-name="T41"><text:s/>sono </text:span><text:span text:style-name="T111">matrici</text:span><text:span text:style-name="T41"> nelle quali </text:span><text:span text:style-name="T111">per ogni commodity </text:span><text:span text:style-name="T41">un solo elemento ha valore </text:span><text:span text:style-name="T41"><draw:frame draw:style-name="fr1" draw:name="Object46" text:anchor-type="as-char" svg:y="-0.1484in" svg:width="0.1618in" svg:height="0.1839in" draw:z-index="23"><draw:object xlink:href="./Object 46" xlink:type="simple" xlink:show="embed" xlink:actuate="onLoad"/><draw:image xlink:href="./ObjectReplacements/Object 46" xlink:type="simple" xlink:show="embed" xlink:actuate="onLoad"/></draw:frame></text:span><text:span text:style-name="T41"><text:s/>(rispettivamente origine e destinazione) e tutti gli altri </text:span><text:span text:style-name="T41"><draw:frame draw:style-name="fr1" draw:name="Object47" text:anchor-type="as-char" svg:y="-0.1484in" svg:width="0.1661in" svg:height="0.1839in" draw:z-index="24"><draw:object xlink:href="./Object 47" xlink:type="simple" xlink:show="embed" xlink:actuate="onLoad"/><draw:image xlink:href="./ObjectReplacements/Object 47" xlink:type="simple" xlink:show="embed" xlink:actuate="onLoad"/></draw:frame></text:span><text:span text:style-name="T41">.</text:span></text:p>
      <text:p text:style-name="P37">A questo punto trascrivere [1b’’] è immediato: </text:p>
      <text:p text:style-name="P81">subject to Flow {z in COMMODITIES, x in YARDS}: sum {y in YARDS} Commodity[z, x, y] - sum {y in YARDS} Commodity[z, y, x] = origin[z, x] - destination[z, x];</text:p>
      <text:p text:style-name="P36"><text:span text:style-name="T87">P</text:span>er completezza aggiungiamo <text:span text:style-name="T88">dei</text:span> <text:span text:style-name="T88">vincoli ai parametri:</text:span></text:p>
      <text:list xml:id="list4280479030" text:style-name="L5">
        <text:list-item>
          <text:p text:style-name="P95">Una sola origine e destinazione: </text:p>
          <text:p text:style-name="P97">(nb. <text:span text:style-name="T93">o</text:span>rigin e destination sono definiti come interi)</text:p>
        </text:list-item>
      </text:list>
      <text:p text:style-name="P80">check {z in COMMODITIES}: sum {x in YARDS} origin[z, x] = 1;</text:p>
      <text:p text:style-name="P80">check {z in COMMODITIES}: sum {x in YARDS} destination[z, x] = 1;</text:p>
      <text:list xml:id="list3389233010" text:style-name="L6">
        <text:list-item>
          <text:p text:style-name="P96">Lo yard to partenza e destinazione devono essere differenti:</text:p>
          <text:p text:style-name="P98">(lo si evince dal rhs di [1b]: per <draw:frame draw:style-name="fr1" draw:name="Object48" text:anchor-type="as-char" svg:y="-0.1484in" svg:width="0.5075in" svg:height="0.2091in" draw:z-index="25"><draw:object xlink:href="./Object 48" xlink:type="simple" xlink:show="embed" xlink:actuate="onLoad"/><draw:image xlink:href="./ObjectReplacements/Object 48" xlink:type="simple" xlink:show="embed" xlink:actuate="onLoad"/></draw:frame><text:s/>la funzione non è definita)</text:p>
        </text:list-item>
      </text:list>
      <text:p text:style-name="P82">check {z in COMMODITIES, x in YARDS}: origin[z, x] + destination[z, x] &lt;= 1;</text:p>
      <text:p text:style-name="P82"/>
      <text:p text:style-name="P78">Nota: <text:span text:style-name="T26">[1b’’] al contrario di [1b’] è definita anche nel caso </text:span><text:span text:style-name="T26"><draw:frame draw:style-name="fr1" draw:name="Object54" text:anchor-type="as-char" svg:y="-0.1484in" svg:width="0.5075in" svg:height="0.2091in" draw:z-index="43"><draw:object xlink:href="./Object 54" xlink:type="simple" xlink:show="embed" xlink:actuate="onLoad"/><draw:image xlink:href="./ObjectReplacements/Object 54" xlink:type="simple" xlink:show="embed" xlink:actuate="onLoad"/><svg:desc>formula</svg:desc></draw:frame></text:span><text:span text:style-name="T26">, caso che abbiamo comunque escuso grazie al precedente check.</text:span></text:p>
      <text:p text:style-name="P79"/>
      <text:p text:style-name="P26"><text:span text:style-name="T20">3</text:span><text:span text:style-name="T18">. Vincolo 1</text:span><text:span text:style-name="T20">c</text:span><text:span text:style-name="T5"><text:line-break/><text:line-break/></text:span><text:span text:style-name="T36">Dato il punto 1 il vincolo </text:span><text:span text:style-name="T37"><draw:frame draw:style-name="fr1" draw:name="Object37" text:anchor-type="as-char" svg:y="-0.1701in" svg:width="1.5917in" svg:height="0.3598in" draw:z-index="46"><draw:object xlink:href="./Object 37" xlink:type="simple" xlink:show="embed" xlink:actuate="onLoad"/><draw:image xlink:href="./ObjectReplacements/Object 37" xlink:type="simple" xlink:show="embed" xlink:actuate="onLoad"/><svg:desc>formula</svg:desc></draw:frame></text:span><text:span text:style-name="T30">[</text:span><text:span text:style-name="T37">1c</text:span><text:span text:style-name="T30">] </text:span><text:span text:style-name="T36">può essere riscritto come </text:span><text:span text:style-name="T37"><draw:frame draw:style-name="fr1" draw:name="Object38" text:anchor-type="as-char" svg:y="-0.1701in" svg:width="1.2417in" svg:height="0.339in" draw:z-index="47"><draw:object xlink:href="./Object 38" xlink:type="simple" xlink:show="embed" xlink:actuate="onLoad"/><draw:image xlink:href="./ObjectReplacements/Object 38" xlink:type="simple" xlink:show="embed" xlink:actuate="onLoad"/><svg:desc>formula</svg:desc></draw:frame></text:span><text:span text:style-name="T30">[</text:span><text:span text:style-name="T37">1c’</text:span><text:span text:style-name="T30">], </text:span><text:span text:style-name="T36">nel caso </text:span><text:span text:style-name="T36"><draw:frame draw:style-name="fr1" draw:name="Object39" text:anchor-type="as-char" svg:y="-0.1484in" svg:width="0.3437in" svg:height="0.1839in" draw:z-index="26"><draw:object xlink:href="./Object 39" xlink:type="simple" xlink:show="embed" xlink:actuate="onLoad"/><draw:image xlink:href="./ObjectReplacements/Object 39" xlink:type="simple" xlink:show="embed" xlink:actuate="onLoad"/></draw:frame></text:span><text:span text:style-name="T36"><text:s/></text:span><text:span text:style-name="T38">considera i track destinati ai self-loop.<text:line-break/></text:span><text:span text:style-name="T43">Il vincolo [1c’] può essere riscritto direttamente in AMPL:</text:span></text:p>
      <text:p text:style-name="P77"><text:span text:style-name="T91">subject to Capacity1 {x in YARDS}: sum {y in YARDS} Track[x, y] &lt;= track[x];</text:span><text:span text:style-name="T5"><text:line-break/></text:span></text:p>
      <text:p text:style-name="P13"><text:span text:style-name="T21">4</text:span><text:span text:style-name="T18">. Vincolo 1</text:span><text:span text:style-name="T21">d</text:span><text:span text:style-name="T5"><text:line-break/><text:line-break/></text:span><text:span text:style-name="T36">Dato il punto 1 il vincolo </text:span><text:span text:style-name="T30"><draw:frame draw:style-name="fr1" draw:name="Object40" text:anchor-type="as-char" svg:y="-0.172in" svg:width="2.8807in" svg:height="0.3402in" draw:z-index="42"><draw:object xlink:href="./Object 40" xlink:type="simple" xlink:show="embed" xlink:actuate="onLoad"/><draw:image xlink:href="./ObjectReplacements/Object 40" xlink:type="simple" xlink:show="embed" xlink:actuate="onLoad"/><svg:desc>formula</svg:desc></draw:frame></text:span><text:span text:style-name="T45">[</text:span><text:span text:style-name="T37">1</text:span><text:span text:style-name="T38">d</text:span><text:span text:style-name="T30">] </text:span><text:span text:style-name="T36">può essere riscritto come </text:span><text:span text:style-name="T30"><draw:frame draw:style-name="fr1" draw:name="Object41" text:anchor-type="as-char" svg:y="-0.172in" svg:width="4.9638in" svg:height="0.3402in" draw:z-index="49"><draw:object xlink:href="./Object 41" xlink:type="simple" xlink:show="embed" xlink:actuate="onLoad"/><draw:image xlink:href="./ObjectReplacements/Object 41" xlink:type="simple" xlink:show="embed" xlink:actuate="onLoad"/><svg:desc>formula</svg:desc></draw:frame></text:span><text:span text:style-name="T45">[</text:span><text:span text:style-name="T37">1</text:span><text:span text:style-name="T38">d</text:span><text:span text:style-name="T37">’</text:span><text:span text:style-name="T30">] </text:span><text:span text:style-name="T45">e</text:span><text:span text:style-name="T30"> </text:span><text:span text:style-name="T36">nel caso </text:span><text:span text:style-name="T36"><draw:frame draw:style-name="fr1" draw:name="Object42" text:anchor-type="as-char" svg:y="-0.1484in" svg:width="0.3437in" svg:height="0.1839in" draw:z-index="16"><draw:object xlink:href="./Object 42" xlink:type="simple" xlink:show="embed" xlink:actuate="onLoad"/><draw:image xlink:href="./ObjectReplacements/Object 42" xlink:type="simple" xlink:show="embed" xlink:actuate="onLoad"/><svg:desc>formula</svg:desc></draw:frame></text:span><text:span text:style-name="T36"><text:s/></text:span><text:span text:style-name="T38">considera i car ed i track destinati ai self-loop.</text:span></text:p>
      <text:p text:style-name="P29"><text:span text:style-name="T43">Il vincolo [1</text:span><text:span text:style-name="T44">d</text:span><text:span text:style-name="T43">’] può essere riscritto direttamente in AMPL:</text:span></text:p>
      <text:p text:style-name="P76"><text:span text:style-name="T92">subject to Capacity2 {x in YARDS, y in YARDS}: sum {z in COMMODITIES} Commodity[z, x, y] * car[z] * car_length[z] &lt;= Track[x, y] * track_length[x]</text:span><text:span text:style-name="T38">;</text:span></text:p>
      <text:p text:style-name="P38"/>
      <text:p text:style-name="P27"><text:soft-page-break/><text:span text:style-name="T23">5</text:span><text:span text:style-name="T19">. </text:span><text:span text:style-name="T23">Vincolo</text:span><text:span text:style-name="T22"> 1</text:span><text:span text:style-name="T25">e</text:span></text:p>
      <text:p text:style-name="P64"><text:span text:style-name="T65">Il vincolo</text:span><text:span text:style-name="T66"> </text:span><text:span text:style-name="T66"><draw:frame draw:style-name="fr1" draw:name="Object49" text:anchor-type="as-char" svg:y="-0.172in" svg:width="2.6689in" svg:height="0.2327in" draw:z-index="48"><draw:object xlink:href="./Object 49" xlink:type="simple" xlink:show="embed" xlink:actuate="onLoad"/><draw:image xlink:href="./ObjectReplacements/Object 49" xlink:type="simple" xlink:show="embed" xlink:actuate="onLoad"/><svg:desc>formula</svg:desc></draw:frame></text:span><text:span text:style-name="T67">[</text:span><text:span text:style-name="T66">1</text:span><text:span text:style-name="T65">e</text:span><text:span text:style-name="T66">] </text:span><text:span text:style-name="T68">significa che il numero di binari </text:span><text:span text:style-name="T69">dello yard <text:s/></text:span><text:span text:style-name="T69"><draw:frame draw:style-name="fr1" draw:name="Object50" text:anchor-type="as-char" svg:y="-0.1484in" svg:width="0.1283in" svg:height="0.1839in" draw:z-index="50"><draw:object xlink:href="./Object 50" xlink:type="simple" xlink:show="embed" xlink:actuate="onLoad"/><draw:image xlink:href="./ObjectReplacements/Object 50" xlink:type="simple" xlink:show="embed" xlink:actuate="onLoad"/></draw:frame></text:span><text:span text:style-name="T69"><text:s text:c="2"/></text:span><text:span text:style-name="T68">assegnati al blocco <text:s/></text:span><text:span text:style-name="T68"><draw:frame draw:style-name="fr1" draw:name="Object56" text:anchor-type="as-char" svg:y="-0.152in" svg:width="0.4083in" svg:height="0.1992in" draw:z-index="51"><draw:object xlink:href="./Object 56" xlink:type="simple" xlink:show="embed" xlink:actuate="onLoad"/><draw:image xlink:href="./ObjectReplacements/Object 56" xlink:type="simple" xlink:show="embed" xlink:actuate="onLoad"/></draw:frame></text:span><text:span text:style-name="T68"><text:s text:c="2"/>deve essere un numero </text:span><text:span text:style-name="T71">naturale</text:span><text:span text:style-name="T68"> </text:span><text:span text:style-name="T71">[1e’] </text:span><text:span text:style-name="T68">e che </text:span><text:span text:style-name="T69">la variabile decisionale </text:span><text:span text:style-name="T75"><draw:frame draw:style-name="fr1" draw:name="Object57" text:anchor-type="as-char" svg:y="-0.172in" svg:width="0.228in" svg:height="0.2327in" draw:z-index="52"><draw:object xlink:href="./Object 57" xlink:type="simple" xlink:show="embed" xlink:actuate="onLoad"/><draw:image xlink:href="./ObjectReplacements/Object 57" xlink:type="simple" xlink:show="embed" xlink:actuate="onLoad"/></draw:frame></text:span><text:span text:style-name="T75">può avere solamente valore <text:s/></text:span><text:span text:style-name="T75"><draw:frame draw:style-name="fr1" draw:name="Object58" text:anchor-type="as-char" svg:y="-0.1484in" svg:width="0.1618in" svg:height="0.1839in" draw:z-index="53"><draw:object xlink:href="./Object 58" xlink:type="simple" xlink:show="embed" xlink:actuate="onLoad"/><draw:image xlink:href="./ObjectReplacements/Object 58" xlink:type="simple" xlink:show="embed" xlink:actuate="onLoad"/></draw:frame></text:span><text:span text:style-name="T75"><text:s text:c="2"/>o </text:span><text:span text:style-name="T75"><draw:frame draw:style-name="fr1" draw:name="Object59" text:anchor-type="as-char" svg:y="-0.1484in" svg:width="0.1661in" svg:height="0.1839in" draw:z-index="54"><draw:object xlink:href="./Object 59" xlink:type="simple" xlink:show="embed" xlink:actuate="onLoad"/><draw:image xlink:href="./ObjectReplacements/Object 59" xlink:type="simple" xlink:show="embed" xlink:actuate="onLoad"/></draw:frame></text:span><text:span text:style-name="T76">[1e’’]</text:span><text:span text:style-name="T70">.</text:span></text:p>
      <text:p text:style-name="P32"><text:span text:style-name="T98">Il vincolo [1e’]</text:span><text:span text:style-name="T94"> può essere </text:span><text:span text:style-name="T98">inserito nel modello direttamente nella dichiarazione della variabile</text:span><text:span text:style-name="T94">:</text:span></text:p>
      <text:p text:style-name="P83">var Commodity {COMMODITIES, YARDS, YARDS} integer &gt;= 0 &lt;= 1;</text:p>
      <text:p text:style-name="P33"><text:span text:style-name="T99">Lo stesso per il vincolo</text:span><text:span text:style-name="T98"> [1e’</text:span><text:span text:style-name="T99">’</text:span><text:span text:style-name="T98">]</text:span><text:span text:style-name="T94">:</text:span></text:p>
      <text:p text:style-name="P84">var Track {YARDS, YARDS} integer &gt;= 0;</text:p>
      <text:p text:style-name="P54"/>
      <text:p text:style-name="P27"><text:span text:style-name="T23">6</text:span><text:span text:style-name="T19">. </text:span><text:span text:style-name="T22">Funzione obiettivo 1</text:span><text:span text:style-name="T24">a</text:span></text:p>
      <text:p text:style-name="P28"><text:span text:style-name="T96">Dato i</text:span><text:span text:style-name="T97">l</text:span><text:span text:style-name="T96"> punto 1,</text:span><text:span text:style-name="T96"><draw:frame draw:style-name="fr1" draw:name="Object51" text:anchor-type="as-char" svg:y="-0.172in" svg:width="3.0201in" svg:height="0.361in" draw:z-index="41"><draw:object xlink:href="./Object 51" xlink:type="simple" xlink:show="embed" xlink:actuate="onLoad"/><draw:image xlink:href="./ObjectReplacements/Object 51" xlink:type="simple" xlink:show="embed" xlink:actuate="onLoad"/><svg:desc>formula</svg:desc></draw:frame></text:span><text:span text:style-name="T96">[1a] può essere riscritta come</text:span><text:span text:style-name="T95"> </text:span><text:span text:style-name="T95"><draw:frame draw:style-name="fr1" draw:name="Object52" text:anchor-type="as-char" svg:y="-0.172in" svg:width="4.9508in" svg:height="0.3402in" draw:z-index="29"><draw:object xlink:href="./Object 52" xlink:type="simple" xlink:show="embed" xlink:actuate="onLoad"/><draw:image xlink:href="./ObjectReplacements/Object 52" xlink:type="simple" xlink:show="embed" xlink:actuate="onLoad"/><svg:desc>formula</svg:desc></draw:frame></text:span><text:span text:style-name="T95"><text:s/></text:span><text:span text:style-name="T97">[1a’].</text:span></text:p>
      <text:p text:style-name="P35"><text:span text:style-name="T97">S</text:span><text:span text:style-name="T94">tiamo anche in questo caso prendendo in considerazione il caso </text:span><text:span text:style-name="T94"><draw:frame draw:style-name="fr1" draw:name="Object55" text:anchor-type="as-char" svg:y="-0.1484in" svg:width="0.3437in" svg:height="0.1839in" draw:z-index="36"><draw:object xlink:href="./Object 55" xlink:type="simple" xlink:show="embed" xlink:actuate="onLoad"/><draw:image xlink:href="./ObjectReplacements/Object 55" xlink:type="simple" xlink:show="embed" xlink:actuate="onLoad"/></draw:frame></text:span><text:span text:style-name="T94"><text:s/>di cui parleremo nel punto 6.a.</text:span></text:p>
      <text:p text:style-name="P52">La funzione [1a’] può essere riscritta direttamente in AMPL:</text:p>
      <text:p text:style-name="P85">minimize Costs: sum {z in COMMODITIES, x in YARDS, y in YARDS} (Commodity[z, x, y] * car[z] * reclassification_cost + Commodity[z, x, y] * car[z] * <text:span text:style-name="T143">transport_km_cost</text:span> * distance[x, y]);</text:p>
      <text:p text:style-name="P55"/>
      <text:p text:style-name="P55"/>
      <text:p text:style-name="P55"/>
      <text:p text:style-name="P56"><text:span text:style-name="T127">6</text:span><text:span text:style-name="T128">.</text:span><text:span text:style-name="T129">a.</text:span><text:span text:style-name="T128"> </text:span><text:span text:style-name="T130">Self-loop</text:span></text:p>
      <text:p text:style-name="P30"><text:span text:style-name="T106">Dato che la funzione obiettivo minimizza i costi </text:span><text:span text:style-name="T100">non ci saranno self-loop nelle soluzioni ottime (potrebbero nel caso in cui i parametri siano particolari es: costi nulli) ma il modello originale non li ammette quindi aggiungiamo il seguente vincolo </text:span><text:span text:style-name="T101">per non permetterli</text:span><text:span text:style-name="T100">:</text:span><text:span text:style-name="T100"><draw:frame draw:style-name="fr1" draw:name="Object60" text:anchor-type="as-char" svg:y="-0.1484in" svg:width="1.0307in" svg:height="0.2091in" draw:z-index="44"><draw:object xlink:href="./Object 61" xlink:type="simple" xlink:show="embed" xlink:actuate="onLoad"/><draw:image xlink:href="./ObjectReplacements/Object 61" xlink:type="simple" xlink:show="embed" xlink:actuate="onLoad"/><svg:desc>formula</svg:desc></draw:frame></text:span><text:span text:style-name="T102">[6.a]</text:span></text:p>
      <text:p text:style-name="P34"><text:span text:style-name="T102">Il vincolo</text:span><text:span text:style-name="T94"> [</text:span><text:span text:style-name="T102">6.a</text:span><text:span text:style-name="T94">] può essere riscritt</text:span><text:span text:style-name="T102">o</text:span><text:span text:style-name="T94"> direttamente in AMPL:</text:span></text:p>
      <text:p text:style-name="P86">subject to SelfLoop {x in YARDS}: Track[x, x] = 0;</text:p>
      <text:p text:style-name="P86"/>
      <text:p text:style-name="P58"><text:span text:style-name="T127">6</text:span><text:span text:style-name="T128">.</text:span><text:span text:style-name="T132">b</text:span><text:span text:style-name="T129">.</text:span><text:span text:style-name="T128"> </text:span><text:span text:style-name="T133">Multi-origine e multi-destinazione</text:span></text:p>
      <text:p text:style-name="P31"><text:span text:style-name="T100">Da</text:span><text:span text:style-name="T104">l</text:span><text:span text:style-name="T100">la</text:span><text:span text:style-name="T106"> funzione ob</text:span><text:span text:style-name="T107">iettivo si evince che il modello </text:span><text:span text:style-name="T104">non </text:span><text:span text:style-name="T107">pu</text:span><text:span text:style-name="T104">ò</text:span><text:span text:style-name="T107"> </text:span><text:span text:style-name="T104">ammettere due o più origini per la stessa</text:span><text:span text:style-name="T107"> </text:span><text:span text:style-name="T104">commodity in quanto per ogni origine la prima sommatoria di [1a] calcolerebbe il costo di riclassificazione per tutte le car e non solamente le car di quella specifica origine (che tra le altre cose </text:span><text:span text:style-name="T105">non è neppure un parametro definito nel modello</text:span><text:span text:style-name="T104">). </text:span><text:span text:style-name="T105">Stesso ragionamento per la multi-destinazione.</text:span><text:span text:style-name="T104"> </text:span><text:span text:style-name="T105">Q</text:span><text:span text:style-name="T100">uindi aggiungiamo i seguent</text:span><text:span text:style-name="T105">i</text:span><text:span text:style-name="T100"> </text:span><text:span text:style-name="T105">check</text:span><text:span text:style-name="T100"> </text:span><text:span text:style-name="T101">per non permetterli </text:span><text:span text:style-name="T105">nei parametri di input</text:span><text:span text:style-name="T97">:</text:span></text:p>
      <text:p text:style-name="P87">check {z in COMMODITIES}: sum {x in YARDS} origin[z, x] = 1;</text:p>
      <text:p text:style-name="P87">check {z in COMMODITIES}: sum {x in YARDS} destination[z, x] = 1;</text:p>
      <text:p text:style-name="P86"/>
      <text:p text:style-name="P62"><text:span text:style-name="T77">Nota</text:span><text:span text:style-name="T78">: </text:span><text:span text:style-name="T77">originariamente era stata predisposta la variabile </text:span><text:span text:style-name="T77"><draw:frame draw:style-name="fr1" draw:name="Object61" text:anchor-type="as-char" svg:y="-0.1484in" svg:width="0.228in" svg:height="0.2091in" draw:z-index="45"><draw:object xlink:href="./Object 60" xlink:type="simple" xlink:show="embed" xlink:actuate="onLoad"/><draw:image xlink:href="./ObjectReplacements/Object 60" xlink:type="simple" xlink:show="embed" xlink:actuate="onLoad"/></draw:frame></text:span><text:span text:style-name="T77">, </text:span><text:span text:style-name="T79">ma per i limiti della versione gratuita di AMPL l’ho dovuta rimuovere in quanto non strettamente necessaria.</text:span></text:p>
      <text:p text:style-name="P39"/>
      <text:p text:style-name="P57"><text:span text:style-name="T131">7</text:span><text:span text:style-name="T129">.</text:span><text:span text:style-name="T128"> </text:span><text:span text:style-name="T131">Check impliciti sui parametri</text:span></text:p>
      <text:p text:style-name="P63">(non specificati dal modello originale)</text:p>
      <text:list xml:id="list1232408608" text:style-name="L7">
        <text:list-item>
          <text:p text:style-name="P99">Che il numero di track per ogni stazione sia un numero naturale positivo:</text:p>
          <text:list>
            <text:list-item>
              <text:list>
                <text:list-header>
                  <text:p text:style-name="P111">param track {YARDS} integer &gt; 0;</text:p>
                </text:list-header>
              </text:list>
            </text:list-item>
          </text:list>
        </text:list-item>
        <text:list-item>
          <text:p text:style-name="P93"><text:span text:style-name="T103">Che la lunghezza dei track sia strettamente positiva</text:span><text:span text:style-name="T94">:</text:span></text:p>
          <text:p text:style-name="P105">param track_length {YARDS} &gt; 0;</text:p>
        </text:list-item>
        <text:list-item>
          <text:p text:style-name="P100"><text:span text:style-name="T79">Che il numero di </text:span><text:span text:style-name="T141">car</text:span><text:span text:style-name="T79"> per ogni </text:span><text:span text:style-name="T141">commodity</text:span><text:span text:style-name="T79"> sia un numero naturale positivo:</text:span></text:p>
          <text:p text:style-name="P106">param car {COMMODITIES} integer &gt; 0;</text:p>
        </text:list-item>
        <text:list-item>
          <text:p text:style-name="P101"><text:soft-page-break/><text:span text:style-name="T141">Che la lunghezza dei car sia strettamente positiva</text:span>:</text:p>
          <text:p text:style-name="P106">param car_length {COMMODITIES} &gt; 0;</text:p>
        </text:list-item>
        <text:list-item>
          <text:p text:style-name="P102"><text:span text:style-name="T141">Che il reclassification cost sia strettamente positivo</text:span>:<text:span text:style-name="T140"><text:line-break/></text:span><text:span text:style-name="T89">param reclassification_cost &gt; 0;</text:span></text:p>
        </text:list-item>
        <text:list-item>
          <text:p text:style-name="P102"><text:span text:style-name="T141">Che il </text:span><text:span text:style-name="T119">transport per km</text:span><text:span text:style-name="T142"> cost sia strettamente positivo</text:span>:<text:span text:style-name="T140"><text:line-break/></text:span><text:span text:style-name="T89">param transport_km_cost &gt; 0;</text:span></text:p>
        </text:list-item>
        <text:list-item>
          <text:p text:style-name="P101"><text:span text:style-name="T141">Che la distanza di ogni yard da se stesso sia 0:<text:line-break/></text:span><text:span text:style-name="T89">check {x in YARDS}: distance[x, x] = 0;</text:span></text:p>
        </text:list-item>
        <text:list-item>
          <text:p text:style-name="P103"><text:span text:style-name="T141">Che la distanza tra gli yard sia strettamente positiva:<text:line-break/></text:span><text:span text:style-name="T89">check {x in YARDS, y in YARDS: x != y}: distance[x, y] &gt; 0;</text:span></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2">Lettura Risultati</text:p>
      <text:p text:style-name="P61"><text:span text:style-name="T113">8</text:span><text:span text:style-name="T129">.</text:span><text:span text:style-name="T128"> </text:span><text:span text:style-name="T139">Soluzione ottima</text:span></text:p>
      <text:p text:style-name="P53"><text:span text:style-name="T145">D</text:span>ato <text:span text:style-name="T26">che</text:span><text:span text:style-name="T48">:</text:span></text:p>
      <text:list xml:id="list3218164717" text:style-name="L8">
        <text:list-item>
          <text:p text:style-name="P104">tutti gli yard sono direttamente collegati fra loro</text:p>
        </text:list-item>
        <text:list-item>
          <text:p text:style-name="P107"><text:span text:style-name="T73">non vi sono problemi di utilizzo superiore alla capacità </text:span><text:span text:style-name="T74">(ed in questo caso non ci sarebbe soluzione)</text:span></text:p>
        </text:list-item>
      </text:list>
      <text:p text:style-name="P24"><text:span text:style-name="T73">S</text:span><text:span text:style-name="T72">i può notare che l’unico motivo per cui una commodity non dovrebbe passare per </text:span></text:p>
      <text:p text:style-name="P66"><text:span text:style-name="T85">i</text:span><text:span text:style-name="T49">l blocco che va direttamente dall’origine alla destinazione è perché esistono dei blocchi da cui passare che hanno una distanza così inferiore che nonostante i costi di riclassificazione </text:span><text:span text:style-name="T83">quel</text:span><text:span text:style-name="T49"> </text:span><text:span text:style-name="T80">per</text:span><text:span text:style-name="T84">c</text:span><text:span text:style-name="T80">orso</text:span><text:span text:style-name="T49"> rima</text:span><text:span text:style-name="T83">rrebbe</text:span><text:span text:style-name="T49"> il più economico.</text:span></text:p>
      <text:p text:style-name="P43">Con un set di dati così piccolo possiamo notare <text:span text:style-name="T117">facilmente </text:span>che il caso migliore è proprio quello di usare i blocchi diretti, <text:span text:style-name="T155">cioé:<text:line-break/></text:span><text:span text:style-name="T155"><draw:frame draw:style-name="fr1" draw:name="Object83" text:anchor-type="as-char" svg:y="-0.5543in" svg:width="7.4874in" svg:height="1.0492in" draw:z-index="62"><draw:object xlink:href="./Object 83" xlink:type="simple" xlink:show="embed" xlink:actuate="onLoad"/><draw:image xlink:href="./ObjectReplacements/Object 83" xlink:type="simple" xlink:show="embed" xlink:actuate="onLoad"/><svg:desc>formula</svg:desc></draw:frame></text:span><text:line-break/><text:span text:style-name="T156">che corrisponde al risutato dato dal risolutore in AMPL.</text:span></text:p>
      <text:p text:style-name="P44"/>
      <text:p text:style-name="P59"><text:span text:style-name="T113">9</text:span><text:span text:style-name="T129">.</text:span><text:span text:style-name="T128"> </text:span><text:span text:style-name="T134">Commodity[z, x, y]</text:span></text:p>
      <text:p text:style-name="P65"><text:span text:style-name="T82">P</text:span><text:span text:style-name="T85">ren</text:span><text:span text:style-name="T86">d</text:span><text:span text:style-name="T85">iamo per esempio Commodity[1, x, y]</text:span><text:span text:style-name="T81"> </text:span><text:span text:style-name="T85">cioè la tabella che mostra il viaggio della commodity 1 nella nostra soluzione ottima.</text:span></text:p>
      <text:p text:style-name="P45"/>
      <text:p text:style-name="P71"># $3 = Commodity[1,x,y].ub</text:p>
      <text:p text:style-name="P71">: <text:s text:c="2"/>Commodity[1,x,y].lb Commodity[1,x,y] <text:s/>$3 Commodity[1,x,y].rc <text:s text:c="3"/>:=</text:p>
      <text:p text:style-name="P71">A A <text:s text:c="10"/>0 <text:s text:c="16"/>0 <text:s text:c="9"/>0 <text:s text:c="10"/>900</text:p>
      <text:p text:style-name="P71">A B <text:s text:c="10"/>0 <text:s text:c="16"/>0 <text:s text:c="9"/>1 <text:s text:c="6"/>9451.08</text:p>
      <text:p text:style-name="P71">A C <text:s text:c="10"/>0 <text:s text:c="16"/>0 <text:s text:c="9"/>1 <text:s text:c="6"/>13166.6</text:p>
      <text:p text:style-name="P71">A D <text:s text:c="10"/>0 <text:s text:c="16"/>0 <text:s text:c="9"/>1 <text:s text:c="6"/>12404.9</text:p>
      <text:p text:style-name="P71"><text:soft-page-break/>B A <text:s text:c="10"/>0 <text:s text:c="16"/>0 <text:s text:c="9"/>1 <text:s text:c="6"/>9451.08</text:p>
      <text:p text:style-name="P71">B B <text:s text:c="10"/>0 <text:s text:c="16"/>0 <text:s text:c="9"/>0 <text:s text:c="10"/>900</text:p>
      <text:p text:style-name="P71">B C <text:s text:c="10"/>0 <text:s text:c="16"/>1 <text:s text:c="9"/>1 <text:s text:c="6"/>14341.1</text:p>
      <text:p text:style-name="P71">B D <text:s text:c="10"/>0 <text:s text:c="16"/>0 <text:s text:c="9"/>1 <text:s text:c="6"/>20816.6</text:p>
      <text:p text:style-name="P71">C A <text:s text:c="10"/>0 <text:s text:c="16"/>0 <text:s text:c="9"/>1 <text:s text:c="6"/>13132.1</text:p>
      <text:p text:style-name="P71">C B <text:s text:c="10"/>0 <text:s text:c="16"/>0 <text:s text:c="9"/>1 <text:s text:c="6"/>14341.1</text:p>
      <text:p text:style-name="P71">C C <text:s text:c="10"/>0 <text:s text:c="16"/>0 <text:s text:c="9"/>0 <text:s text:c="10"/>900</text:p>
      <text:p text:style-name="P71">C D <text:s text:c="10"/>0 <text:s text:c="16"/>0 <text:s text:c="9"/>1 <text:s text:c="6"/>16196.9</text:p>
      <text:p text:style-name="P71">D A <text:s text:c="10"/>0 <text:s text:c="16"/>0 <text:s text:c="9"/>1 <text:s text:c="6"/>12404.9</text:p>
      <text:p text:style-name="P71">D B <text:s text:c="10"/>0 <text:s text:c="16"/>0 <text:s text:c="9"/>1 <text:s text:c="6"/>20816.6</text:p>
      <text:p text:style-name="P71">D C <text:s text:c="10"/>0 <text:s text:c="16"/>0 <text:s text:c="9"/>1 <text:s text:c="6"/>16196.9</text:p>
      <text:p text:style-name="P71">D D <text:s text:c="10"/>0 <text:s text:c="16"/>0 <text:s text:c="9"/>0 <text:s text:c="10"/>900</text:p>
      <text:p text:style-name="P65"><text:span text:style-name="T90">;</text:span><text:span text:style-name="T144"> </text:span></text:p>
      <text:p text:style-name="P65"/>
      <text:p text:style-name="P50">Notiamo che: </text:p>
      <text:list xml:id="list4150002961" text:style-name="L9">
        <text:list-item>
          <text:p text:style-name="P112"><text:span text:style-name="T8">Commodity[1,x,y]</text:span><text:span text:style-name="T144">, che è la variabile, ha valore 1 per </text:span><text:span text:style-name="T8">Commodity[1,</text:span><text:span text:style-name="T9">B</text:span><text:span text:style-name="T8">,</text:span><text:span text:style-name="T9">C</text:span><text:span text:style-name="T8">] </text:span><text:span text:style-name="T146">che è in effetti il percoso più economico sia localmente che globalmente.</text:span></text:p>
        </text:list-item>
        <text:list-item>
          <text:p text:style-name="P117"><text:span text:style-name="T144">Commodity[1,x,y].lb</text:span><text:span text:style-name="T123"> </text:span><text:span text:style-name="T124">e </text:span><text:span text:style-name="T144">Commodity[1,x,y].ub</text:span><text:span text:style-name="T124">, che sono rispettivamente upper bound e lower bound possibili della variabile. Nel caso di self-loop a causa del vincolo imposto hanno entrambi valore </text:span><text:span text:style-name="T124"><draw:frame draw:style-name="fr1" draw:name="Object67" text:anchor-type="as-char" svg:y="-0.1484in" svg:width="0.1661in" svg:height="0.1839in" draw:z-index="55"><draw:object xlink:href="./Object 67" xlink:type="simple" xlink:show="embed" xlink:actuate="onLoad"/><draw:image xlink:href="./ObjectReplacements/Object 67" xlink:type="simple" xlink:show="embed" xlink:actuate="onLoad"/></draw:frame></text:span><text:span text:style-name="T124">, in tutti gli altri casi invece, hanno rispettivamente valore </text:span><text:span text:style-name="T124"><draw:frame draw:style-name="fr1" draw:name="Object72" text:anchor-type="as-char" svg:y="-0.1484in" svg:width="0.1661in" svg:height="0.1839in" draw:z-index="56"><draw:object xlink:href="./Object 72" xlink:type="simple" xlink:show="embed" xlink:actuate="onLoad"/><draw:image xlink:href="./ObjectReplacements/Object 72" xlink:type="simple" xlink:show="embed" xlink:actuate="onLoad"/></draw:frame></text:span><text:span text:style-name="T124"><text:s/>e </text:span><text:span text:style-name="T124"><draw:frame draw:style-name="fr1" draw:name="Object73" text:anchor-type="as-char" svg:y="-0.1484in" svg:width="0.1618in" svg:height="0.1839in" draw:z-index="57"><draw:object xlink:href="./Object 73" xlink:type="simple" xlink:show="embed" xlink:actuate="onLoad"/><draw:image xlink:href="./ObjectReplacements/Object 73" xlink:type="simple" xlink:show="embed" xlink:actuate="onLoad"/></draw:frame></text:span><text:span text:style-name="T124"><text:s/>in quanto variabili decisionali.</text:span></text:p>
        </text:list-item>
        <text:list-item>
          <text:p text:style-name="P113"><text:span text:style-name="T8">Commodity[1,x,y].</text:span><text:span text:style-name="T10">rc</text:span><text:span text:style-name="T147">, che rappresenta i costi ridotti (una interpretazione è di quanto </text:span><text:span text:style-name="T11">varia</text:span><text:span text:style-name="T148"> il valore della soluzione ottima aumentando la variabile di una unità), ha valore </text:span><text:span text:style-name="T148"><draw:frame draw:style-name="fr1" draw:name="Object74" text:anchor-type="as-char" svg:y="-0.1484in" svg:width="0.3335in" svg:height="0.1839in" draw:z-index="58"><draw:object xlink:href="./Object 74" xlink:type="simple" xlink:show="embed" xlink:actuate="onLoad"/><draw:image xlink:href="./ObjectReplacements/Object 74" xlink:type="simple" xlink:show="embed" xlink:actuate="onLoad"/></draw:frame></text:span><text:span text:style-name="T148"><text:s/>in corrispondenza dei self-loop (infatti non c’è costo di trasporto ma solamente di riclassificazione – dato che il costo di riclassificazione e il numero di car sono costanti - il valore </text:span><text:span text:style-name="T148"><draw:frame draw:style-name="fr1" draw:name="Object75" text:anchor-type="as-char" svg:y="-0.1484in" svg:width="0.9472in" svg:height="0.1839in" draw:z-index="59"><draw:object xlink:href="./Object 75" xlink:type="simple" xlink:show="embed" xlink:actuate="onLoad"/><draw:image xlink:href="./ObjectReplacements/Object 75" xlink:type="simple" xlink:show="embed" xlink:actuate="onLoad"/></draw:frame></text:span><text:span text:style-name="T148"><text:s/>è costante in tutti i self-loop)</text:span></text:p>
        </text:list-item>
      </text:list>
      <text:p text:style-name="P42"><text:span text:style-name="T149">Per capire meglio </text:span>calcol<text:span text:style-name="T150">iamo</text:span> il valore del costo ridotto <text:span text:style-name="T8">Commodity[1,</text:span><text:span text:style-name="T7">B</text:span><text:span text:style-name="T8">,</text:span><text:span text:style-name="T7">A</text:span><text:span text:style-name="T8">].</text:span><text:span text:style-name="T7">rc</text:span><text:span text:style-name="T12">:</text:span> <draw:frame draw:style-name="fr1" draw:name="Object76" text:anchor-type="as-char" svg:y="-0.1484in" svg:width="1.9043in" svg:height="0.1839in" draw:z-index="60"><draw:object xlink:href="./Object 76" xlink:type="simple" xlink:show="embed" xlink:actuate="onLoad"/><draw:image xlink:href="./ObjectReplacements/Object 76" xlink:type="simple" xlink:show="embed" xlink:actuate="onLoad"/></draw:frame>. </text:p>
      <text:p text:style-name="P42"/>
      <text:p text:style-name="P60"><text:span text:style-name="T139">1</text:span><text:span text:style-name="T114">0</text:span><text:span text:style-name="T129">.</text:span><text:span text:style-name="T128"> </text:span><text:span text:style-name="T134">Track[x, y]</text:span></text:p>
      <text:p text:style-name="P46"/>
      <text:p text:style-name="P67">: <text:s text:c="2"/>Track.lb Track Track.ub Track.rc <text:s text:c="3"/>:=</text:p>
      <text:p text:style-name="P67">A A <text:s text:c="4"/>0 <text:s text:c="6"/>0 <text:s text:c="6"/>0 <text:s text:c="6"/>0</text:p>
      <text:p text:style-name="P67">A B <text:s text:c="4"/>0 <text:s text:c="6"/>2 <text:s text:c="5"/>28 <text:s text:c="6"/>0</text:p>
      <text:p text:style-name="P67">A C <text:s text:c="4"/>0 <text:s text:c="6"/>1 <text:s text:c="5"/>28 <text:s text:c="6"/>0</text:p>
      <text:p text:style-name="P67">A D <text:s text:c="4"/>0 <text:s text:c="6"/>1 <text:s text:c="5"/>28 <text:s text:c="6"/>0</text:p>
      <text:p text:style-name="P67">B A <text:s text:c="4"/>0 <text:s text:c="6"/>1 <text:s text:c="5"/>45 <text:s text:c="6"/>0</text:p>
      <text:p text:style-name="P67">B B <text:s text:c="4"/>0 <text:s text:c="6"/>0 <text:s text:c="6"/>0 <text:s text:c="6"/>0</text:p>
      <text:p text:style-name="P67">B C <text:s text:c="4"/>0 <text:s text:c="6"/>1 <text:s text:c="5"/>45 <text:s text:c="6"/>0</text:p>
      <text:p text:style-name="P67">B D <text:s text:c="4"/>0 <text:s text:c="6"/>0 <text:s text:c="5"/>45 <text:s text:c="6"/>0</text:p>
      <text:p text:style-name="P67">C A <text:s text:c="4"/>0 <text:s text:c="6"/>1 <text:s text:c="5"/>16 <text:s text:c="6"/>0</text:p>
      <text:p text:style-name="P67">C B <text:s text:c="4"/>0 <text:s text:c="6"/>1 <text:s text:c="5"/>16 <text:s text:c="6"/>0</text:p>
      <text:p text:style-name="P67">C C <text:s text:c="4"/>0 <text:s text:c="6"/>0 <text:s text:c="6"/>0 <text:s text:c="6"/>0</text:p>
      <text:p text:style-name="P67">C D <text:s text:c="4"/>0 <text:s text:c="6"/>0 <text:s text:c="5"/>16 <text:s text:c="6"/>0</text:p>
      <text:p text:style-name="P67">D A <text:s text:c="4"/>0 <text:s text:c="6"/>1 <text:s text:c="5"/>14 <text:s text:c="6"/>0</text:p>
      <text:p text:style-name="P67">D B <text:s text:c="4"/>0 <text:s text:c="6"/>1 <text:s text:c="5"/>14 <text:s text:c="6"/>0</text:p>
      <text:p text:style-name="P67">D C <text:s text:c="4"/>0 <text:s text:c="6"/>0 <text:s text:c="5"/>14 <text:s text:c="6"/>0</text:p>
      <text:p text:style-name="P67">D D <text:s text:c="4"/>0 <text:s text:c="6"/>0 <text:s text:c="6"/>0 <text:s text:c="6"/>0</text:p>
      <text:p text:style-name="P67">;</text:p>
      <text:p text:style-name="P67"/>
      <text:p text:style-name="P51">Notiamo che: </text:p>
      <text:list xml:id="list161104672977416" text:continue-numbering="true" text:style-name="L9">
        <text:list-item>
          <text:p text:style-name="P114"><text:span text:style-name="T112">Track</text:span><text:span text:style-name="T8">[x,y]</text:span><text:span text:style-name="T144">, che è la variabile, nel caso di self-loop a causa del vincolo imposto ha valore </text:span><text:span text:style-name="T144"><draw:frame draw:style-name="fr1" draw:name="Object82" text:anchor-type="as-char" svg:y="-0.1484in" svg:width="0.1661in" svg:height="0.1839in" draw:z-index="67"><draw:object xlink:href="./Object 82" xlink:type="simple" xlink:show="embed" xlink:actuate="onLoad"/><draw:image xlink:href="./ObjectReplacements/Object 82" xlink:type="simple" xlink:show="embed" xlink:actuate="onLoad"/><svg:desc>formula</svg:desc></draw:frame></text:span><text:span text:style-name="T144">, in tutti gli altri casi assume il valore minimo ammissibile. In effetti il nostro modello non forza la variabile al minimo ammissibile (cioè potrebbero venire assegnati dei track inutilizzati, perché </text:span><text:soft-page-break/><text:span text:style-name="T144">l’assegnazione è “gratis”) semplicemente l’algoritmo di risoluzione ci ha fornito una soluzione di questo tipo.</text:span></text:p>
        </text:list-item>
        <text:list-item>
          <text:p text:style-name="P118"><text:span text:style-name="T151">Track[x,y].lb</text:span><text:span text:style-name="T123"> </text:span><text:span text:style-name="T124">e </text:span><text:span text:style-name="T125">Track</text:span><text:span text:style-name="T144">[x,y].ub</text:span><text:span text:style-name="T124">, che sono rispettivamente upper bound e lower bound possibili della variabile. </text:span><text:span text:style-name="T126">H</text:span><text:span text:style-name="T124">anno rispettivamente valore </text:span><text:span text:style-name="T124"><draw:frame draw:style-name="fr1" draw:name="Object78" text:anchor-type="as-char" svg:y="-0.1484in" svg:width="0.1661in" svg:height="0.1839in" draw:z-index="61"><draw:object xlink:href="./Object 78" xlink:type="simple" xlink:show="embed" xlink:actuate="onLoad"/><draw:image xlink:href="./ObjectReplacements/Object 78" xlink:type="simple" xlink:show="embed" xlink:actuate="onLoad"/><svg:desc>formula</svg:desc></draw:frame></text:span><text:span text:style-name="T124"><text:s/>e </text:span><text:span text:style-name="T151">track[x]</text:span><text:span text:style-name="T124">.</text:span></text:p>
        </text:list-item>
        <text:list-item>
          <text:p text:style-name="P115"><text:span text:style-name="T13">Track</text:span><text:span text:style-name="T8">[x,y].</text:span><text:span text:style-name="T10">rc</text:span><text:span text:style-name="T147">, che rappresenta i costi ridotti, vale sempre </text:span><text:span text:style-name="T147"><draw:frame draw:style-name="fr1" draw:name="Object77" text:anchor-type="as-char" svg:y="-0.1484in" svg:width="0.1661in" svg:height="0.1839in" draw:z-index="63"><draw:object xlink:href="./Object 77" xlink:type="simple" xlink:show="embed" xlink:actuate="onLoad"/><draw:image xlink:href="./ObjectReplacements/Object 77" xlink:type="simple" xlink:show="embed" xlink:actuate="onLoad"/></draw:frame></text:span><text:span text:style-name="T147"><text:s/>proprio perché l’assegnazione dei track è “gratuita”, non compare direttamente nella funzione obiettivo </text:span><text:span text:style-name="T116">e non abbiamo alcun</text:span><text:span text:style-name="T121">o</text:span><text:span text:style-name="T116"> yard saturo.</text:span></text:p>
          <text:p text:style-name="P119"/>
        </text:list-item>
      </text:list>
      <text:p text:style-name="P73"><text:span text:style-name="T138">1</text:span><text:span text:style-name="T114">1</text:span><text:span text:style-name="T129">.</text:span><text:span text:style-name="T128"> </text:span><text:span text:style-name="T135">Flow</text:span></text:p>
      <text:p text:style-name="P47"/>
      <text:p text:style-name="P68">Flow [*,*]</text:p>
      <text:p text:style-name="P68">: <text:s text:c="2"/>A <text:s text:c="2"/>B <text:s text:c="2"/>C <text:s text:c="2"/>D <text:s text:c="3"/>:=</text:p>
      <text:p text:style-name="P68">1 <text:s text:c="2"/>0 <text:s text:c="2"/>0 <text:s text:c="2"/>0 <text:s text:c="2"/>0</text:p>
      <text:p text:style-name="P68">2 <text:s text:c="2"/>0 <text:s text:c="2"/>0 <text:s text:c="2"/>0 <text:s text:c="2"/>0</text:p>
      <text:p text:style-name="P68">3 <text:s text:c="2"/>0 <text:s text:c="2"/>0 <text:s text:c="2"/>0 <text:s text:c="2"/>0</text:p>
      <text:p text:style-name="P68">4 <text:s text:c="2"/>0 <text:s text:c="2"/>0 <text:s text:c="2"/>0 <text:s text:c="2"/>0</text:p>
      <text:p text:style-name="P68">5 <text:s text:c="2"/>0 <text:s text:c="2"/>0 <text:s text:c="2"/>0 <text:s text:c="2"/>0</text:p>
      <text:p text:style-name="P68">6 <text:s text:c="2"/>0 <text:s text:c="2"/>0 <text:s text:c="2"/>0 <text:s text:c="2"/>0</text:p>
      <text:p text:style-name="P68">7 <text:s text:c="2"/>0 <text:s text:c="2"/>0 <text:s text:c="2"/>0 <text:s text:c="2"/>0</text:p>
      <text:p text:style-name="P68">8 <text:s text:c="2"/>0 <text:s text:c="2"/>0 <text:s text:c="2"/>0 <text:s text:c="2"/>0</text:p>
      <text:p text:style-name="P68">9 <text:s text:c="2"/>0 <text:s text:c="2"/>0 <text:s text:c="2"/>0 <text:s text:c="2"/>0</text:p>
      <text:p text:style-name="P68">;</text:p>
      <text:p text:style-name="P68"/>
      <text:list xml:id="list161104699803439" text:continue-numbering="true" text:style-name="L9">
        <text:list-header>
          <text:p text:style-name="P116"><text:span text:style-name="T7">Flow [*,*]</text:span><text:span text:style-name="T144"> rappresenta </text:span><text:span text:style-name="T115">gli shadow price</text:span><text:span text:style-name="T147"> (una interpretazione è di quanto </text:span><text:span text:style-name="T11">varia</text:span><text:span text:style-name="T148"> il valore della soluzione ottima rilassando il vincolo, ovvero permettendo </text:span><text:span text:style-name="T115">il </text:span><text:span text:style-name="T152">right hand side o termine costante di aumentare una unità), è sempre </text:span><text:span text:style-name="T152"><draw:frame draw:style-name="fr1" draw:name="Object79" text:anchor-type="as-char" svg:y="-0.1484in" svg:width="0.1661in" svg:height="0.1839in" draw:z-index="64"><draw:object xlink:href="./Object 79" xlink:type="simple" xlink:show="embed" xlink:actuate="onLoad"/><draw:image xlink:href="./ObjectReplacements/Object 79" xlink:type="simple" xlink:show="embed" xlink:actuate="onLoad"/></draw:frame></text:span><text:span text:style-name="T152"><text:s/>visto che il rilassamento di un vincolo alla volta non permette alle variabili </text:span><text:span text:style-name="T14">Commodity[z, x, y]</text:span><text:span text:style-name="T153"> di variare.</text:span></text:p>
        </text:list-header>
      </text:list>
      <text:p text:style-name="P41"/>
      <text:p text:style-name="P74"><text:span text:style-name="T136">1</text:span><text:span text:style-name="T114">2</text:span><text:span text:style-name="T129">.</text:span><text:span text:style-name="T128"> </text:span><text:span text:style-name="T136">SelfLoop</text:span></text:p>
      <text:p text:style-name="P48"/>
      <text:p text:style-name="P69">SelfLoop [*] :=</text:p>
      <text:p text:style-name="P69">A <text:s/>0</text:p>
      <text:p text:style-name="P69">B <text:s/>0</text:p>
      <text:p text:style-name="P69">C <text:s/>0</text:p>
      <text:p text:style-name="P69">D <text:s/>0</text:p>
      <text:p text:style-name="P69">;</text:p>
      <text:p text:style-name="P69"/>
      <text:list xml:id="list161103915755521" text:continue-numbering="true" text:style-name="L9">
        <text:list-header>
          <text:p text:style-name="P120"><text:span text:style-name="T14">SelfLoop</text:span><text:span text:style-name="T7"> [*]</text:span><text:span text:style-name="T144">, che rappresenta </text:span><text:span text:style-name="T115">gli shadow price</text:span><text:span text:style-name="T148">, è sempre </text:span><text:span text:style-name="T148"><draw:frame draw:style-name="fr1" draw:name="Object80" text:anchor-type="as-char" svg:y="-0.1484in" svg:width="0.1661in" svg:height="0.1839in" draw:z-index="65"><draw:object xlink:href="./Object 80" xlink:type="simple" xlink:show="embed" xlink:actuate="onLoad"/><draw:image xlink:href="./ObjectReplacements/Object 80" xlink:type="simple" xlink:show="embed" xlink:actuate="onLoad"/><svg:desc>formula</svg:desc></draw:frame></text:span><text:span text:style-name="T148"><text:s/>perché un rilassamento del vincolo può solamente permettere l’assegnazione di track ad un self-loop (ma l’assegnazione di track è gratuita). L’assegnazione di un track ad un self-loop </text:span><text:span text:style-name="T120">consente</text:span><text:span text:style-name="T154"> di avere una commodity che percorre un self-loop – ma non succederebbe mai in una soluzione ottima visto che l’obiettivo è la minimizzazione </text:span><text:span text:style-name="T122">dei costi</text:span><text:span text:style-name="T154">.</text:span></text:p>
        </text:list-header>
      </text:list>
      <text:p text:style-name="P40"/>
      <text:p text:style-name="P75"><text:span text:style-name="T136">1</text:span><text:span text:style-name="T139">3</text:span><text:span text:style-name="T129">.</text:span><text:span text:style-name="T128"> </text:span><text:span text:style-name="T137">Capacity</text:span></text:p>
      <text:p text:style-name="P49"/>
      <text:p text:style-name="P70">Capacity1 [*] :=</text:p>
      <text:p text:style-name="P70">A <text:s/>0</text:p>
      <text:p text:style-name="P70">B <text:s/>0</text:p>
      <text:p text:style-name="P70">C <text:s/>0</text:p>
      <text:p text:style-name="P70">D <text:s/>0</text:p>
      <text:p text:style-name="P70">;</text:p>
      <text:p text:style-name="P70"/>
      <text:p text:style-name="P70">Capacity2 :=</text:p>
      <text:p text:style-name="P70">A A <text:s text:c="2"/>0</text:p>
      <text:p text:style-name="P70">A B <text:s text:c="2"/>0</text:p>
      <text:p text:style-name="P70"><text:soft-page-break/>A C <text:s text:c="2"/>0</text:p>
      <text:p text:style-name="P70">A D <text:s text:c="2"/>0</text:p>
      <text:p text:style-name="P70">B A <text:s text:c="2"/>0</text:p>
      <text:p text:style-name="P70">B B <text:s text:c="2"/>0</text:p>
      <text:p text:style-name="P70">B C <text:s text:c="2"/>0</text:p>
      <text:p text:style-name="P70">B D <text:s text:c="2"/>0</text:p>
      <text:p text:style-name="P70">C A <text:s text:c="2"/>0</text:p>
      <text:p text:style-name="P70">C B <text:s text:c="2"/>0</text:p>
      <text:p text:style-name="P70">C C <text:s text:c="2"/>0</text:p>
      <text:p text:style-name="P70">C D <text:s text:c="2"/>0</text:p>
      <text:p text:style-name="P70">D A <text:s text:c="2"/>0</text:p>
      <text:p text:style-name="P70">D B <text:s text:c="2"/>0</text:p>
      <text:p text:style-name="P70">D C <text:s text:c="2"/>0</text:p>
      <text:p text:style-name="P70">D D <text:s text:c="2"/>0</text:p>
      <text:p text:style-name="P70">;</text:p>
      <text:list xml:id="list161105216534237" text:continue-numbering="true" text:style-name="L9">
        <text:list-header>
          <text:p text:style-name="P121"><text:span text:style-name="T15">Capacity1</text:span><text:span text:style-name="T7"> [*] </text:span><text:span text:style-name="T16">e Capacity2</text:span><text:span text:style-name="T144">, che rappresentano </text:span><text:span text:style-name="T115">gli shadow price</text:span><text:span text:style-name="T148">, sono sempre </text:span><text:span text:style-name="T148"><draw:frame draw:style-name="fr1" draw:name="Object81" text:anchor-type="as-char" svg:y="-0.1484in" svg:width="0.1661in" svg:height="0.1839in" draw:z-index="66"><draw:object xlink:href="./Object 81" xlink:type="simple" xlink:show="embed" xlink:actuate="onLoad"/><draw:image xlink:href="./ObjectReplacements/Object 81" xlink:type="simple" xlink:show="embed" xlink:actuate="onLoad"/><svg:desc>formula</svg:desc></draw:frame></text:span><text:span text:style-name="T148"><text:s/>perché le capacità degli yard sono ben al di sopra dell’utilizzo dato dai nostri parametri.</text:span></text:p>
        </text:list-header>
      </text:list>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4165in" fo:margin-right="0.351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2-11-18T16:11:03.584023892</dc:date>
    <meta:editing-duration>P1DT16H57M8S</meta:editing-duration>
    <meta:editing-cycles>93</meta:editing-cycles>
    <meta:document-statistic meta:table-count="0" meta:image-count="0" meta:object-count="68" meta:page-count="8" meta:paragraph-count="199" meta:word-count="2403" meta:character-count="14616" meta:non-whitespace-character-count="11239"/>
  </office:meta>
</office:document-meta>
</file>

<file path=Object 1/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row>
      <mi>A</mi>
      <mo stretchy="false">=</mo>
      <mrow>
        <mo fence="true" stretchy="false">{</mo>
        <mrow>
          <mrow>
            <mrow>
              <mrow>
                <mo fence="true" stretchy="false">(</mo>
                <mrow>
                  <mrow>
                    <mi>i</mi>
                    <mi>,</mi>
                    <mi>j</mi>
                  </mrow>
                </mrow>
                <mo fence="true" stretchy="false">)</mo>
              </mrow>
              <mo stretchy="false">∈</mo>
              <mrow>
                <mi>N</mi>
                <mo stretchy="false">×</mo>
                <mi>N</mi>
              </mrow>
            </mrow>
            <mrow>
              <mspace width="2em"/>
              <mo stretchy="false">∣</mo>
              <mspace width="2em"/>
            </mrow>
            <mrow>
              <mi>i</mi>
              <mo stretchy="false">≠</mo>
              <mi>j</mi>
            </mrow>
          </mrow>
        </mrow>
        <mo fence="true" stretchy="false">}</mo>
      </mrow>
    </mrow>
    <annotation encoding="StarMath 5.0">A =  lbrace  (i, j) in N times N ~ divides ~ i &lt;&gt; j rbrace </annotation>
  </semantics>
</math>
</file>

<file path=Object 13/content.xml><?xml version="1.0" encoding="utf-8"?>
<math xmlns="http://www.w3.org/1998/Math/MathML" display="block">
  <semantics>
    <mi>A</mi>
    <annotation encoding="StarMath 5.0">A</annotation>
  </semantics>
</math>
</file>

<file path=Object 2/content.xml><?xml version="1.0" encoding="utf-8"?>
<math xmlns="http://www.w3.org/1998/Math/MathML" display="block">
  <semantics>
    <mi>K</mi>
    <annotation encoding="StarMath 5.0">K</annotation>
  </semantics>
</math>
</file>

<file path=Object 20/content.xml><?xml version="1.0" encoding="utf-8"?>
<math xmlns="http://www.w3.org/1998/Math/MathML" display="block">
  <semantics>
    <mrow>
      <mi mathvariant="italic">min</mi>
      <mrow>
        <munder>
          <mo stretchy="false">∑</mo>
          <mrow>
            <mi>k</mi>
            <mo stretchy="false">∈</mo>
            <mi>K</mi>
          </mrow>
        </munder>
        <mrow>
          <munder>
            <mo stretchy="false">∑</mo>
            <mrow>
              <mi>z</mi>
              <mo stretchy="false">∈</mo>
              <mi>N</mi>
            </mrow>
          </munder>
          <mrow>
            <munder>
              <mo stretchy="false">∑</mo>
              <mrow>
                <mrow>
                  <mrow>
                    <mo fence="true" stretchy="false">(</mo>
                    <mrow>
                      <mrow>
                        <mi>i</mi>
                        <mi>,</mi>
                        <mi>j</mi>
                      </mrow>
                    </mrow>
                    <mo fence="true" stretchy="false">)</mo>
                  </mrow>
                  <mo stretchy="false">∈</mo>
                  <msup>
                    <mi>δ</mi>
                    <mrow>
                      <mo stretchy="false">+</mo>
                      <mspace width="0.5em"/>
                    </mrow>
                  </msup>
                </mrow>
                <mrow>
                  <mo fence="true" stretchy="false">(</mo>
                  <mrow>
                    <mi>z</mi>
                  </mrow>
                  <mo fence="true" stretchy="false">)</mo>
                </mrow>
              </mrow>
            </munder>
            <msub>
              <mi>n</mi>
              <mi>k</mi>
            </msub>
          </mrow>
        </mrow>
      </mrow>
      <mrow>
        <msubsup>
          <mi mathvariant="italic">cx</mi>
          <mi mathvariant="italic">ij</mi>
          <mi>k</mi>
        </msubsup>
        <mo stretchy="false">+</mo>
        <mrow>
          <munder>
            <mo stretchy="false">∑</mo>
            <mrow>
              <mi>k</mi>
              <mo stretchy="false">∈</mo>
              <mi>K</mi>
            </mrow>
          </munder>
          <mrow>
            <munder>
              <mo stretchy="false">∑</mo>
              <mrow>
                <mrow>
                  <mo fence="true" stretchy="false">(</mo>
                  <mrow>
                    <mrow>
                      <mi>i</mi>
                      <mi>,</mi>
                      <mi>j</mi>
                    </mrow>
                  </mrow>
                  <mo fence="true" stretchy="false">)</mo>
                </mrow>
                <mo stretchy="false">∈</mo>
                <mi>A</mi>
              </mrow>
            </munder>
            <msub>
              <mi>n</mi>
              <mi>k</mi>
            </msub>
          </mrow>
        </mrow>
      </mrow>
      <msub>
        <mi mathvariant="italic">tm</mi>
        <mi mathvariant="italic">ij</mi>
      </msub>
      <msubsup>
        <mi>x</mi>
        <mi mathvariant="italic">ij</mi>
        <mi>k</mi>
      </msubsup>
    </mrow>
    <annotation encoding="StarMath 5.0">min sum from{k in K} sum from{z in N} sum from{(i,j) in δ^{+ ` }(z)} n_{k}cx^{k}_{ij} + sum from{k in K} sum from{(i,j) in A} n_{k}tm_{ij}x^{k}_{ij}</annotation>
  </semantics>
</math>
</file>

<file path=Object 21/content.xml><?xml version="1.0" encoding="utf-8"?>
<math xmlns="http://www.w3.org/1998/Math/MathML" display="block">
  <semantics>
    <mrow>
      <mo stretchy="false">∀</mo>
      <mrow>
        <mi>k</mi>
        <mo stretchy="false">∈</mo>
        <mi>K</mi>
      </mrow>
      <mi>,</mi>
      <mrow>
        <mi>n</mi>
        <mo stretchy="false">∈</mo>
        <mi>N</mi>
      </mrow>
      <mrow>
        <munder>
          <mo stretchy="false">∑</mo>
          <mrow>
            <mrow>
              <mrow>
                <mo fence="true" stretchy="false">(</mo>
                <mrow>
                  <mrow>
                    <mi>i</mi>
                    <mi>,</mi>
                    <mi>j</mi>
                  </mrow>
                </mrow>
                <mo fence="true" stretchy="false">)</mo>
              </mrow>
              <mo stretchy="false">∈</mo>
              <msup>
                <mi>δ</mi>
                <mrow>
                  <mo stretchy="false">+</mo>
                  <mspace width="0.5em"/>
                </mrow>
              </msup>
            </mrow>
            <mrow>
              <mo fence="true" stretchy="false">(</mo>
              <mrow>
                <mi>n</mi>
              </mrow>
              <mo fence="true" stretchy="false">)</mo>
            </mrow>
          </mrow>
        </munder>
        <msubsup>
          <mi>x</mi>
          <mrow>
            <mi>i</mi>
            <mi>,</mi>
            <mi>j</mi>
          </mrow>
          <mi>k</mi>
        </msubsup>
      </mrow>
      <mi>−</mi>
      <mrow>
        <mrow>
          <munder>
            <mo stretchy="false">∑</mo>
            <mrow>
              <mrow>
                <mrow>
                  <mo fence="true" stretchy="false">(</mo>
                  <mrow>
                    <mrow>
                      <mi>i</mi>
                      <mi>,</mi>
                      <mi>j</mi>
                    </mrow>
                  </mrow>
                  <mo fence="true" stretchy="false">)</mo>
                </mrow>
                <mo stretchy="false">∈</mo>
                <msup>
                  <mi>δ</mi>
                  <mrow>
                    <mo stretchy="false">−</mo>
                    <mspace width="0.5em"/>
                  </mrow>
                </msup>
              </mrow>
              <mrow>
                <mo fence="true" stretchy="false">(</mo>
                <mrow>
                  <mi>n</mi>
                </mrow>
                <mo fence="true" stretchy="false">)</mo>
              </mrow>
            </mrow>
          </munder>
          <msubsup>
            <mi>x</mi>
            <mi mathvariant="italic">ij</mi>
            <mi>k</mi>
          </msubsup>
        </mrow>
        <mo stretchy="false">=</mo>
        <mrow>
          <mo fence="true" stretchy="true">{</mo>
          <mrow>
            <mtable>
              <mtr>
                <mtd>
                  <mrow>
                    <mn>1</mn>
                    <mi>,</mi>
                    <mi mathvariant="italic">if</mi>
                    <mrow>
                      <mi>n</mi>
                      <mo stretchy="false">=</mo>
                      <msub>
                        <mi>o</mi>
                        <mi>k</mi>
                      </msub>
                    </mrow>
                  </mrow>
                </mtd>
              </mtr>
              <mtr>
                <mtd>
                  <mrow>
                    <mn>0</mn>
                    <mi>,</mi>
                    <mi mathvariant="italic">if</mi>
                    <mrow>
                      <mi>n</mi>
                      <mo stretchy="false">≠</mo>
                      <mrow>
                        <msub>
                          <mi>o</mi>
                          <mi>k</mi>
                        </msub>
                        <mo stretchy="false">∧</mo>
                        <mi>n</mi>
                      </mrow>
                      <mo stretchy="false">≠</mo>
                      <msub>
                        <mi>d</mi>
                        <mi>k</mi>
                      </msub>
                    </mrow>
                  </mrow>
                </mtd>
              </mtr>
              <mtr>
                <mtd>
                  <mrow>
                    <mrow>
                      <mo stretchy="false">−</mo>
                      <mn>1</mn>
                    </mrow>
                    <mi>,</mi>
                    <mi mathvariant="italic">if</mi>
                    <mrow>
                      <mi>n</mi>
                      <mo stretchy="false">=</mo>
                      <msub>
                        <mi>d</mi>
                        <mi>k</mi>
                      </msub>
                    </mrow>
                  </mrow>
                </mtd>
              </mtr>
            </mtable>
          </mrow>
        </mrow>
      </mrow>
    </mrow>
    <annotation encoding="StarMath 5.0">forall k in K, n in N  sum from{(i,j) in δ^{+ ` }(n)} x^{k}_{i,j} − sum from{(i, j) in δ^{- ` }(n)} x^{k}_{ij} =  left lbrace alignl stack{{1, if n = o_k} # { 0, if n &lt;&gt;  o_k and n &lt;&gt; d_k } # { -1, if n = d_k}} right none </annotation>
  </semantics>
</math>
</file>

<file path=Object 22/content.xml><?xml version="1.0" encoding="utf-8"?>
<math xmlns="http://www.w3.org/1998/Math/MathML" display="block">
  <semantics>
    <mrow>
      <mo stretchy="false">∀</mo>
      <mrow>
        <mi>n</mi>
        <mo stretchy="false">∈</mo>
        <mi>N</mi>
      </mrow>
      <mrow>
        <mrow>
          <munder>
            <mo stretchy="false">∑</mo>
            <mrow>
              <mrow>
                <mrow>
                  <mo fence="true" stretchy="false">(</mo>
                  <mrow>
                    <mrow>
                      <mi>i</mi>
                      <mi>,</mi>
                      <mi>j</mi>
                    </mrow>
                  </mrow>
                  <mo fence="true" stretchy="false">)</mo>
                </mrow>
                <mo stretchy="false">∈</mo>
                <msup>
                  <mi>δ</mi>
                  <mrow>
                    <mo stretchy="false">+</mo>
                    <mspace width="0.5em"/>
                  </mrow>
                </msup>
              </mrow>
              <mrow>
                <mo fence="true" stretchy="false">(</mo>
                <mrow>
                  <mi>n</mi>
                </mrow>
                <mo fence="true" stretchy="false">)</mo>
              </mrow>
            </mrow>
          </munder>
          <msub>
            <mi>y</mi>
            <mi mathvariant="italic">ij</mi>
          </msub>
        </mrow>
        <mo stretchy="false">≤</mo>
        <msub>
          <mi>b</mi>
          <mi>n</mi>
        </msub>
      </mrow>
    </mrow>
    <annotation encoding="StarMath 5.0">forall n in N sum from{(i,j) in δ^{+ ` }(n)} y_{ij} &lt;= b_n</annotation>
  </semantics>
</math>
</file>

<file path=Object 23/content.xml><?xml version="1.0" encoding="utf-8"?>
<math xmlns="http://www.w3.org/1998/Math/MathML" display="block">
  <semantics>
    <mrow>
      <mo stretchy="false">∀</mo>
      <mi>i</mi>
      <mi>,</mi>
      <mrow>
        <mi>j</mi>
        <mo stretchy="false">∈</mo>
        <mi>N</mi>
      </mrow>
      <mi>.</mi>
      <mrow>
        <mrow>
          <mo fence="true" stretchy="false">(</mo>
          <mrow>
            <mrow>
              <mi>i</mi>
              <mi>,</mi>
              <mi>j</mi>
            </mrow>
          </mrow>
          <mo fence="true" stretchy="false">)</mo>
        </mrow>
        <mo stretchy="false">∈</mo>
        <msup>
          <mi>δ</mi>
          <mrow>
            <mo stretchy="false">+</mo>
            <mspace width="0.5em"/>
          </mrow>
        </msup>
      </mrow>
      <mrow>
        <mo fence="true" stretchy="false">(</mo>
        <mrow>
          <mi>i</mi>
        </mrow>
        <mo fence="true" stretchy="false">)</mo>
      </mrow>
      <mo stretchy="false">⇒</mo>
      <mrow>
        <munder>
          <mo stretchy="false">∑</mo>
          <mrow>
            <mi>k</mi>
            <mo stretchy="false">∈</mo>
            <mi>K</mi>
          </mrow>
        </munder>
        <msub>
          <mi>n</mi>
          <mi>k</mi>
        </msub>
      </mrow>
      <msub>
        <mi>l</mi>
        <mi>k</mi>
      </msub>
      <mrow>
        <msubsup>
          <mi>x</mi>
          <mi>k</mi>
          <mi mathvariant="italic">ij</mi>
        </msubsup>
        <mo stretchy="false">≤</mo>
        <msub>
          <mi>L</mi>
          <mi>i</mi>
        </msub>
      </mrow>
      <msub>
        <mi>y</mi>
        <mi mathvariant="italic">ij</mi>
      </msub>
    </mrow>
    <annotation encoding="StarMath 5.0">forall i,j in N . (i, j) in δ^{+ ` }(i) drarrow sum from {k in K} n_{k}l_{k}x_{k}^{ij} &lt;= L_{i}y_{ij}</annotation>
  </semantics>
</math>
</file>

<file path=Object 24/content.xml><?xml version="1.0" encoding="utf-8"?>
<math xmlns="http://www.w3.org/1998/Math/MathML" display="block">
  <semantics>
    <mrow>
      <mo stretchy="false">∀</mo>
      <mrow>
        <mrow>
          <mo fence="true" stretchy="false">(</mo>
          <mrow>
            <mrow>
              <mi>i</mi>
              <mi>,</mi>
              <mi>j</mi>
            </mrow>
          </mrow>
          <mo fence="true" stretchy="false">)</mo>
        </mrow>
        <mo stretchy="false">∈</mo>
        <mi>A</mi>
      </mrow>
      <mi>.</mi>
      <mrow>
        <msub>
          <mi>y</mi>
          <mi mathvariant="italic">ij</mi>
        </msub>
        <mo stretchy="false">∈</mo>
        <mrow>
          <mi mathvariant="normal">ℕ</mi>
          <mo stretchy="false">∧</mo>
          <mo stretchy="false">∀</mo>
        </mrow>
      </mrow>
      <mrow>
        <mi>k</mi>
        <mo stretchy="false">∈</mo>
        <mi>K</mi>
      </mrow>
      <mrow>
        <msubsup>
          <mi>x</mi>
          <mi mathvariant="italic">ij</mi>
          <mi>k</mi>
        </msubsup>
        <mo stretchy="false">∈</mo>
        <mrow>
          <mo fence="true" stretchy="false">{</mo>
          <mrow>
            <mrow>
              <mn>0</mn>
              <mi>,</mi>
              <mn>1</mn>
            </mrow>
          </mrow>
          <mo fence="true" stretchy="false">}</mo>
        </mrow>
      </mrow>
    </mrow>
    <annotation encoding="StarMath 5.0">forall (i,j) in A. y_{ij} in setN and forall k in K x^{k}_{ij} in lbrace 0, 1 rbrace </annotation>
  </semantics>
</math>
</file>

<file path=Object 25/content.xml><?xml version="1.0" encoding="utf-8"?>
<math xmlns="http://www.w3.org/1998/Math/MathML" display="block">
  <semantics>
    <mrow>
      <mo stretchy="false">∀</mo>
      <mrow>
        <mrow>
          <mo fence="true" stretchy="false">(</mo>
          <mrow>
            <mrow>
              <mi>i</mi>
              <mi>,</mi>
              <mi>j</mi>
            </mrow>
          </mrow>
          <mo fence="true" stretchy="false">)</mo>
        </mrow>
        <mo stretchy="false">∈</mo>
        <mi>A</mi>
      </mrow>
      <mspace width="2em"/>
      <mrow>
        <msub>
          <mi>y</mi>
          <mi mathvariant="italic">ij</mi>
        </msub>
        <mo stretchy="false">=</mo>
        <mi mathvariant="italic">numero</mi>
      </mrow>
      <mi mathvariant="italic">di</mi>
      <mi mathvariant="italic">binari</mi>
      <mi mathvariant="italic">di</mi>
      <mi mathvariant="italic">classificazione</mi>
      <mi mathvariant="italic">di</mi>
      <mi>i</mi>
      <mspace width="0.5em"/>
      <mi mathvariant="italic">assegnati</mi>
      <mi mathvariant="italic">al</mi>
      <mi mathvariant="italic">blocco</mi>
      <mrow>
        <mo fence="true" stretchy="false">(</mo>
        <mrow>
          <mrow>
            <mi>i</mi>
            <mi>,</mi>
            <mi>j</mi>
          </mrow>
        </mrow>
        <mo fence="true" stretchy="false">)</mo>
      </mrow>
    </mrow>
    <annotation encoding="StarMath 5.0">forall (i, j) in A ~ y_ij = numero di binari di classificazione di i ` assegnati al blocco (i, j)</annotation>
  </semantics>
</math>
</file>

<file path=Object 26/content.xml><?xml version="1.0" encoding="utf-8"?>
<math xmlns="http://www.w3.org/1998/Math/MathML" display="block">
  <semantics>
    <mrow>
      <mo stretchy="false">∀</mo>
      <mrow>
        <mi>k</mi>
        <mo stretchy="false">∈</mo>
        <mi>K</mi>
      </mrow>
      <mi>,</mi>
      <mrow>
        <mrow>
          <mo fence="true" stretchy="false">(</mo>
          <mrow>
            <mrow>
              <mi>i</mi>
              <mi>,</mi>
              <mi>j</mi>
            </mrow>
          </mrow>
          <mo fence="true" stretchy="false">)</mo>
        </mrow>
        <mo stretchy="false">∈</mo>
        <mi>A</mi>
      </mrow>
      <mrow>
        <msubsup>
          <mi>x</mi>
          <mi mathvariant="italic">ij</mi>
          <mi>k</mi>
        </msubsup>
        <mo stretchy="false">=</mo>
        <mrow>
          <mo fence="true" stretchy="true">{</mo>
          <mrow>
            <mtable>
              <mtr>
                <mtd>
                  <mrow>
                    <mn>1</mn>
                    <mi>,</mi>
                    <mi mathvariant="italic">se</mi>
                    <mi mathvariant="italic">la</mi>
                    <mi mathvariant="italic">commodity</mi>
                    <mi>k</mi>
                    <mi mathvariant="italic">fa</mi>
                    <mi mathvariant="italic">parte</mi>
                    <mi mathvariant="italic">del</mi>
                    <mi mathvariant="italic">blocco</mi>
                    <mrow>
                      <mo fence="true" stretchy="false">(</mo>
                      <mrow>
                        <mrow>
                          <mi>i</mi>
                          <mi>,</mi>
                          <mi>j</mi>
                        </mrow>
                      </mrow>
                      <mo fence="true" stretchy="false">)</mo>
                    </mrow>
                  </mrow>
                </mtd>
              </mtr>
              <mtr>
                <mtd>
                  <mrow>
                    <mn>0</mn>
                    <mi>,</mi>
                    <mi mathvariant="italic">altrimenti</mi>
                  </mrow>
                </mtd>
              </mtr>
            </mtable>
          </mrow>
        </mrow>
      </mrow>
    </mrow>
    <annotation encoding="StarMath 5.0">forall k in K,(i, j) in A x^{k}_{ij} =  left lbrace alignl binom{1, se la commodity k fa parte del blocco (i, j) }{0, altrimenti } right none </annotation>
  </semantics>
</math>
</file>

<file path=Object 27/content.xml><?xml version="1.0" encoding="utf-8"?>
<math xmlns="http://www.w3.org/1998/Math/MathML" display="block">
  <semantics>
    <mi>x</mi>
    <annotation encoding="StarMath 5.0">x</annotation>
  </semantics>
</math>
</file>

<file path=Object 28/content.xml><?xml version="1.0" encoding="utf-8"?>
<math xmlns="http://www.w3.org/1998/Math/MathML" display="block">
  <semantics>
    <mi>x</mi>
    <annotation encoding="StarMath 5.0">x</annotation>
  </semantics>
</math>
</file>

<file path=Object 29/content.xml><?xml version="1.0" encoding="utf-8"?>
<math xmlns="http://www.w3.org/1998/Math/MathML" display="block">
  <semantics>
    <mrow>
      <mi>i</mi>
      <mo stretchy="false">∈</mo>
      <mi>N</mi>
    </mrow>
    <annotation encoding="StarMath 5.0"> i in N </annotation>
  </semantics>
</math>
</file>

<file path=Object 30/content.xml><?xml version="1.0" encoding="utf-8"?>
<math xmlns="http://www.w3.org/1998/Math/MathML" display="block">
  <semantics>
    <mrow>
      <msup>
        <mi>δ</mi>
        <mrow>
          <mo stretchy="false">+</mo>
          <mspace width="0.5em"/>
        </mrow>
      </msup>
      <mrow>
        <mo fence="true" stretchy="false">(</mo>
        <mrow>
          <mi>i</mi>
        </mrow>
        <mo fence="true" stretchy="false">)</mo>
      </mrow>
    </mrow>
    <annotation encoding="StarMath 5.0">δ^{+ ` }(i)</annotation>
  </semantics>
</math>
</file>

<file path=Object 31/content.xml><?xml version="1.0" encoding="utf-8"?>
<math xmlns="http://www.w3.org/1998/Math/MathML" display="block">
  <semantics>
    <mrow>
      <mo fence="true" stretchy="false">{</mo>
      <mrow>
        <mrow>
          <mrow>
            <mrow>
              <mo fence="true" stretchy="false">(</mo>
              <mrow>
                <mrow>
                  <mi>x</mi>
                  <mi>,</mi>
                  <mi>y</mi>
                </mrow>
              </mrow>
              <mo fence="true" stretchy="false">)</mo>
            </mrow>
            <mo stretchy="false">∈</mo>
            <mrow>
              <mi>N</mi>
              <mo stretchy="false">×</mo>
              <mi>N</mi>
            </mrow>
          </mrow>
          <mo stretchy="false">|</mo>
          <mrow>
            <mi>x</mi>
            <mo stretchy="false">=</mo>
            <mi>i</mi>
          </mrow>
        </mrow>
      </mrow>
      <mo fence="true" stretchy="false">}</mo>
    </mrow>
    <annotation encoding="StarMath 5.0">lbrace (x,y) in N times N  mline x = i rbrace</annotation>
  </semantics>
</math>
</file>

<file path=Object 32/content.xml><?xml version="1.0" encoding="utf-8"?>
<math xmlns="http://www.w3.org/1998/Math/MathML" display="block">
  <semantics>
    <mrow>
      <msup>
        <mi>δ</mi>
        <mrow>
          <mo stretchy="false">−</mo>
          <mspace width="0.5em"/>
        </mrow>
      </msup>
      <mrow>
        <mo fence="true" stretchy="false">(</mo>
        <mrow>
          <mi>i</mi>
        </mrow>
        <mo fence="true" stretchy="false">)</mo>
      </mrow>
    </mrow>
    <annotation encoding="StarMath 5.0">δ^{- ` }(i)</annotation>
  </semantics>
</math>
</file>

<file path=Object 33/content.xml><?xml version="1.0" encoding="utf-8"?>
<math xmlns="http://www.w3.org/1998/Math/MathML" display="block">
  <semantics>
    <mrow>
      <mi>i</mi>
      <mo stretchy="false">=</mo>
      <mi>j</mi>
    </mrow>
    <annotation encoding="StarMath 5.0">i=j</annotation>
  </semantics>
</math>
</file>

<file path=Object 34/content.xml><?xml version="1.0" encoding="utf-8"?>
<math xmlns="http://www.w3.org/1998/Math/MathML" display="block">
  <semantics>
    <mrow>
      <mo stretchy="false">∀</mo>
      <mrow>
        <mi>k</mi>
        <mo stretchy="false">∈</mo>
        <mi>K</mi>
      </mrow>
      <mi>,</mi>
      <mrow>
        <mi>n</mi>
        <mo stretchy="false">∈</mo>
        <mi>N</mi>
      </mrow>
      <mrow>
        <munder>
          <mo stretchy="false">∑</mo>
          <mrow>
            <mrow>
              <mrow>
                <mo fence="true" stretchy="false">(</mo>
                <mrow>
                  <mrow>
                    <mi>i</mi>
                    <mi>,</mi>
                    <mi>j</mi>
                  </mrow>
                </mrow>
                <mo fence="true" stretchy="false">)</mo>
              </mrow>
              <mo stretchy="false">∈</mo>
              <msup>
                <mi>δ</mi>
                <mrow>
                  <mo stretchy="false">+</mo>
                  <mspace width="0.5em"/>
                </mrow>
              </msup>
            </mrow>
            <mrow>
              <mo fence="true" stretchy="false">(</mo>
              <mrow>
                <mi>n</mi>
              </mrow>
              <mo fence="true" stretchy="false">)</mo>
            </mrow>
          </mrow>
        </munder>
        <msubsup>
          <mi>x</mi>
          <mrow>
            <mi>i</mi>
            <mi>,</mi>
            <mi>j</mi>
          </mrow>
          <mi>k</mi>
        </msubsup>
      </mrow>
      <mi>−</mi>
      <mrow>
        <mrow>
          <munder>
            <mo stretchy="false">∑</mo>
            <mrow>
              <mrow>
                <mrow>
                  <mo fence="true" stretchy="false">(</mo>
                  <mrow>
                    <mrow>
                      <mi>i</mi>
                      <mi>,</mi>
                      <mi>j</mi>
                    </mrow>
                  </mrow>
                  <mo fence="true" stretchy="false">)</mo>
                </mrow>
                <mo stretchy="false">∈</mo>
                <msup>
                  <mi>δ</mi>
                  <mrow>
                    <mo stretchy="false">−</mo>
                    <mspace width="0.5em"/>
                  </mrow>
                </msup>
              </mrow>
              <mrow>
                <mo fence="true" stretchy="false">(</mo>
                <mrow>
                  <mi>n</mi>
                </mrow>
                <mo fence="true" stretchy="false">)</mo>
              </mrow>
            </mrow>
          </munder>
          <msubsup>
            <mi>x</mi>
            <mi mathvariant="italic">ij</mi>
            <mi>k</mi>
          </msubsup>
        </mrow>
        <mo stretchy="false">=</mo>
        <mrow>
          <mo fence="true" stretchy="true">{</mo>
          <mrow>
            <mtable>
              <mtr>
                <mtd>
                  <mrow>
                    <mn>1</mn>
                    <mi>,</mi>
                    <mi mathvariant="italic">if</mi>
                    <mrow>
                      <mi>n</mi>
                      <mo stretchy="false">=</mo>
                      <msub>
                        <mi>o</mi>
                        <mi>k</mi>
                      </msub>
                    </mrow>
                  </mrow>
                </mtd>
              </mtr>
              <mtr>
                <mtd>
                  <mrow>
                    <mn>0</mn>
                    <mi>,</mi>
                    <mi mathvariant="italic">if</mi>
                    <mrow>
                      <mi>n</mi>
                      <mo stretchy="false">≠</mo>
                      <mrow>
                        <msub>
                          <mi>o</mi>
                          <mi>k</mi>
                        </msub>
                        <mo stretchy="false">∧</mo>
                        <mi>n</mi>
                      </mrow>
                      <mo stretchy="false">≠</mo>
                      <msub>
                        <mi>d</mi>
                        <mi>k</mi>
                      </msub>
                    </mrow>
                  </mrow>
                </mtd>
              </mtr>
              <mtr>
                <mtd>
                  <mrow>
                    <mrow>
                      <mo stretchy="false">−</mo>
                      <mn>1</mn>
                    </mrow>
                    <mi>,</mi>
                    <mi mathvariant="italic">if</mi>
                    <mrow>
                      <mi>n</mi>
                      <mo stretchy="false">=</mo>
                      <msub>
                        <mi>d</mi>
                        <mi>k</mi>
                      </msub>
                    </mrow>
                  </mrow>
                </mtd>
              </mtr>
            </mtable>
          </mrow>
        </mrow>
      </mrow>
    </mrow>
    <annotation encoding="StarMath 5.0">forall k in K, n in N  sum from{(i,j) in δ^{+ ` }(n)} x^{k}_{i,j} − sum from{(i,j) in δ^{- ` }(n)} x^{k}_{ij} =  left lbrace alignl stack{{1, if n = o_k} # { 0, if n &lt;&gt;  o_k and n &lt;&gt; d_k } # { -1, if n = d_k}} right none  </annotation>
  </semantics>
</math>
</file>

<file path=Object 35/content.xml><?xml version="1.0" encoding="utf-8"?>
<math xmlns="http://www.w3.org/1998/Math/MathML" display="block">
  <semantics>
    <mrow>
      <mo stretchy="false">∀</mo>
      <mrow>
        <mi>k</mi>
        <mo stretchy="false">∈</mo>
        <mi>K</mi>
      </mrow>
      <mi>,</mi>
      <mrow>
        <mi>i</mi>
        <mo stretchy="false">∈</mo>
        <mi>N</mi>
      </mrow>
      <mrow>
        <munder>
          <mo stretchy="false">∑</mo>
          <mrow>
            <mi>j</mi>
            <mo stretchy="false">∈</mo>
            <mi>N</mi>
          </mrow>
        </munder>
        <msubsup>
          <mi>x</mi>
          <mi mathvariant="italic">ij</mi>
          <mi>k</mi>
        </msubsup>
      </mrow>
      <mi>−</mi>
      <mrow>
        <mrow>
          <munder>
            <mo stretchy="false">∑</mo>
            <mrow>
              <mi>j</mi>
              <mo stretchy="false">∈</mo>
              <mi>N</mi>
            </mrow>
          </munder>
          <msubsup>
            <mi>x</mi>
            <mi mathvariant="italic">ji</mi>
            <mi>k</mi>
          </msubsup>
        </mrow>
        <mo stretchy="false">=</mo>
        <mrow>
          <mo fence="true" stretchy="true">{</mo>
          <mrow>
            <mtable>
              <mtr>
                <mtd>
                  <mrow>
                    <mn>1</mn>
                    <mi>,</mi>
                    <mi mathvariant="italic">if</mi>
                    <mrow>
                      <mi>i</mi>
                      <mo stretchy="false">=</mo>
                      <msub>
                        <mi>o</mi>
                        <mi>k</mi>
                      </msub>
                    </mrow>
                  </mrow>
                </mtd>
              </mtr>
              <mtr>
                <mtd>
                  <mrow>
                    <mn>0</mn>
                    <mi>,</mi>
                    <mi mathvariant="italic">if</mi>
                    <mrow>
                      <mi>i</mi>
                      <mo stretchy="false">≠</mo>
                      <mrow>
                        <msub>
                          <mi>o</mi>
                          <mi>k</mi>
                        </msub>
                        <mo stretchy="false">∧</mo>
                        <mi>i</mi>
                      </mrow>
                      <mo stretchy="false">≠</mo>
                      <msub>
                        <mi>d</mi>
                        <mi>k</mi>
                      </msub>
                    </mrow>
                  </mrow>
                </mtd>
              </mtr>
              <mtr>
                <mtd>
                  <mrow>
                    <mrow>
                      <mo stretchy="false">−</mo>
                      <mn>1</mn>
                    </mrow>
                    <mi>,</mi>
                    <mi mathvariant="italic">if</mi>
                    <mrow>
                      <mi>i</mi>
                      <mo stretchy="false">=</mo>
                      <msub>
                        <mi>d</mi>
                        <mi>k</mi>
                      </msub>
                    </mrow>
                  </mrow>
                </mtd>
              </mtr>
            </mtable>
          </mrow>
        </mrow>
      </mrow>
    </mrow>
    <annotation encoding="StarMath 5.0">forall k in K, i in N  sum from{j in N} x^{k}_{ij} − sum from{j in N} x^{k}_{ji} =  left lbrace alignl stack{{1, if i = o_k} # { 0, if i &lt;&gt;  o_k and i &lt;&gt; d_k } # { -1, if i = d_k}} right none </annotation>
  </semantics>
</math>
</file>

<file path=Object 36/content.xml><?xml version="1.0" encoding="utf-8"?>
<math xmlns="http://www.w3.org/1998/Math/MathML" display="block">
  <semantics>
    <mrow>
      <mi>i</mi>
      <mo stretchy="false">=</mo>
      <mi>j</mi>
    </mrow>
    <annotation encoding="StarMath 5.0">i=j</annotation>
  </semantics>
</math>
</file>

<file path=Object 37/content.xml><?xml version="1.0" encoding="utf-8"?>
<math xmlns="http://www.w3.org/1998/Math/MathML" display="block">
  <semantics>
    <mrow>
      <mo stretchy="false">∀</mo>
      <mrow>
        <mi>n</mi>
        <mo stretchy="false">∈</mo>
        <mi>N</mi>
      </mrow>
      <mrow>
        <mrow>
          <munder>
            <mo stretchy="false">∑</mo>
            <mrow>
              <mrow>
                <mrow>
                  <mo fence="true" stretchy="false">(</mo>
                  <mrow>
                    <mrow>
                      <mi>i</mi>
                      <mi>,</mi>
                      <mi>j</mi>
                    </mrow>
                  </mrow>
                  <mo fence="true" stretchy="false">)</mo>
                </mrow>
                <mo stretchy="false">∈</mo>
                <msup>
                  <mi>δ</mi>
                  <mrow>
                    <mo stretchy="false">+</mo>
                    <mspace width="0.5em"/>
                  </mrow>
                </msup>
              </mrow>
              <mrow>
                <mo fence="true" stretchy="false">(</mo>
                <mrow>
                  <mi>n</mi>
                </mrow>
                <mo fence="true" stretchy="false">)</mo>
              </mrow>
            </mrow>
          </munder>
          <msub>
            <mi>y</mi>
            <mi mathvariant="italic">ij</mi>
          </msub>
        </mrow>
        <mo stretchy="false">≤</mo>
        <msub>
          <mi>b</mi>
          <mi>n</mi>
        </msub>
      </mrow>
    </mrow>
    <annotation encoding="StarMath 5.0">forall n in N sum from{(i,j) in δ^{+ ` }(n)} y_{ij} &lt;= b_n</annotation>
  </semantics>
</math>
</file>

<file path=Object 38/content.xml><?xml version="1.0" encoding="utf-8"?>
<math xmlns="http://www.w3.org/1998/Math/MathML" display="block">
  <semantics>
    <mrow>
      <mo stretchy="false">∀</mo>
      <mrow>
        <mi>i</mi>
        <mo stretchy="false">∈</mo>
        <mi>N</mi>
      </mrow>
      <mrow>
        <mrow>
          <munder>
            <mo stretchy="false">∑</mo>
            <mrow>
              <mi>j</mi>
              <mo stretchy="false">∈</mo>
              <mi>N</mi>
            </mrow>
          </munder>
          <msub>
            <mi>y</mi>
            <mi mathvariant="italic">ij</mi>
          </msub>
        </mrow>
        <mo stretchy="false">≤</mo>
        <msub>
          <mi>b</mi>
          <mi>i</mi>
        </msub>
      </mrow>
    </mrow>
    <annotation encoding="StarMath 5.0">forall i in N sum from{j in N} y_{ij} &lt;= b_i</annotation>
  </semantics>
</math>
</file>

<file path=Object 39/content.xml><?xml version="1.0" encoding="utf-8"?>
<math xmlns="http://www.w3.org/1998/Math/MathML" display="block">
  <semantics>
    <mrow>
      <mi>i</mi>
      <mo stretchy="false">=</mo>
      <mi>j</mi>
    </mrow>
    <annotation encoding="StarMath 5.0">i=j</annotation>
  </semantics>
</math>
</file>

<file path=Object 40/content.xml><?xml version="1.0" encoding="utf-8"?>
<math xmlns="http://www.w3.org/1998/Math/MathML" display="block">
  <semantics>
    <mrow>
      <mo stretchy="false">∀</mo>
      <mi>i</mi>
      <mi>,</mi>
      <mrow>
        <mi>j</mi>
        <mo stretchy="false">∈</mo>
        <mi>N</mi>
      </mrow>
      <mi>.</mi>
      <mrow>
        <mrow>
          <mo fence="true" stretchy="false">(</mo>
          <mrow>
            <mrow>
              <mi>i</mi>
              <mi>,</mi>
              <mi>j</mi>
            </mrow>
          </mrow>
          <mo fence="true" stretchy="false">)</mo>
        </mrow>
        <mo stretchy="false">∈</mo>
        <msup>
          <mi>δ</mi>
          <mrow>
            <mo stretchy="false">+</mo>
            <mspace width="0.5em"/>
          </mrow>
        </msup>
      </mrow>
      <mrow>
        <mo fence="true" stretchy="false">(</mo>
        <mrow>
          <mi>i</mi>
        </mrow>
        <mo fence="true" stretchy="false">)</mo>
      </mrow>
      <mo stretchy="false">⇒</mo>
      <mrow>
        <munder>
          <mo stretchy="false">∑</mo>
          <mrow>
            <mi>k</mi>
            <mo stretchy="false">∈</mo>
            <mi>K</mi>
          </mrow>
        </munder>
        <msub>
          <mi>n</mi>
          <mi>k</mi>
        </msub>
      </mrow>
      <msub>
        <mi>l</mi>
        <mi>k</mi>
      </msub>
      <mrow>
        <msubsup>
          <mi>x</mi>
          <mi>k</mi>
          <mi mathvariant="italic">ij</mi>
        </msubsup>
        <mo stretchy="false">≤</mo>
        <msub>
          <mi>L</mi>
          <mi>i</mi>
        </msub>
      </mrow>
      <msub>
        <mi>y</mi>
        <mi mathvariant="italic">ij</mi>
      </msub>
    </mrow>
    <annotation encoding="StarMath 5.0">forall i,j in N . (i, j) in δ^{+ ` }(i) drarrow sum from {k in K} n_{k}l_{k}x_{k}^{ij} &lt;= L_{i}y_{ij}</annotation>
  </semantics>
</math>
</file>

<file path=Object 41/content.xml><?xml version="1.0" encoding="utf-8"?>
<math xmlns="http://www.w3.org/1998/Math/MathML" display="block">
  <semantics>
    <mrow>
      <mo stretchy="false">∀</mo>
      <mi>i</mi>
      <mi>,</mi>
      <mrow>
        <mi>j</mi>
        <mo stretchy="false">∈</mo>
        <mi>N</mi>
      </mrow>
      <mi>.</mi>
      <mrow>
        <mrow>
          <mo fence="true" stretchy="false">(</mo>
          <mrow>
            <mrow>
              <mi>i</mi>
              <mi>,</mi>
              <mi>j</mi>
            </mrow>
          </mrow>
          <mo fence="true" stretchy="false">)</mo>
        </mrow>
        <mo stretchy="false">∈</mo>
        <mi>A</mi>
      </mrow>
      <mo stretchy="false">⇒</mo>
      <mrow>
        <munder>
          <mo stretchy="false">∑</mo>
          <mrow>
            <mi>k</mi>
            <mo stretchy="false">∈</mo>
            <mi>K</mi>
          </mrow>
        </munder>
        <msub>
          <mi>n</mi>
          <mi>k</mi>
        </msub>
      </mrow>
      <msub>
        <mi>l</mi>
        <mi>k</mi>
      </msub>
      <mrow>
        <msubsup>
          <mi>x</mi>
          <mi>k</mi>
          <mi mathvariant="italic">ij</mi>
        </msubsup>
        <mo stretchy="false">≤</mo>
        <msub>
          <mi>L</mi>
          <mi>i</mi>
        </msub>
      </mrow>
      <msub>
        <mi>y</mi>
        <mi mathvariant="italic">ij</mi>
      </msub>
      <munder>
        <mo stretchy="false">⇔</mo>
        <mrow>
          <mi mathvariant="italic">escluso</mi>
          <mspace width="0.5em"/>
          <mrow>
            <mi>i</mi>
            <mo stretchy="false">=</mo>
            <mi>j</mi>
          </mrow>
        </mrow>
      </munder>
      <mo stretchy="false">∀</mo>
      <mi>i</mi>
      <mi>,</mi>
      <mrow>
        <mi>j</mi>
        <mo stretchy="false">∈</mo>
        <mi>N</mi>
      </mrow>
      <mrow>
        <munder>
          <mo stretchy="false">∑</mo>
          <mrow>
            <mi>k</mi>
            <mo stretchy="false">∈</mo>
            <mi>K</mi>
          </mrow>
        </munder>
        <msub>
          <mi>n</mi>
          <mi>k</mi>
        </msub>
      </mrow>
      <msub>
        <mi>l</mi>
        <mi>k</mi>
      </msub>
      <mrow>
        <msubsup>
          <mi>x</mi>
          <mi>k</mi>
          <mi mathvariant="italic">ij</mi>
        </msubsup>
        <mo stretchy="false">≤</mo>
        <msub>
          <mi>L</mi>
          <mi>i</mi>
        </msub>
      </mrow>
      <msub>
        <mi>y</mi>
        <mi mathvariant="italic">ij</mi>
      </msub>
    </mrow>
    <annotation encoding="StarMath 5.0">forall i,j in N . (i, j) in A drarrow sum from {k in K} n_{k}l_{k}x_{k}^{ij} &lt;= L_{i}y_{ij}   {dlrarrow} csub { escluso ` i=j }   forall i,j in N sum from {k in K} n_{k}l_{k}x_{k}^{ij} &lt;= L_{i}y_{ij}</annotation>
  </semantics>
</math>
</file>

<file path=Object 42/content.xml><?xml version="1.0" encoding="utf-8"?>
<math xmlns="http://www.w3.org/1998/Math/MathML" display="block">
  <semantics>
    <mrow>
      <mi>i</mi>
      <mo stretchy="false">=</mo>
      <mi>j</mi>
    </mrow>
    <annotation encoding="StarMath 5.0">i=j</annotation>
  </semantics>
</math>
</file>

<file path=Object 43/content.xml><?xml version="1.0" encoding="utf-8"?>
<math xmlns="http://www.w3.org/1998/Math/MathML" display="block">
  <semantics>
    <mrow>
      <mo stretchy="false">∀</mo>
      <mrow>
        <mi>k</mi>
        <mo stretchy="false">∈</mo>
        <mi>K</mi>
      </mrow>
      <mi>,</mi>
      <mrow>
        <mi>i</mi>
        <mo stretchy="false">∈</mo>
        <mi>N</mi>
      </mrow>
      <mrow>
        <munder>
          <mo stretchy="false">∑</mo>
          <mrow>
            <mi>j</mi>
            <mo stretchy="false">∈</mo>
            <mi>N</mi>
          </mrow>
        </munder>
        <msubsup>
          <mi>x</mi>
          <mi mathvariant="italic">ij</mi>
          <mi>k</mi>
        </msubsup>
      </mrow>
      <mi>−</mi>
      <mrow>
        <mrow>
          <munder>
            <mo stretchy="false">∑</mo>
            <mrow>
              <mi>j</mi>
              <mo stretchy="false">∈</mo>
              <mi>N</mi>
            </mrow>
          </munder>
          <msubsup>
            <mi>x</mi>
            <mi mathvariant="italic">ji</mi>
            <mi>k</mi>
          </msubsup>
        </mrow>
        <mo stretchy="false">=</mo>
        <mrow>
          <msubsup>
            <mi>o</mi>
            <mi>i</mi>
            <mi>k</mi>
          </msubsup>
          <mo stretchy="false">−</mo>
          <msubsup>
            <mi>d</mi>
            <mi>i</mi>
            <mi>k</mi>
          </msubsup>
        </mrow>
      </mrow>
    </mrow>
    <annotation encoding="StarMath 5.0">forall k in K, i in N  sum from{j in N} x^{k}_{ij} − sum from{j in N} x^{k}_{ji} =  o_{ i }^{ k } - d_{ i }^{ k }</annotation>
  </semantics>
</math>
</file>

<file path=Object 44/content.xml><?xml version="1.0" encoding="utf-8"?>
<math xmlns="http://www.w3.org/1998/Math/MathML" display="block">
  <semantics>
    <msubsup>
      <mi>o</mi>
      <mi>i</mi>
      <mi>k</mi>
    </msubsup>
    <annotation encoding="StarMath 5.0">o_{ i }^{ k }</annotation>
  </semantics>
</math>
</file>

<file path=Object 45/content.xml><?xml version="1.0" encoding="utf-8"?>
<math xmlns="http://www.w3.org/1998/Math/MathML" display="block">
  <semantics>
    <msubsup>
      <mi>d</mi>
      <mi>i</mi>
      <mi>k</mi>
    </msubsup>
    <annotation encoding="StarMath 5.0">d_{ i }^{ k }</annotation>
  </semantics>
</math>
</file>

<file path=Object 46/content.xml><?xml version="1.0" encoding="utf-8"?>
<math xmlns="http://www.w3.org/1998/Math/MathML" display="block">
  <semantics>
    <mn>1</mn>
    <annotation encoding="StarMath 5.0">1</annotation>
  </semantics>
</math>
</file>

<file path=Object 47/content.xml><?xml version="1.0" encoding="utf-8"?>
<math xmlns="http://www.w3.org/1998/Math/MathML" display="block">
  <semantics>
    <mn>0</mn>
    <annotation encoding="StarMath 5.0">0</annotation>
  </semantics>
</math>
</file>

<file path=Object 48/content.xml><?xml version="1.0" encoding="utf-8"?>
<math xmlns="http://www.w3.org/1998/Math/MathML" display="block">
  <semantics>
    <mrow>
      <msub>
        <mi>d</mi>
        <mi>k</mi>
      </msub>
      <mo stretchy="false">=</mo>
      <msub>
        <mi>o</mi>
        <mi>k</mi>
      </msub>
    </mrow>
    <annotation encoding="StarMath 5.0">d_k = o_k</annotation>
  </semantics>
</math>
</file>

<file path=Object 49/content.xml><?xml version="1.0" encoding="utf-8"?>
<math xmlns="http://www.w3.org/1998/Math/MathML" display="block">
  <semantics>
    <mrow>
      <mo stretchy="false">∀</mo>
      <mrow>
        <mrow>
          <mo fence="true" stretchy="false">(</mo>
          <mrow>
            <mrow>
              <mi>i</mi>
              <mi>,</mi>
              <mi>j</mi>
            </mrow>
          </mrow>
          <mo fence="true" stretchy="false">)</mo>
        </mrow>
        <mo stretchy="false">∈</mo>
        <mi>A</mi>
      </mrow>
      <mi>.</mi>
      <mrow>
        <msub>
          <mi>y</mi>
          <mi mathvariant="italic">ij</mi>
        </msub>
        <mo stretchy="false">∈</mo>
        <mrow>
          <mi mathvariant="normal">ℕ</mi>
          <mo stretchy="false">∧</mo>
          <mo stretchy="false">∀</mo>
        </mrow>
      </mrow>
      <mrow>
        <mi>k</mi>
        <mo stretchy="false">∈</mo>
        <mi>K</mi>
      </mrow>
      <mrow>
        <msubsup>
          <mi>x</mi>
          <mi mathvariant="italic">ij</mi>
          <mi>k</mi>
        </msubsup>
        <mo stretchy="false">∈</mo>
        <mrow>
          <mo fence="true" stretchy="false">{</mo>
          <mrow>
            <mrow>
              <mn>0</mn>
              <mi>,</mi>
              <mn>1</mn>
            </mrow>
          </mrow>
          <mo fence="true" stretchy="false">}</mo>
        </mrow>
      </mrow>
    </mrow>
    <annotation encoding="StarMath 5.0">forall (i,j) in A. y_{ij} in setN and forall k in K x^{k}_{ij} in lbrace 0, 1 rbrace </annotation>
  </semantics>
</math>
</file>

<file path=Object 50/content.xml><?xml version="1.0" encoding="utf-8"?>
<math xmlns="http://www.w3.org/1998/Math/MathML" display="block">
  <semantics>
    <mi>i</mi>
    <annotation encoding="StarMath 5.0">i</annotation>
  </semantics>
</math>
</file>

<file path=Object 51/content.xml><?xml version="1.0" encoding="utf-8"?>
<math xmlns="http://www.w3.org/1998/Math/MathML" display="block">
  <semantics>
    <mrow>
      <mi mathvariant="italic">min</mi>
      <mrow>
        <munder>
          <mo stretchy="false">∑</mo>
          <mrow>
            <mi>k</mi>
            <mo stretchy="false">∈</mo>
            <mi>K</mi>
          </mrow>
        </munder>
        <mrow>
          <munder>
            <mo stretchy="false">∑</mo>
            <mrow>
              <mi>z</mi>
              <mo stretchy="false">∈</mo>
              <mi>N</mi>
            </mrow>
          </munder>
          <mrow>
            <munder>
              <mo stretchy="false">∑</mo>
              <mrow>
                <mrow>
                  <mrow>
                    <mo fence="true" stretchy="false">(</mo>
                    <mrow>
                      <mrow>
                        <mi>i</mi>
                        <mi>,</mi>
                        <mi>j</mi>
                      </mrow>
                    </mrow>
                    <mo fence="true" stretchy="false">)</mo>
                  </mrow>
                  <mo stretchy="false">∈</mo>
                  <msup>
                    <mi>δ</mi>
                    <mrow>
                      <mo stretchy="false">+</mo>
                      <mspace width="0.5em"/>
                    </mrow>
                  </msup>
                </mrow>
                <mrow>
                  <mo fence="true" stretchy="false">(</mo>
                  <mrow>
                    <mi>z</mi>
                  </mrow>
                  <mo fence="true" stretchy="false">)</mo>
                </mrow>
              </mrow>
            </munder>
            <msub>
              <mi>n</mi>
              <mi>k</mi>
            </msub>
          </mrow>
        </mrow>
      </mrow>
      <mrow>
        <msubsup>
          <mi mathvariant="italic">cx</mi>
          <mi mathvariant="italic">ij</mi>
          <mi>k</mi>
        </msubsup>
        <mo stretchy="false">+</mo>
        <mrow>
          <munder>
            <mo stretchy="false">∑</mo>
            <mrow>
              <mi>k</mi>
              <mo stretchy="false">∈</mo>
              <mi>K</mi>
            </mrow>
          </munder>
          <mrow>
            <munder>
              <mo stretchy="false">∑</mo>
              <mrow>
                <mrow>
                  <mo fence="true" stretchy="false">(</mo>
                  <mrow>
                    <mrow>
                      <mi>i</mi>
                      <mi>,</mi>
                      <mi>j</mi>
                    </mrow>
                  </mrow>
                  <mo fence="true" stretchy="false">)</mo>
                </mrow>
                <mo stretchy="false">∈</mo>
                <mi>A</mi>
              </mrow>
            </munder>
            <msub>
              <mi>n</mi>
              <mi>k</mi>
            </msub>
          </mrow>
        </mrow>
      </mrow>
      <msub>
        <mi mathvariant="italic">tm</mi>
        <mi mathvariant="italic">ij</mi>
      </msub>
      <msubsup>
        <mi>x</mi>
        <mi mathvariant="italic">ij</mi>
        <mi>k</mi>
      </msubsup>
    </mrow>
    <annotation encoding="StarMath 5.0">min sum from{k in K} sum from{z in N} sum from{(i,j) in δ^{+ ` }(z)} n_{k}cx^{k}_{ij} + sum from{k in K} sum from{(i,j) in A} n_{k}tm_{ij}x^{k}_{ij}</annotation>
  </semantics>
</math>
</file>

<file path=Object 52/content.xml><?xml version="1.0" encoding="utf-8"?>
<math xmlns="http://www.w3.org/1998/Math/MathML" display="block">
  <semantics>
    <mrow>
      <mi mathvariant="italic">min</mi>
      <mrow>
        <munder>
          <mo stretchy="false">∑</mo>
          <mrow>
            <mi>k</mi>
            <mo stretchy="false">∈</mo>
            <mi>K</mi>
          </mrow>
        </munder>
        <mrow>
          <munder>
            <mo stretchy="false">∑</mo>
            <mrow>
              <mi>i</mi>
              <mo stretchy="false">∈</mo>
              <mi>N</mi>
            </mrow>
          </munder>
          <mrow>
            <munder>
              <mo stretchy="false">∑</mo>
              <mrow>
                <mi>j</mi>
                <mo stretchy="false">∈</mo>
                <mi>N</mi>
              </mrow>
            </munder>
            <msub>
              <mi>n</mi>
              <mi>k</mi>
            </msub>
          </mrow>
        </mrow>
      </mrow>
      <mrow>
        <msubsup>
          <mi mathvariant="italic">cx</mi>
          <mi mathvariant="italic">ij</mi>
          <mi>k</mi>
        </msubsup>
        <mo stretchy="false">+</mo>
        <mrow>
          <munder>
            <mo stretchy="false">∑</mo>
            <mrow>
              <mi>k</mi>
              <mo stretchy="false">∈</mo>
              <mi>K</mi>
            </mrow>
          </munder>
          <mrow>
            <munder>
              <mo stretchy="false">∑</mo>
              <mrow>
                <mi>i</mi>
                <mo stretchy="false">∈</mo>
                <mi>N</mi>
              </mrow>
            </munder>
            <mrow>
              <munder>
                <mo stretchy="false">∑</mo>
                <mrow>
                  <mi>j</mi>
                  <mo stretchy="false">∈</mo>
                  <mi>N</mi>
                </mrow>
              </munder>
              <msub>
                <mi>n</mi>
                <mi>k</mi>
              </msub>
            </mrow>
          </mrow>
        </mrow>
      </mrow>
      <msub>
        <mi mathvariant="italic">tm</mi>
        <mi mathvariant="italic">ij</mi>
      </msub>
      <mrow>
        <msubsup>
          <mi>x</mi>
          <mi mathvariant="italic">ij</mi>
          <mi>k</mi>
        </msubsup>
        <mo stretchy="false">=</mo>
        <mi mathvariant="italic">min</mi>
      </mrow>
      <mrow>
        <munder>
          <mo stretchy="false">∑</mo>
          <mrow>
            <mi>k</mi>
            <mo stretchy="false">∈</mo>
            <mi>K</mi>
          </mrow>
        </munder>
        <mrow>
          <munder>
            <mo stretchy="false">∑</mo>
            <mrow>
              <mi>i</mi>
              <mo stretchy="false">∈</mo>
              <mi>N</mi>
            </mrow>
          </munder>
          <mrow>
            <munder>
              <mo stretchy="false">∑</mo>
              <mrow>
                <mi>j</mi>
                <mo stretchy="false">∈</mo>
                <mi>N</mi>
              </mrow>
            </munder>
            <msub>
              <mi>n</mi>
              <mi>k</mi>
            </msub>
          </mrow>
        </mrow>
      </mrow>
      <mrow>
        <msubsup>
          <mi mathvariant="italic">cx</mi>
          <mi mathvariant="italic">ij</mi>
          <mi>k</mi>
        </msubsup>
        <mo stretchy="false">+</mo>
        <msub>
          <mi>n</mi>
          <mi>k</mi>
        </msub>
      </mrow>
      <msub>
        <mi mathvariant="italic">tm</mi>
        <mi mathvariant="italic">ij</mi>
      </msub>
      <msubsup>
        <mi>x</mi>
        <mi mathvariant="italic">ij</mi>
        <mi>k</mi>
      </msubsup>
    </mrow>
    <annotation encoding="StarMath 5.0">min sum from{k in K} sum from{i in N} sum from{j in N} n_{k}cx^{k}_{ij} + sum from{k in K} sum from{i in N} sum from{j in N} n_{k}tm_{ij}x^{k}_{ij} = min sum from{k in K} sum from{i in N} sum from{j in N} n_{k}cx^{k}_{ij} + n_{k}tm_{ij}x^{k}_{ij}</annotation>
  </semantics>
</math>
</file>

<file path=Object 53/content.xml><?xml version="1.0" encoding="utf-8"?>
<math xmlns="http://www.w3.org/1998/Math/MathML" display="block">
  <semantics>
    <mrow>
      <mo fence="true" stretchy="false">{</mo>
      <mrow>
        <mrow>
          <mrow>
            <mrow>
              <mo fence="true" stretchy="false">(</mo>
              <mrow>
                <mrow>
                  <mi>x</mi>
                  <mi>,</mi>
                  <mi>y</mi>
                </mrow>
              </mrow>
              <mo fence="true" stretchy="false">)</mo>
            </mrow>
            <mo stretchy="false">∈</mo>
            <mrow>
              <mi>N</mi>
              <mo stretchy="false">×</mo>
              <mi>N</mi>
            </mrow>
          </mrow>
          <mo stretchy="false">|</mo>
          <mrow>
            <mi>y</mi>
            <mo stretchy="false">=</mo>
            <mi>i</mi>
          </mrow>
        </mrow>
      </mrow>
      <mo fence="true" stretchy="false">}</mo>
    </mrow>
    <annotation encoding="StarMath 5.0">
lbrace (x, y) in N times N  mline y = i rbrace </annotation>
  </semantics>
</math>
</file>

<file path=Object 54/content.xml><?xml version="1.0" encoding="utf-8"?>
<math xmlns="http://www.w3.org/1998/Math/MathML" display="block">
  <semantics>
    <mrow>
      <msub>
        <mi>d</mi>
        <mi>k</mi>
      </msub>
      <mo stretchy="false">=</mo>
      <msub>
        <mi>o</mi>
        <mi>k</mi>
      </msub>
    </mrow>
    <annotation encoding="StarMath 5.0">d_k = o_k</annotation>
  </semantics>
</math>
</file>

<file path=Object 55/content.xml><?xml version="1.0" encoding="utf-8"?>
<math xmlns="http://www.w3.org/1998/Math/MathML" display="block">
  <semantics>
    <mrow>
      <mi>i</mi>
      <mo stretchy="false">=</mo>
      <mi>j</mi>
    </mrow>
    <annotation encoding="StarMath 5.0">i=j</annotation>
  </semantics>
</math>
</file>

<file path=Object 56/content.xml><?xml version="1.0" encoding="utf-8"?>
<math xmlns="http://www.w3.org/1998/Math/MathML" display="block">
  <semantics>
    <mrow>
      <mo fence="true" stretchy="false">(</mo>
      <mrow>
        <mrow>
          <mi>i</mi>
          <mi>,</mi>
          <mi>j</mi>
        </mrow>
      </mrow>
      <mo fence="true" stretchy="false">)</mo>
    </mrow>
    <annotation encoding="StarMath 5.0">(i,j)</annotation>
  </semantics>
</math>
</file>

<file path=Object 57/content.xml><?xml version="1.0" encoding="utf-8"?>
<math xmlns="http://www.w3.org/1998/Math/MathML" display="block">
  <semantics>
    <msubsup>
      <mi>x</mi>
      <mi mathvariant="italic">ij</mi>
      <mi>k</mi>
    </msubsup>
    <annotation encoding="StarMath 5.0">x^{k}_{ij}</annotation>
  </semantics>
</math>
</file>

<file path=Object 58/content.xml><?xml version="1.0" encoding="utf-8"?>
<math xmlns="http://www.w3.org/1998/Math/MathML" display="block">
  <semantics>
    <mn>1</mn>
    <annotation encoding="StarMath 5.0">1</annotation>
  </semantics>
</math>
</file>

<file path=Object 59/content.xml><?xml version="1.0" encoding="utf-8"?>
<math xmlns="http://www.w3.org/1998/Math/MathML" display="block">
  <semantics>
    <mn>0</mn>
    <annotation encoding="StarMath 5.0">0</annotation>
  </semantics>
</math>
</file>

<file path=Object 60/content.xml><?xml version="1.0" encoding="utf-8"?>
<math xmlns="http://www.w3.org/1998/Math/MathML" display="block">
  <semantics>
    <msub>
      <mi>x</mi>
      <mi mathvariant="italic">ij</mi>
    </msub>
    <annotation encoding="StarMath 5.0">x_{ij}</annotation>
  </semantics>
</math>
</file>

<file path=Object 61/content.xml><?xml version="1.0" encoding="utf-8"?>
<math xmlns="http://www.w3.org/1998/Math/MathML" display="block">
  <semantics>
    <mrow>
      <mo stretchy="false">∀</mo>
      <mrow>
        <mi>i</mi>
        <mo stretchy="false">∈</mo>
        <mi>N</mi>
      </mrow>
      <mi>.</mi>
      <mrow>
        <msub>
          <mi>y</mi>
          <mi mathvariant="italic">ii</mi>
        </msub>
        <mo stretchy="false">=</mo>
        <mn>0</mn>
      </mrow>
    </mrow>
    <annotation encoding="StarMath 5.0">forall i in N. y_{ii} = 0</annotation>
  </semantics>
</math>
</file>

<file path=Object 62/content.xml><?xml version="1.0" encoding="utf-8"?>
<math xmlns="http://www.w3.org/1998/Math/MathML" display="block">
  <semantics>
    <mrow>
      <mo stretchy="false">∀</mo>
      <mrow>
        <mi>k</mi>
        <mo stretchy="false">∈</mo>
        <mi>K</mi>
      </mrow>
      <mspace width="2em"/>
      <mrow>
        <msub>
          <mi>n</mi>
          <mi>k</mi>
        </msub>
        <mo stretchy="false">=</mo>
        <mi mathvariant="italic">numero</mi>
      </mrow>
      <mi mathvariant="italic">di</mi>
      <mspace width="0.5em"/>
      <mi mathvariant="italic">car</mi>
      <mi mathvariant="italic">della</mi>
      <mi mathvariant="italic">commodity</mi>
      <mi>k</mi>
    </mrow>
    <annotation encoding="StarMath 5.0">forall k in K ~ n_k = numero di ` car della commodity k</annotation>
  </semantics>
</math>
</file>

<file path=Object 63/content.xml><?xml version="1.0" encoding="utf-8"?>
<math xmlns="http://www.w3.org/1998/Math/MathML" display="block">
  <semantics>
    <mrow>
      <mo stretchy="false">∀</mo>
      <mrow>
        <mi>k</mi>
        <mo stretchy="false">∈</mo>
        <mi>K</mi>
      </mrow>
      <mspace width="2em"/>
      <mrow>
        <msub>
          <mi>o</mi>
          <mi>k</mi>
        </msub>
        <mo stretchy="false">=</mo>
        <mi mathvariant="italic">origine</mi>
      </mrow>
      <mi mathvariant="italic">della</mi>
      <mi mathvariant="italic">commodity</mi>
      <mi>k</mi>
    </mrow>
    <annotation encoding="StarMath 5.0">forall k in K ~ o_k = origine della commodity k</annotation>
  </semantics>
</math>
</file>

<file path=Object 64/content.xml><?xml version="1.0" encoding="utf-8"?>
<math xmlns="http://www.w3.org/1998/Math/MathML" display="block">
  <semantics>
    <mi>t</mi>
    <annotation encoding="StarMath 5.0">t</annotation>
  </semantics>
</math>
</file>

<file path=Object 65/content.xml><?xml version="1.0" encoding="utf-8"?>
<math xmlns="http://www.w3.org/1998/Math/MathML" display="block">
  <semantics>
    <mi>c</mi>
    <annotation encoding="StarMath 5.0">c</annotation>
  </semantics>
</math>
</file>

<file path=Object 66/content.xml><?xml version="1.0" encoding="utf-8"?>
<math xmlns="http://www.w3.org/1998/Math/MathML" display="block">
  <semantics>
    <mrow>
      <mo stretchy="false">∀</mo>
      <mrow>
        <mi>k</mi>
        <mo stretchy="false">∈</mo>
        <mi>K</mi>
      </mrow>
      <mspace width="2em"/>
      <mrow>
        <msub>
          <mi>d</mi>
          <mi>k</mi>
        </msub>
        <mo stretchy="false">=</mo>
        <mi mathvariant="italic">destinazione</mi>
      </mrow>
      <mi mathvariant="italic">della</mi>
      <mi mathvariant="italic">commodity</mi>
      <mi>k</mi>
    </mrow>
    <annotation encoding="StarMath 5.0">forall k in K ~ d_k = destinazione della commodity k</annotation>
  </semantics>
</math>
</file>

<file path=Object 67/content.xml><?xml version="1.0" encoding="utf-8"?>
<math xmlns="http://www.w3.org/1998/Math/MathML" display="block">
  <semantics>
    <mn>0</mn>
    <annotation encoding="StarMath 5.0">0</annotation>
  </semantics>
</math>
</file>

<file path=Object 68/content.xml><?xml version="1.0" encoding="utf-8"?>
<math xmlns="http://www.w3.org/1998/Math/MathML" display="block">
  <semantics>
    <mrow>
      <mo stretchy="false">∀</mo>
      <mrow>
        <mi>k</mi>
        <mo stretchy="false">∈</mo>
        <mi>K</mi>
      </mrow>
      <mspace width="2em"/>
      <mrow>
        <msub>
          <mi>l</mi>
          <mi>k</mi>
        </msub>
        <mo stretchy="false">=</mo>
        <mi mathvariant="italic">lunghezza</mi>
      </mrow>
      <mi mathvariant="italic">dei</mi>
      <mspace width="0.5em"/>
      <mi mathvariant="italic">car</mi>
      <mi mathvariant="italic">della</mi>
      <mi mathvariant="italic">commodity</mi>
      <mi>k</mi>
    </mrow>
    <annotation encoding="StarMath 5.0">forall k in K ~ l_k = lunghezza dei ` car della commodity k</annotation>
  </semantics>
</math>
</file>

<file path=Object 69/content.xml><?xml version="1.0" encoding="utf-8"?>
<math xmlns="http://www.w3.org/1998/Math/MathML" display="block">
  <semantics>
    <mrow>
      <mo stretchy="false">∀</mo>
      <mrow>
        <mrow>
          <mo fence="true" stretchy="false">(</mo>
          <mrow>
            <mrow>
              <mi>i</mi>
              <mi>,</mi>
              <mi>j</mi>
            </mrow>
          </mrow>
          <mo fence="true" stretchy="false">)</mo>
        </mrow>
        <mo stretchy="false">∈</mo>
        <mi>A</mi>
      </mrow>
      <mspace width="2em"/>
      <mrow>
        <msub>
          <mi>m</mi>
          <mi mathvariant="italic">ij</mi>
        </msub>
        <mo stretchy="false">=</mo>
        <mi mathvariant="italic">distanza</mi>
      </mrow>
      <mi mathvariant="italic">tra</mi>
      <mi mathvariant="italic">lo</mi>
      <mi mathvariant="italic">yard</mi>
      <mi>i</mi>
      <mi>e</mi>
      <mi>j</mi>
    </mrow>
    <annotation encoding="StarMath 5.0">forall (i, j) in A ~ m_ij = distanza tra lo yard i e j</annotation>
  </semantics>
</math>
</file>

<file path=Object 70/content.xml><?xml version="1.0" encoding="utf-8"?>
<math xmlns="http://www.w3.org/1998/Math/MathML" display="block">
  <semantics>
    <mrow>
      <mo stretchy="false">∀</mo>
      <mrow>
        <mi>i</mi>
        <mo stretchy="false">∈</mo>
        <mi>N</mi>
      </mrow>
      <mspace width="2em"/>
      <mrow>
        <msub>
          <mi>b</mi>
          <mi>i</mi>
        </msub>
        <mo stretchy="false">=</mo>
        <mi mathvariant="italic">numero</mi>
      </mrow>
      <mi mathvariant="italic">di</mi>
      <mi mathvariant="italic">track</mi>
      <mi mathvariant="italic">nello</mi>
      <mi mathvariant="italic">yard</mi>
      <mi>i</mi>
    </mrow>
    <annotation encoding="StarMath 5.0">forall i in N ~ b_i = numero di track nello yard i</annotation>
  </semantics>
</math>
</file>

<file path=Object 71/content.xml><?xml version="1.0" encoding="utf-8"?>
<math xmlns="http://www.w3.org/1998/Math/MathML" display="block">
  <semantics>
    <mrow>
      <mo stretchy="false">∀</mo>
      <mrow>
        <mi>i</mi>
        <mo stretchy="false">∈</mo>
        <mi>N</mi>
      </mrow>
      <mspace width="2em"/>
      <mrow>
        <msub>
          <mi>L</mi>
          <mi>i</mi>
        </msub>
        <mo stretchy="false">=</mo>
        <mi mathvariant="italic">lunghezza</mi>
      </mrow>
      <mi mathvariant="italic">dei</mi>
      <mspace width="0.5em"/>
      <mi mathvariant="italic">track</mi>
      <mi mathvariant="italic">nello</mi>
      <mi mathvariant="italic">yard</mi>
      <mi>i</mi>
    </mrow>
    <annotation encoding="StarMath 5.0">forall i in N ~ L_i = lunghezza dei ` track nello yard i</annotation>
  </semantics>
</math>
</file>

<file path=Object 72/content.xml><?xml version="1.0" encoding="utf-8"?>
<math xmlns="http://www.w3.org/1998/Math/MathML" display="block">
  <semantics>
    <mn>0</mn>
    <annotation encoding="StarMath 5.0">0</annotation>
  </semantics>
</math>
</file>

<file path=Object 73/content.xml><?xml version="1.0" encoding="utf-8"?>
<math xmlns="http://www.w3.org/1998/Math/MathML" display="block">
  <semantics>
    <mn>1</mn>
    <annotation encoding="StarMath 5.0">1</annotation>
  </semantics>
</math>
</file>

<file path=Object 74/content.xml><?xml version="1.0" encoding="utf-8"?>
<math xmlns="http://www.w3.org/1998/Math/MathML" display="block">
  <semantics>
    <mn>900</mn>
    <annotation encoding="StarMath 5.0">900</annotation>
  </semantics>
</math>
</file>

<file path=Object 75/content.xml><?xml version="1.0" encoding="utf-8"?>
<math xmlns="http://www.w3.org/1998/Math/MathML" display="block">
  <semantics>
    <mrow>
      <mrow>
        <mn>18</mn>
        <mo stretchy="false">×</mo>
        <mn>50</mn>
      </mrow>
      <mo stretchy="false">=</mo>
      <mn>900</mn>
    </mrow>
    <annotation encoding="StarMath 5.0">18 times 50 = 900</annotation>
  </semantics>
</math>
</file>

<file path=Object 76/content.xml><?xml version="1.0" encoding="utf-8"?>
<math xmlns="http://www.w3.org/1998/Math/MathML" display="block">
  <semantics>
    <mrow>
      <mrow>
        <mn>900</mn>
        <mo stretchy="false">+</mo>
        <mrow>
          <mn>475.06</mn>
          <mo stretchy="false">×</mo>
          <mn>18</mn>
        </mrow>
      </mrow>
      <mo stretchy="false">=</mo>
      <mn>9451.08</mn>
    </mrow>
    <annotation encoding="StarMath 5.0">900 + 475.06 times 18 = 9451.08</annotation>
  </semantics>
</math>
</file>

<file path=Object 77/content.xml><?xml version="1.0" encoding="utf-8"?>
<math xmlns="http://www.w3.org/1998/Math/MathML" display="block">
  <semantics>
    <mn>0</mn>
    <annotation encoding="StarMath 5.0">0</annotation>
  </semantics>
</math>
</file>

<file path=Object 78/content.xml><?xml version="1.0" encoding="utf-8"?>
<math xmlns="http://www.w3.org/1998/Math/MathML" display="block">
  <semantics>
    <mn>0</mn>
    <annotation encoding="StarMath 5.0">0</annotation>
  </semantics>
</math>
</file>

<file path=Object 79/content.xml><?xml version="1.0" encoding="utf-8"?>
<math xmlns="http://www.w3.org/1998/Math/MathML" display="block">
  <semantics>
    <mn>0</mn>
    <annotation encoding="StarMath 5.0">0</annotation>
  </semantics>
</math>
</file>

<file path=Object 80/content.xml><?xml version="1.0" encoding="utf-8"?>
<math xmlns="http://www.w3.org/1998/Math/MathML" display="block">
  <semantics>
    <mn>0</mn>
    <annotation encoding="StarMath 5.0">0</annotation>
  </semantics>
</math>
</file>

<file path=Object 81/content.xml><?xml version="1.0" encoding="utf-8"?>
<math xmlns="http://www.w3.org/1998/Math/MathML" display="block">
  <semantics>
    <mn>0</mn>
    <annotation encoding="StarMath 5.0">0</annotation>
  </semantics>
</math>
</file>

<file path=Object 82/content.xml><?xml version="1.0" encoding="utf-8"?>
<math xmlns="http://www.w3.org/1998/Math/MathML" display="block">
  <semantics>
    <mn>0</mn>
    <annotation encoding="StarMath 5.0">0</annotation>
  </semantics>
</math>
</file>

<file path=Object 83/content.xml><?xml version="1.0" encoding="utf-8"?>
<math xmlns="http://www.w3.org/1998/Math/MathML" display="block">
  <semantics>
    <mtable>
      <mtr>
        <mtd>
          <mrow>
            <msub>
              <mi>n</mi>
              <mn>1</mn>
            </msub>
            <mrow>
              <msubsup>
                <mi mathvariant="italic">cx</mi>
                <mi mathvariant="italic">BC</mi>
                <mn>1</mn>
              </msubsup>
              <mo stretchy="false">+</mo>
              <msub>
                <mi>n</mi>
                <mn>2</mn>
              </msub>
            </mrow>
            <mrow>
              <msubsup>
                <mi mathvariant="italic">cx</mi>
                <mi mathvariant="italic">BA</mi>
                <mn>2</mn>
              </msubsup>
              <mo stretchy="false">+</mo>
              <msub>
                <mi>n</mi>
                <mn>3</mn>
              </msub>
            </mrow>
            <mrow>
              <msubsup>
                <mi mathvariant="italic">cx</mi>
                <mi mathvariant="italic">DB</mi>
                <mn>3</mn>
              </msubsup>
              <mo stretchy="false">+</mo>
              <msub>
                <mi>n</mi>
                <mn>4</mn>
              </msub>
            </mrow>
            <mrow>
              <msubsup>
                <mi mathvariant="italic">cx</mi>
                <mi mathvariant="italic">DA</mi>
                <mn>4</mn>
              </msubsup>
              <mo stretchy="false">+</mo>
              <msub>
                <mi>n</mi>
                <mn>5</mn>
              </msub>
            </mrow>
            <mrow>
              <msubsup>
                <mi mathvariant="italic">cx</mi>
                <mi mathvariant="italic">AC</mi>
                <mn>5</mn>
              </msubsup>
              <mo stretchy="false">+</mo>
              <msub>
                <mi>n</mi>
                <mn>6</mn>
              </msub>
            </mrow>
            <mrow>
              <msubsup>
                <mi mathvariant="italic">cx</mi>
                <mi mathvariant="italic">AB</mi>
                <mn>6</mn>
              </msubsup>
              <mo stretchy="false">+</mo>
              <msub>
                <mi>n</mi>
                <mn>7</mn>
              </msub>
            </mrow>
            <mrow>
              <msubsup>
                <mi mathvariant="italic">cx</mi>
                <mi mathvariant="italic">AD</mi>
                <mn>7</mn>
              </msubsup>
              <mo stretchy="false">+</mo>
              <msub>
                <mi>n</mi>
                <mn>8</mn>
              </msub>
            </mrow>
            <mrow>
              <msubsup>
                <mi mathvariant="italic">cx</mi>
                <mi mathvariant="italic">CA</mi>
                <mn>8</mn>
              </msubsup>
              <mo stretchy="false">+</mo>
              <msub>
                <mi>n</mi>
                <mn>9</mn>
              </msub>
            </mrow>
            <mrow>
              <msubsup>
                <mi mathvariant="italic">cx</mi>
                <mi mathvariant="italic">CB</mi>
                <mn>9</mn>
              </msubsup>
              <mo stretchy="false">+</mo>
              <mspace/>
            </mrow>
          </mrow>
        </mtd>
      </mtr>
      <mtr>
        <mtd>
          <mrow>
            <mrow>
              <mo stretchy="false">+</mo>
              <msub>
                <mi>n</mi>
                <mn>1</mn>
              </msub>
            </mrow>
            <msub>
              <mi mathvariant="italic">tm</mi>
              <mi mathvariant="italic">BC</mi>
            </msub>
            <mrow>
              <msubsup>
                <mi>x</mi>
                <mi mathvariant="italic">BC</mi>
                <mn>1</mn>
              </msubsup>
              <mo stretchy="false">+</mo>
              <msub>
                <mi>n</mi>
                <mn>2</mn>
              </msub>
            </mrow>
            <msub>
              <mi mathvariant="italic">tm</mi>
              <mi mathvariant="italic">BA</mi>
            </msub>
            <mrow>
              <msubsup>
                <mi>x</mi>
                <mi mathvariant="italic">BA</mi>
                <mn>2</mn>
              </msubsup>
              <mo stretchy="false">+</mo>
              <msub>
                <mi>n</mi>
                <mn>3</mn>
              </msub>
            </mrow>
            <msub>
              <mi mathvariant="italic">tm</mi>
              <mi mathvariant="italic">DB</mi>
            </msub>
            <mrow>
              <msubsup>
                <mi>x</mi>
                <mi mathvariant="italic">DB</mi>
                <mn>3</mn>
              </msubsup>
              <mo stretchy="false">+</mo>
              <msub>
                <mi>n</mi>
                <mn>4</mn>
              </msub>
            </mrow>
            <msub>
              <mi mathvariant="italic">tm</mi>
              <mi mathvariant="italic">DA</mi>
            </msub>
            <mrow>
              <msubsup>
                <mi>x</mi>
                <mi mathvariant="italic">DA</mi>
                <mn>4</mn>
              </msubsup>
              <mo stretchy="false">+</mo>
              <msub>
                <mi>n</mi>
                <mn>5</mn>
              </msub>
            </mrow>
            <msub>
              <mi mathvariant="italic">tm</mi>
              <mi mathvariant="italic">AC</mi>
            </msub>
            <mrow>
              <msubsup>
                <mi>x</mi>
                <mi mathvariant="italic">AC</mi>
                <mn>5</mn>
              </msubsup>
              <mo stretchy="false">+</mo>
              <msub>
                <mi>n</mi>
                <mn>6</mn>
              </msub>
            </mrow>
            <msub>
              <mi mathvariant="italic">tm</mi>
              <mi mathvariant="italic">AB</mi>
            </msub>
            <mrow>
              <msubsup>
                <mi>x</mi>
                <mi mathvariant="italic">AB</mi>
                <mn>6</mn>
              </msubsup>
              <mo stretchy="false">+</mo>
              <msub>
                <mi>n</mi>
                <mn>7</mn>
              </msub>
            </mrow>
            <msub>
              <mi mathvariant="italic">tm</mi>
              <mi mathvariant="italic">AD</mi>
            </msub>
            <mrow>
              <msubsup>
                <mi>x</mi>
                <mi mathvariant="italic">AD</mi>
                <mn>7</mn>
              </msubsup>
              <mo stretchy="false">+</mo>
              <msub>
                <mi>n</mi>
                <mn>8</mn>
              </msub>
            </mrow>
            <msub>
              <mi mathvariant="italic">tm</mi>
              <mi mathvariant="italic">CA</mi>
            </msub>
            <mrow>
              <msubsup>
                <mi>x</mi>
                <mi mathvariant="italic">CA</mi>
                <mn>8</mn>
              </msubsup>
              <mo stretchy="false">+</mo>
              <msub>
                <mi>n</mi>
                <mn>9</mn>
              </msub>
            </mrow>
            <msub>
              <mi mathvariant="italic">tm</mi>
              <mi mathvariant="italic">CB</mi>
            </msub>
            <msubsup>
              <mi>x</mi>
              <mi mathvariant="italic">CB</mi>
              <mn>9</mn>
            </msubsup>
            <mspace/>
          </mrow>
        </mtd>
      </mtr>
      <mtr>
        <mtd>
          <mrow>
            <mspace width="2em"/>
            <mo stretchy="false">=</mo>
            <mrow>
              <mn>900</mn>
              <mo stretchy="false">+</mo>
              <mn>1450</mn>
              <mo stretchy="false">+</mo>
              <mn>1500</mn>
              <mo stretchy="false">+</mo>
              <mn>1050</mn>
              <mo stretchy="false">+</mo>
              <mn>700</mn>
              <mo stretchy="false">+</mo>
              <mn>1400</mn>
              <mo stretchy="false">+</mo>
              <mn>500</mn>
              <mo stretchy="false">+</mo>
              <mn>1050</mn>
              <mo stretchy="false">+</mo>
              <mn>550</mn>
              <mo stretchy="false">+</mo>
              <mspace/>
            </mrow>
          </mrow>
        </mtd>
      </mtr>
      <mtr>
        <mtd>
          <mrow>
            <mrow>
              <mrow>
                <mo stretchy="false">+</mo>
                <mn>13441.1</mn>
              </mrow>
              <mo stretchy="false">+</mo>
              <mn>13776.7</mn>
              <mo stretchy="false">+</mo>
              <mn>33194.4</mn>
              <mo stretchy="false">+</mo>
              <mn>13422.4</mn>
              <mo stretchy="false">+</mo>
              <mn>9540.7</mn>
              <mo stretchy="false">+</mo>
              <mn>13301.7</mn>
              <mo stretchy="false">+</mo>
              <mn>6391.6</mn>
              <mo stretchy="false">+</mo>
              <mn>14270.8</mn>
              <mo stretchy="false">+</mo>
              <mn>8214.03</mn>
            </mrow>
            <mspace/>
          </mrow>
        </mtd>
      </mtr>
      <mtr>
        <mtd>
          <mrow>
            <mspace width="2em"/>
            <mo stretchy="false">=</mo>
            <mn>134653.43</mn>
          </mrow>
        </mtd>
      </mtr>
    </mtable>
    <annotation encoding="StarMath 5.0">n_{1}cx^{1}_{BC} + n_{2}cx^{2}_{BA} + n_{3}cx^{3}_{DB} + n_{4}cx^{4}_{DA} + n_{5}cx^{5}_{AC} + n_{6}cx^{6}_{AB} + n_{7}cx^{7}_{AD} + n_{8}cx^{8}_{CA} + n_{9}cx^{9}_{CB} + ~ newline
+ n_{1}tm_{BC}x^{1}_{BC} + n_{2}tm_{BA}x^{2}_{BA} + n_{3}tm_{DB}x^{3}_{DB} + n_{4}tm_{DA}x^{4}_{DA} + n_{5}tm_{AC}x^{5}_{AC} + n_{6}tm_{AB}x^{6}_{AB} + n_{7}tm_{AD}x^{7}_{AD} + n_{8}tm_{CA}x^{8}_{CA} + n_{9}tm_{CB}x^{9}_{CB} ~ newline
~= 900 + 1450 + 1500 + 1050 + 700 + 1400 + 500 + 1050 + 550 + ~ newline
+ 13441.1 + 13776.7 + 33194.4 + 13422.4 + 9540.7 + 13301.7 + 6391.6 + 14270.8 + 8214.03 ~ newline
~ = 134653.43</annotation>
  </semantics>
</math>
</file>